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39cm" style:rel-column-width="16551*"/>
    </style:style>
    <style:style style:name="Tabla2.B" style:family="table-column">
      <style:table-column-properties style:column-width="12.993cm" style:rel-column-width="4898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399cm" style:keep-together="true" fo:keep-together="auto"/>
    </style:style>
    <style:style style:name="Tabla7.19" style:family="table-row">
      <style:table-row-properties style:min-row-height="0.601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399cm" style:keep-together="true" fo:keep-together="auto"/>
    </style:style>
    <style:style style:name="Tabla8.22" style:family="table-row">
      <style:table-row-properties style:min-row-height="0.601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399cm" style:keep-together="true" fo:keep-together="auto"/>
    </style:style>
    <style:style style:name="Tabla9.21" style:family="table-row">
      <style:table-row-properties style:min-row-height="0.601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399cm" style:keep-together="true" fo:keep-together="auto"/>
    </style:style>
    <style:style style:name="Tabla10.7" style:family="table-row">
      <style:table-row-properties style:min-row-height="0.132cm" style:keep-together="true" fo:keep-together="auto"/>
    </style:style>
    <style:style style:name="Tabla10.25" style:family="table-row">
      <style:table-row-properties style:min-row-height="0.601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399cm" style:keep-together="true" fo:keep-together="auto"/>
    </style:style>
    <style:style style:name="Tabla11.23" style:family="table-row">
      <style:table-row-properties style:min-row-height="0.601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399cm" style:keep-together="true" fo:keep-together="auto"/>
    </style:style>
    <style:style style:name="Tabla12.61" style:family="table-row">
      <style:table-row-properties style:min-row-height="0.601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399cm" style:keep-together="true" fo:keep-together="auto"/>
    </style:style>
    <style:style style:name="Tabla13.55" style:family="table-row">
      <style:table-row-properties style:min-row-height="0.601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399cm" style:keep-together="true" fo:keep-together="auto"/>
    </style:style>
    <style:style style:name="Tabla14.50" style:family="table-row">
      <style:table-row-properties style:min-row-height="0.601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399cm" style:keep-together="true" fo:keep-together="auto"/>
    </style:style>
    <style:style style:name="Tabla15.46" style:family="table-row">
      <style:table-row-properties style:min-row-height="0.601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2cm" style:rel-column-width="16508*"/>
    </style:style>
    <style:style style:name="Tabla16.B" style:family="table-column">
      <style:table-column-properties style:column-width="8.546cm" style:rel-column-width="32121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5cm" style:rel-column-width="8553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399cm" style:keep-together="true" fo:keep-together="auto"/>
    </style:style>
    <style:style style:name="Tabla16.28" style:family="table-row">
      <style:table-row-properties style:min-row-height="0.601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2cm" style:rel-column-width="16508*"/>
    </style:style>
    <style:style style:name="Tabla17.B" style:family="table-column">
      <style:table-column-properties style:column-width="8.546cm" style:rel-column-width="32121*"/>
    </style:style>
    <style:style style:name="Tabla17.C" style:family="table-column">
      <style:table-column-properties style:column-width="2.223cm" style:rel-column-width="8353*"/>
    </style:style>
    <style:style style:name="Tabla17.D" style:family="table-column">
      <style:table-column-properties style:column-width="2.275cm" style:rel-column-width="8553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399cm" style:keep-together="true" fo:keep-together="auto"/>
    </style:style>
    <style:style style:name="Tabla17.29" style:family="table-row">
      <style:table-row-properties style:min-row-height="0.601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2cm" style:rel-column-width="16508*"/>
    </style:style>
    <style:style style:name="Tabla18.B" style:family="table-column">
      <style:table-column-properties style:column-width="8.546cm" style:rel-column-width="32121*"/>
    </style:style>
    <style:style style:name="Tabla18.C" style:family="table-column">
      <style:table-column-properties style:column-width="2.223cm" style:rel-column-width="8353*"/>
    </style:style>
    <style:style style:name="Tabla18.D" style:family="table-column">
      <style:table-column-properties style:column-width="2.275cm" style:rel-column-width="855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399cm" style:keep-together="true" fo:keep-together="auto"/>
    </style:style>
    <style:style style:name="Tabla18.28" style:family="table-row">
      <style:table-row-properties style:min-row-height="0.601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4.392cm" style:rel-column-width="16508*"/>
    </style:style>
    <style:style style:name="Tabla19.B" style:family="table-column">
      <style:table-column-properties style:column-width="8.546cm" style:rel-column-width="32121*"/>
    </style:style>
    <style:style style:name="Tabla19.C" style:family="table-column">
      <style:table-column-properties style:column-width="2.223cm" style:rel-column-width="8353*"/>
    </style:style>
    <style:style style:name="Tabla19.D" style:family="table-column">
      <style:table-column-properties style:column-width="2.275cm" style:rel-column-width="8553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399cm" style:keep-together="true" fo:keep-together="auto"/>
    </style:style>
    <style:style style:name="Tabla19.24" style:family="table-row">
      <style:table-row-properties style:min-row-height="0.601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4.392cm" style:rel-column-width="16508*"/>
    </style:style>
    <style:style style:name="Tabla20.B" style:family="table-column">
      <style:table-column-properties style:column-width="8.546cm" style:rel-column-width="32121*"/>
    </style:style>
    <style:style style:name="Tabla20.C" style:family="table-column">
      <style:table-column-properties style:column-width="2.223cm" style:rel-column-width="8353*"/>
    </style:style>
    <style:style style:name="Tabla20.D" style:family="table-column">
      <style:table-column-properties style:column-width="2.275cm" style:rel-column-width="8553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399cm" style:keep-together="true" fo:keep-together="auto"/>
    </style:style>
    <style:style style:name="Tabla20.21" style:family="table-row">
      <style:table-row-properties style:min-row-height="0.601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392cm" style:rel-column-width="16508*"/>
    </style:style>
    <style:style style:name="Tabla21.B" style:family="table-column">
      <style:table-column-properties style:column-width="8.546cm" style:rel-column-width="32121*"/>
    </style:style>
    <style:style style:name="Tabla21.C" style:family="table-column">
      <style:table-column-properties style:column-width="2.223cm" style:rel-column-width="8353*"/>
    </style:style>
    <style:style style:name="Tabla21.D" style:family="table-column">
      <style:table-column-properties style:column-width="2.275cm" style:rel-column-width="8553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399cm" style:keep-together="true" fo:keep-together="auto"/>
    </style:style>
    <style:style style:name="Tabla21.22" style:family="table-row">
      <style:table-row-properties style:min-row-height="0.601cm" style:keep-together="true" fo:keep-together="auto"/>
    </style:style>
    <style:style style:name="Tabla22" style:family="table">
      <style:table-properties style:width="17.436cm" fo:margin-left="-0.004cm" fo:margin-right="-0.023cm" table:align="margins" style:writing-mode="lr-tb"/>
    </style:style>
    <style:style style:name="Tabla22.A" style:family="table-column">
      <style:table-column-properties style:column-width="4.392cm" style:rel-column-width="16508*"/>
    </style:style>
    <style:style style:name="Tabla22.B" style:family="table-column">
      <style:table-column-properties style:column-width="8.546cm" style:rel-column-width="32121*"/>
    </style:style>
    <style:style style:name="Tabla22.C" style:family="table-column">
      <style:table-column-properties style:column-width="2.223cm" style:rel-column-width="8353*"/>
    </style:style>
    <style:style style:name="Tabla22.D" style:family="table-column">
      <style:table-column-properties style:column-width="2.275cm" style:rel-column-width="8553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2.3" style:family="table-row">
      <style:table-row-properties style:min-row-height="0.399cm" style:keep-together="true" fo:keep-together="auto"/>
    </style:style>
    <style:style style:name="Tabla22.20" style:family="table-row">
      <style:table-row-properties style:min-row-height="0.601cm" style:keep-together="true" fo:keep-together="auto"/>
    </style:style>
    <style:style style:name="Tabla23" style:family="table">
      <style:table-properties style:width="17.436cm" fo:margin-left="-0.004cm" fo:margin-right="-0.023cm" table:align="margins" style:writing-mode="lr-tb"/>
    </style:style>
    <style:style style:name="Tabla23.A" style:family="table-column">
      <style:table-column-properties style:column-width="4.392cm" style:rel-column-width="16508*"/>
    </style:style>
    <style:style style:name="Tabla23.B" style:family="table-column">
      <style:table-column-properties style:column-width="8.546cm" style:rel-column-width="32121*"/>
    </style:style>
    <style:style style:name="Tabla23.C" style:family="table-column">
      <style:table-column-properties style:column-width="2.223cm" style:rel-column-width="8353*"/>
    </style:style>
    <style:style style:name="Tabla23.D" style:family="table-column">
      <style:table-column-properties style:column-width="2.275cm" style:rel-column-width="8553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3.3" style:family="table-row">
      <style:table-row-properties style:min-row-height="0.399cm" style:keep-together="true" fo:keep-together="auto"/>
    </style:style>
    <style:style style:name="Tabla23.21" style:family="table-row">
      <style:table-row-properties style:min-row-height="0.601cm" style:keep-together="true" fo:keep-together="auto"/>
    </style:style>
    <style:style style:name="Tabla24" style:family="table">
      <style:table-properties style:width="17.436cm" fo:margin-left="-0.004cm" fo:margin-right="-0.023cm" table:align="margins" style:writing-mode="lr-tb"/>
    </style:style>
    <style:style style:name="Tabla24.A" style:family="table-column">
      <style:table-column-properties style:column-width="4.392cm" style:rel-column-width="16508*"/>
    </style:style>
    <style:style style:name="Tabla24.B" style:family="table-column">
      <style:table-column-properties style:column-width="8.546cm" style:rel-column-width="32121*"/>
    </style:style>
    <style:style style:name="Tabla24.C" style:family="table-column">
      <style:table-column-properties style:column-width="2.223cm" style:rel-column-width="8353*"/>
    </style:style>
    <style:style style:name="Tabla24.D" style:family="table-column">
      <style:table-column-properties style:column-width="2.275cm" style:rel-column-width="8553*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4.3" style:family="table-row">
      <style:table-row-properties style:min-row-height="0.399cm" style:keep-together="true" fo:keep-together="auto"/>
    </style:style>
    <style:style style:name="Tabla24.20" style:family="table-row">
      <style:table-row-properties style:min-row-height="0.601cm" style:keep-together="true" fo:keep-together="auto"/>
    </style:style>
    <style:style style:name="Tabla25" style:family="table">
      <style:table-properties style:width="17.436cm" fo:margin-left="-0.004cm" fo:margin-right="-0.023cm" table:align="margins" style:writing-mode="lr-tb"/>
    </style:style>
    <style:style style:name="Tabla25.A" style:family="table-column">
      <style:table-column-properties style:column-width="4.392cm" style:rel-column-width="16508*"/>
    </style:style>
    <style:style style:name="Tabla25.B" style:family="table-column">
      <style:table-column-properties style:column-width="8.546cm" style:rel-column-width="32121*"/>
    </style:style>
    <style:style style:name="Tabla25.C" style:family="table-column">
      <style:table-column-properties style:column-width="2.223cm" style:rel-column-width="8353*"/>
    </style:style>
    <style:style style:name="Tabla25.D" style:family="table-column">
      <style:table-column-properties style:column-width="2.275cm" style:rel-column-width="8553*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5.3" style:family="table-row">
      <style:table-row-properties style:min-row-height="0.399cm" style:keep-together="true" fo:keep-together="auto"/>
    </style:style>
    <style:style style:name="Tabla25.23" style:family="table-row">
      <style:table-row-properties style:min-row-height="0.601cm" style:keep-together="true" fo:keep-together="auto"/>
    </style:style>
    <style:style style:name="Tabla26" style:family="table">
      <style:table-properties style:width="17.436cm" fo:margin-left="-0.004cm" fo:margin-right="-0.023cm" table:align="margins" style:writing-mode="lr-tb"/>
    </style:style>
    <style:style style:name="Tabla26.A" style:family="table-column">
      <style:table-column-properties style:column-width="4.392cm" style:rel-column-width="16508*"/>
    </style:style>
    <style:style style:name="Tabla26.B" style:family="table-column">
      <style:table-column-properties style:column-width="8.546cm" style:rel-column-width="32121*"/>
    </style:style>
    <style:style style:name="Tabla26.C" style:family="table-column">
      <style:table-column-properties style:column-width="2.223cm" style:rel-column-width="8353*"/>
    </style:style>
    <style:style style:name="Tabla26.D" style:family="table-column">
      <style:table-column-properties style:column-width="2.275cm" style:rel-column-width="8553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6.3" style:family="table-row">
      <style:table-row-properties style:min-row-height="0.399cm" style:keep-together="true" fo:keep-together="auto"/>
    </style:style>
    <style:style style:name="Tabla26.24" style:family="table-row">
      <style:table-row-properties style:min-row-height="0.601cm" style:keep-together="true" fo:keep-together="auto"/>
    </style:style>
    <style:style style:name="Tabla27" style:family="table">
      <style:table-properties style:width="17.436cm" fo:margin-left="-0.004cm" fo:margin-right="-0.023cm" table:align="margins" style:writing-mode="lr-tb"/>
    </style:style>
    <style:style style:name="Tabla27.A" style:family="table-column">
      <style:table-column-properties style:column-width="4.392cm" style:rel-column-width="16508*"/>
    </style:style>
    <style:style style:name="Tabla27.B" style:family="table-column">
      <style:table-column-properties style:column-width="8.546cm" style:rel-column-width="32121*"/>
    </style:style>
    <style:style style:name="Tabla27.C" style:family="table-column">
      <style:table-column-properties style:column-width="2.223cm" style:rel-column-width="8353*"/>
    </style:style>
    <style:style style:name="Tabla27.D" style:family="table-column">
      <style:table-column-properties style:column-width="2.275cm" style:rel-column-width="8553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7.3" style:family="table-row">
      <style:table-row-properties style:min-row-height="0.399cm" style:keep-together="true" fo:keep-together="auto"/>
    </style:style>
    <style:style style:name="Tabla27.20" style:family="table-row">
      <style:table-row-properties style:min-row-height="0.601cm" style:keep-together="true" fo:keep-together="auto"/>
    </style:style>
    <style:style style:name="Tabla32" style:family="table">
      <style:table-properties style:width="17.436cm" fo:margin-left="-0.004cm" fo:margin-right="-0.023cm" table:align="margins" style:writing-mode="lr-tb"/>
    </style:style>
    <style:style style:name="Tabla32.A" style:family="table-column">
      <style:table-column-properties style:column-width="4.392cm" style:rel-column-width="16508*"/>
    </style:style>
    <style:style style:name="Tabla32.B" style:family="table-column">
      <style:table-column-properties style:column-width="8.546cm" style:rel-column-width="32121*"/>
    </style:style>
    <style:style style:name="Tabla32.C" style:family="table-column">
      <style:table-column-properties style:column-width="2.223cm" style:rel-column-width="8353*"/>
    </style:style>
    <style:style style:name="Tabla32.D" style:family="table-column">
      <style:table-column-properties style:column-width="2.275cm" style:rel-column-width="8553*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2.3" style:family="table-row">
      <style:table-row-properties style:min-row-height="0.399cm" style:keep-together="true" fo:keep-together="auto"/>
    </style:style>
    <style:style style:name="Tabla32.21" style:family="table-row">
      <style:table-row-properties style:min-row-height="0.601cm" style:keep-together="true" fo:keep-together="auto"/>
    </style:style>
    <style:style style:name="Tabla38" style:family="table">
      <style:table-properties style:width="17.436cm" fo:margin-left="-0.004cm" fo:margin-right="-0.023cm" table:align="margins" style:writing-mode="lr-tb"/>
    </style:style>
    <style:style style:name="Tabla38.A" style:family="table-column">
      <style:table-column-properties style:column-width="4.392cm" style:rel-column-width="16508*"/>
    </style:style>
    <style:style style:name="Tabla38.B" style:family="table-column">
      <style:table-column-properties style:column-width="8.546cm" style:rel-column-width="32121*"/>
    </style:style>
    <style:style style:name="Tabla38.C" style:family="table-column">
      <style:table-column-properties style:column-width="2.223cm" style:rel-column-width="8353*"/>
    </style:style>
    <style:style style:name="Tabla38.D" style:family="table-column">
      <style:table-column-properties style:column-width="2.275cm" style:rel-column-width="8553*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8.3" style:family="table-row">
      <style:table-row-properties style:min-row-height="0.399cm" style:keep-together="true" fo:keep-together="auto"/>
    </style:style>
    <style:style style:name="Tabla38.21" style:family="table-row">
      <style:table-row-properties style:min-row-height="0.601cm" style:keep-together="true" fo:keep-together="auto"/>
    </style:style>
    <style:style style:name="Tabla33" style:family="table">
      <style:table-properties style:width="17.436cm" fo:margin-left="-0.004cm" fo:margin-right="-0.023cm" table:align="margins" style:writing-mode="lr-tb"/>
    </style:style>
    <style:style style:name="Tabla33.A" style:family="table-column">
      <style:table-column-properties style:column-width="4.392cm" style:rel-column-width="16508*"/>
    </style:style>
    <style:style style:name="Tabla33.B" style:family="table-column">
      <style:table-column-properties style:column-width="8.546cm" style:rel-column-width="32121*"/>
    </style:style>
    <style:style style:name="Tabla33.C" style:family="table-column">
      <style:table-column-properties style:column-width="2.223cm" style:rel-column-width="8353*"/>
    </style:style>
    <style:style style:name="Tabla33.D" style:family="table-column">
      <style:table-column-properties style:column-width="2.275cm" style:rel-column-width="8553*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3.3" style:family="table-row">
      <style:table-row-properties style:min-row-height="0.399cm" style:keep-together="true" fo:keep-together="auto"/>
    </style:style>
    <style:style style:name="Tabla33.21" style:family="table-row">
      <style:table-row-properties style:min-row-height="0.601cm" style:keep-together="true" fo:keep-together="auto"/>
    </style:style>
    <style:style style:name="Tabla28" style:family="table">
      <style:table-properties style:width="17.436cm" fo:margin-left="-0.004cm" fo:margin-right="-0.023cm" table:align="margins" style:writing-mode="lr-tb"/>
    </style:style>
    <style:style style:name="Tabla28.A" style:family="table-column">
      <style:table-column-properties style:column-width="4.392cm" style:rel-column-width="16508*"/>
    </style:style>
    <style:style style:name="Tabla28.B" style:family="table-column">
      <style:table-column-properties style:column-width="8.546cm" style:rel-column-width="32121*"/>
    </style:style>
    <style:style style:name="Tabla28.C" style:family="table-column">
      <style:table-column-properties style:column-width="2.223cm" style:rel-column-width="8353*"/>
    </style:style>
    <style:style style:name="Tabla28.D" style:family="table-column">
      <style:table-column-properties style:column-width="2.275cm" style:rel-column-width="8553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8.3" style:family="table-row">
      <style:table-row-properties style:min-row-height="0.399cm" style:keep-together="true" fo:keep-together="auto"/>
    </style:style>
    <style:style style:name="Tabla28.22" style:family="table-row">
      <style:table-row-properties style:min-row-height="0.601cm" style:keep-together="true" fo:keep-together="auto"/>
    </style:style>
    <style:style style:name="Tabla29" style:family="table">
      <style:table-properties style:width="17.436cm" fo:margin-left="-0.004cm" fo:margin-right="-0.023cm" table:align="margins" style:writing-mode="lr-tb"/>
    </style:style>
    <style:style style:name="Tabla29.A" style:family="table-column">
      <style:table-column-properties style:column-width="4.392cm" style:rel-column-width="16508*"/>
    </style:style>
    <style:style style:name="Tabla29.B" style:family="table-column">
      <style:table-column-properties style:column-width="8.546cm" style:rel-column-width="32121*"/>
    </style:style>
    <style:style style:name="Tabla29.C" style:family="table-column">
      <style:table-column-properties style:column-width="2.223cm" style:rel-column-width="8353*"/>
    </style:style>
    <style:style style:name="Tabla29.D" style:family="table-column">
      <style:table-column-properties style:column-width="2.275cm" style:rel-column-width="8553*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9.3" style:family="table-row">
      <style:table-row-properties style:min-row-height="0.399cm" style:keep-together="true" fo:keep-together="auto"/>
    </style:style>
    <style:style style:name="Tabla29.23" style:family="table-row">
      <style:table-row-properties style:min-row-height="0.601cm" style:keep-together="true" fo:keep-together="auto"/>
    </style:style>
    <style:style style:name="Tabla30" style:family="table">
      <style:table-properties style:width="17.436cm" fo:margin-left="-0.004cm" fo:margin-right="-0.023cm" table:align="margins" style:writing-mode="lr-tb"/>
    </style:style>
    <style:style style:name="Tabla30.A" style:family="table-column">
      <style:table-column-properties style:column-width="4.392cm" style:rel-column-width="16508*"/>
    </style:style>
    <style:style style:name="Tabla30.B" style:family="table-column">
      <style:table-column-properties style:column-width="8.546cm" style:rel-column-width="32121*"/>
    </style:style>
    <style:style style:name="Tabla30.C" style:family="table-column">
      <style:table-column-properties style:column-width="2.223cm" style:rel-column-width="8353*"/>
    </style:style>
    <style:style style:name="Tabla30.D" style:family="table-column">
      <style:table-column-properties style:column-width="2.275cm" style:rel-column-width="8553*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0.3" style:family="table-row">
      <style:table-row-properties style:min-row-height="0.399cm" style:keep-together="true" fo:keep-together="auto"/>
    </style:style>
    <style:style style:name="Tabla30.26" style:family="table-row">
      <style:table-row-properties style:min-row-height="0.601cm" style:keep-together="true" fo:keep-together="auto"/>
    </style:style>
    <style:style style:name="Tabla34" style:family="table">
      <style:table-properties style:width="17.436cm" fo:margin-left="-0.004cm" fo:margin-right="-0.023cm" table:align="margins" style:writing-mode="lr-tb"/>
    </style:style>
    <style:style style:name="Tabla34.A" style:family="table-column">
      <style:table-column-properties style:column-width="4.392cm" style:rel-column-width="16508*"/>
    </style:style>
    <style:style style:name="Tabla34.B" style:family="table-column">
      <style:table-column-properties style:column-width="8.546cm" style:rel-column-width="32121*"/>
    </style:style>
    <style:style style:name="Tabla34.C" style:family="table-column">
      <style:table-column-properties style:column-width="2.223cm" style:rel-column-width="8353*"/>
    </style:style>
    <style:style style:name="Tabla34.D" style:family="table-column">
      <style:table-column-properties style:column-width="2.275cm" style:rel-column-width="8553*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4.3" style:family="table-row">
      <style:table-row-properties style:min-row-height="0.399cm" style:keep-together="true" fo:keep-together="auto"/>
    </style:style>
    <style:style style:name="Tabla34.18" style:family="table-row">
      <style:table-row-properties style:min-row-height="0.601cm" style:keep-together="true" fo:keep-together="auto"/>
    </style:style>
    <style:style style:name="Tabla31" style:family="table">
      <style:table-properties style:width="17.436cm" fo:margin-left="-0.004cm" fo:margin-right="-0.023cm" table:align="margins" style:writing-mode="lr-tb"/>
    </style:style>
    <style:style style:name="Tabla31.A" style:family="table-column">
      <style:table-column-properties style:column-width="4.392cm" style:rel-column-width="16508*"/>
    </style:style>
    <style:style style:name="Tabla31.B" style:family="table-column">
      <style:table-column-properties style:column-width="8.546cm" style:rel-column-width="32121*"/>
    </style:style>
    <style:style style:name="Tabla31.C" style:family="table-column">
      <style:table-column-properties style:column-width="2.223cm" style:rel-column-width="8353*"/>
    </style:style>
    <style:style style:name="Tabla31.D" style:family="table-column">
      <style:table-column-properties style:column-width="2.275cm" style:rel-column-width="8553*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1.3" style:family="table-row">
      <style:table-row-properties style:min-row-height="0.399cm" style:keep-together="true" fo:keep-together="auto"/>
    </style:style>
    <style:style style:name="Tabla31.23" style:family="table-row">
      <style:table-row-properties style:min-row-height="0.601cm" style:keep-together="true" fo:keep-together="auto"/>
    </style:style>
    <style:style style:name="Tabla37" style:family="table">
      <style:table-properties style:width="17.436cm" fo:margin-left="-0.004cm" fo:margin-right="-0.023cm" table:align="margins" style:writing-mode="lr-tb"/>
    </style:style>
    <style:style style:name="Tabla37.A" style:family="table-column">
      <style:table-column-properties style:column-width="4.392cm" style:rel-column-width="16508*"/>
    </style:style>
    <style:style style:name="Tabla37.B" style:family="table-column">
      <style:table-column-properties style:column-width="8.546cm" style:rel-column-width="32121*"/>
    </style:style>
    <style:style style:name="Tabla37.C" style:family="table-column">
      <style:table-column-properties style:column-width="2.223cm" style:rel-column-width="8353*"/>
    </style:style>
    <style:style style:name="Tabla37.D" style:family="table-column">
      <style:table-column-properties style:column-width="2.275cm" style:rel-column-width="855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7.3" style:family="table-row">
      <style:table-row-properties style:min-row-height="0.399cm" style:keep-together="true" fo:keep-together="auto"/>
    </style:style>
    <style:style style:name="Tabla36" style:family="table">
      <style:table-properties style:width="17.436cm" fo:margin-left="-0.004cm" fo:margin-right="-0.023cm" table:align="margins" style:writing-mode="lr-tb"/>
    </style:style>
    <style:style style:name="Tabla36.A" style:family="table-column">
      <style:table-column-properties style:column-width="4.392cm" style:rel-column-width="16508*"/>
    </style:style>
    <style:style style:name="Tabla36.B" style:family="table-column">
      <style:table-column-properties style:column-width="8.546cm" style:rel-column-width="32121*"/>
    </style:style>
    <style:style style:name="Tabla36.C" style:family="table-column">
      <style:table-column-properties style:column-width="2.223cm" style:rel-column-width="8353*"/>
    </style:style>
    <style:style style:name="Tabla36.D" style:family="table-column">
      <style:table-column-properties style:column-width="2.275cm" style:rel-column-width="8553*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6.3" style:family="table-row">
      <style:table-row-properties style:min-row-height="0.399cm" style:keep-together="true" fo:keep-together="auto"/>
    </style:style>
    <style:style style:name="Tabla35" style:family="table">
      <style:table-properties style:width="17.436cm" fo:margin-left="-0.004cm" fo:margin-right="-0.023cm" table:align="margins" style:writing-mode="lr-tb"/>
    </style:style>
    <style:style style:name="Tabla35.A" style:family="table-column">
      <style:table-column-properties style:column-width="4.392cm" style:rel-column-width="16508*"/>
    </style:style>
    <style:style style:name="Tabla35.B" style:family="table-column">
      <style:table-column-properties style:column-width="8.546cm" style:rel-column-width="32121*"/>
    </style:style>
    <style:style style:name="Tabla35.C" style:family="table-column">
      <style:table-column-properties style:column-width="2.223cm" style:rel-column-width="8353*"/>
    </style:style>
    <style:style style:name="Tabla35.D" style:family="table-column">
      <style:table-column-properties style:column-width="2.275cm" style:rel-column-width="8553*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5.3" style:family="table-row">
      <style:table-row-properties style:min-row-height="0.399cm" style:keep-together="true" fo:keep-together="auto"/>
    </style:style>
    <style:style style:name="Tabla39" style:family="table">
      <style:table-properties style:width="17.436cm" fo:margin-left="-0.004cm" fo:margin-right="-0.023cm" table:align="margins" style:writing-mode="lr-tb"/>
    </style:style>
    <style:style style:name="Tabla39.A" style:family="table-column">
      <style:table-column-properties style:column-width="4.392cm" style:rel-column-width="16508*"/>
    </style:style>
    <style:style style:name="Tabla39.B" style:family="table-column">
      <style:table-column-properties style:column-width="8.546cm" style:rel-column-width="32121*"/>
    </style:style>
    <style:style style:name="Tabla39.C" style:family="table-column">
      <style:table-column-properties style:column-width="2.223cm" style:rel-column-width="8353*"/>
    </style:style>
    <style:style style:name="Tabla39.D" style:family="table-column">
      <style:table-column-properties style:column-width="2.275cm" style:rel-column-width="8553*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3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39.3" style:family="table-row">
      <style:table-row-properties style:min-row-height="0.399cm" style:keep-together="true" fo:keep-together="auto"/>
    </style:style>
    <style:style style:name="Tabla40" style:family="table">
      <style:table-properties style:width="17.436cm" fo:margin-left="-0.004cm" fo:margin-right="-0.023cm" table:align="margins" style:writing-mode="lr-tb"/>
    </style:style>
    <style:style style:name="Tabla40.A" style:family="table-column">
      <style:table-column-properties style:column-width="4.392cm" style:rel-column-width="16508*"/>
    </style:style>
    <style:style style:name="Tabla40.B" style:family="table-column">
      <style:table-column-properties style:column-width="8.546cm" style:rel-column-width="32121*"/>
    </style:style>
    <style:style style:name="Tabla40.C" style:family="table-column">
      <style:table-column-properties style:column-width="2.223cm" style:rel-column-width="8353*"/>
    </style:style>
    <style:style style:name="Tabla40.D" style:family="table-column">
      <style:table-column-properties style:column-width="2.275cm" style:rel-column-width="8553*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0.3" style:family="table-row">
      <style:table-row-properties style:min-row-height="0.399cm" style:keep-together="true" fo:keep-together="auto"/>
    </style:style>
    <style:style style:name="Tabla41" style:family="table">
      <style:table-properties style:width="17.436cm" fo:margin-left="-0.004cm" fo:margin-right="-0.023cm" table:align="margins" style:writing-mode="lr-tb"/>
    </style:style>
    <style:style style:name="Tabla41.A" style:family="table-column">
      <style:table-column-properties style:column-width="4.392cm" style:rel-column-width="16508*"/>
    </style:style>
    <style:style style:name="Tabla41.B" style:family="table-column">
      <style:table-column-properties style:column-width="8.546cm" style:rel-column-width="32121*"/>
    </style:style>
    <style:style style:name="Tabla41.C" style:family="table-column">
      <style:table-column-properties style:column-width="2.223cm" style:rel-column-width="8353*"/>
    </style:style>
    <style:style style:name="Tabla41.D" style:family="table-column">
      <style:table-column-properties style:column-width="2.275cm" style:rel-column-width="8553*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1.3" style:family="table-row">
      <style:table-row-properties style:min-row-height="0.399cm" style:keep-together="true" fo:keep-together="auto"/>
    </style:style>
    <style:style style:name="Tabla42" style:family="table">
      <style:table-properties style:width="17.436cm" fo:margin-left="-0.004cm" fo:margin-right="-0.023cm" table:align="margins" style:writing-mode="lr-tb"/>
    </style:style>
    <style:style style:name="Tabla42.A" style:family="table-column">
      <style:table-column-properties style:column-width="4.392cm" style:rel-column-width="16508*"/>
    </style:style>
    <style:style style:name="Tabla42.B" style:family="table-column">
      <style:table-column-properties style:column-width="8.546cm" style:rel-column-width="32121*"/>
    </style:style>
    <style:style style:name="Tabla42.C" style:family="table-column">
      <style:table-column-properties style:column-width="2.223cm" style:rel-column-width="8353*"/>
    </style:style>
    <style:style style:name="Tabla42.D" style:family="table-column">
      <style:table-column-properties style:column-width="2.275cm" style:rel-column-width="8553*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2.3" style:family="table-row">
      <style:table-row-properties style:min-row-height="0.399cm" style:keep-together="true" fo:keep-together="auto"/>
    </style:style>
    <style:style style:name="Tabla43" style:family="table">
      <style:table-properties style:width="17.436cm" fo:margin-left="-0.004cm" fo:margin-right="-0.023cm" table:align="margins" style:writing-mode="lr-tb"/>
    </style:style>
    <style:style style:name="Tabla43.A" style:family="table-column">
      <style:table-column-properties style:column-width="4.392cm" style:rel-column-width="16508*"/>
    </style:style>
    <style:style style:name="Tabla43.B" style:family="table-column">
      <style:table-column-properties style:column-width="8.546cm" style:rel-column-width="32121*"/>
    </style:style>
    <style:style style:name="Tabla43.C" style:family="table-column">
      <style:table-column-properties style:column-width="2.223cm" style:rel-column-width="8353*"/>
    </style:style>
    <style:style style:name="Tabla43.D" style:family="table-column">
      <style:table-column-properties style:column-width="2.275cm" style:rel-column-width="8553*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3.3" style:family="table-row">
      <style:table-row-properties style:min-row-height="0.399cm" style:keep-together="true" fo:keep-together="auto"/>
    </style:style>
    <style:style style:name="Tabla44" style:family="table">
      <style:table-properties style:width="17.436cm" fo:margin-left="-0.004cm" fo:margin-right="-0.023cm" table:align="margins" style:writing-mode="lr-tb"/>
    </style:style>
    <style:style style:name="Tabla44.A" style:family="table-column">
      <style:table-column-properties style:column-width="4.392cm" style:rel-column-width="16508*"/>
    </style:style>
    <style:style style:name="Tabla44.B" style:family="table-column">
      <style:table-column-properties style:column-width="8.546cm" style:rel-column-width="32121*"/>
    </style:style>
    <style:style style:name="Tabla44.C" style:family="table-column">
      <style:table-column-properties style:column-width="2.223cm" style:rel-column-width="8353*"/>
    </style:style>
    <style:style style:name="Tabla44.D" style:family="table-column">
      <style:table-column-properties style:column-width="2.275cm" style:rel-column-width="8553*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4.3" style:family="table-row">
      <style:table-row-properties style:min-row-height="0.399cm" style:keep-together="true" fo:keep-together="auto"/>
    </style:style>
    <style:style style:name="Tabla44.60" style:family="table-row">
      <style:table-row-properties style:min-row-height="0.601cm" style:keep-together="true" fo:keep-together="auto"/>
    </style:style>
    <style:style style:name="Tabla45" style:family="table">
      <style:table-properties style:width="17.436cm" fo:margin-left="-0.004cm" fo:margin-right="-0.023cm" table:align="margins" style:writing-mode="lr-tb"/>
    </style:style>
    <style:style style:name="Tabla45.A" style:family="table-column">
      <style:table-column-properties style:column-width="4.392cm" style:rel-column-width="16508*"/>
    </style:style>
    <style:style style:name="Tabla45.B" style:family="table-column">
      <style:table-column-properties style:column-width="8.546cm" style:rel-column-width="32121*"/>
    </style:style>
    <style:style style:name="Tabla45.C" style:family="table-column">
      <style:table-column-properties style:column-width="2.223cm" style:rel-column-width="8353*"/>
    </style:style>
    <style:style style:name="Tabla45.D" style:family="table-column">
      <style:table-column-properties style:column-width="2.275cm" style:rel-column-width="8553*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5.3" style:family="table-row">
      <style:table-row-properties style:min-row-height="0.399cm" style:keep-together="true" fo:keep-together="auto"/>
    </style:style>
    <style:style style:name="Tabla45.57" style:family="table-row">
      <style:table-row-properties style:min-row-height="0.601cm" style:keep-together="true" fo:keep-together="auto"/>
    </style:style>
    <style:style style:name="Tabla46" style:family="table">
      <style:table-properties style:width="17.436cm" fo:margin-left="-0.004cm" fo:margin-right="-0.023cm" table:align="margins" style:writing-mode="lr-tb"/>
    </style:style>
    <style:style style:name="Tabla46.A" style:family="table-column">
      <style:table-column-properties style:column-width="4.392cm" style:rel-column-width="16508*"/>
    </style:style>
    <style:style style:name="Tabla46.B" style:family="table-column">
      <style:table-column-properties style:column-width="8.546cm" style:rel-column-width="32121*"/>
    </style:style>
    <style:style style:name="Tabla46.C" style:family="table-column">
      <style:table-column-properties style:column-width="2.223cm" style:rel-column-width="8353*"/>
    </style:style>
    <style:style style:name="Tabla46.D" style:family="table-column">
      <style:table-column-properties style:column-width="2.275cm" style:rel-column-width="8553*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6.3" style:family="table-row">
      <style:table-row-properties style:min-row-height="0.399cm" style:keep-together="true" fo:keep-together="auto"/>
    </style:style>
    <style:style style:name="Tabla46.54" style:family="table-row">
      <style:table-row-properties style:min-row-height="0.601cm" style:keep-together="true" fo:keep-together="auto"/>
    </style:style>
    <style:style style:name="Tabla47" style:family="table">
      <style:table-properties style:width="17.436cm" fo:margin-left="-0.004cm" fo:margin-right="-0.023cm" table:align="margins" style:writing-mode="lr-tb"/>
    </style:style>
    <style:style style:name="Tabla47.A" style:family="table-column">
      <style:table-column-properties style:column-width="4.392cm" style:rel-column-width="16508*"/>
    </style:style>
    <style:style style:name="Tabla47.B" style:family="table-column">
      <style:table-column-properties style:column-width="8.546cm" style:rel-column-width="32121*"/>
    </style:style>
    <style:style style:name="Tabla47.C" style:family="table-column">
      <style:table-column-properties style:column-width="2.223cm" style:rel-column-width="8353*"/>
    </style:style>
    <style:style style:name="Tabla47.D" style:family="table-column">
      <style:table-column-properties style:column-width="2.275cm" style:rel-column-width="8553*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4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4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47.3" style:family="table-row">
      <style:table-row-properties style:min-row-height="0.399cm" style:keep-together="true" fo:keep-together="auto"/>
    </style:style>
    <style:style style:name="Tabla47.51" style:family="table-row">
      <style:table-row-properties style:min-row-height="0.601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3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5" style:family="paragraph" style:parent-style-name="Standard">
      <style:text-properties style:font-name="Arial Narrow1"/>
    </style:style>
    <style:style style:name="P16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7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 style:text-autospace="non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 style:snap-to-layout-grid="false"/>
    </style:style>
    <style:style style:name="P2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35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6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7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8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9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40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1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3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4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7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8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1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2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3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5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6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7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0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61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62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65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3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7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0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1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4"/>
      <text:p text:style-name="P44"/>
      <text:p text:style-name="P44"/>
      <text:p text:style-name="P41"/>
      <text:p text:style-name="P43"><text:s/>PCU-CapturarAbono</text:p>
      <text:p text:style-name="P43">20101116.1456</text:p>
      <text:p text:style-name="P42"><text:s text:c="25"/></text:p>
      <text:p text:style-name="P42"/>
      <text:p text:style-name="P42">Documento de Caso de Prueba</text:p>
      <text:p text:style-name="P14">CP-0005-ImprimirReciboAbon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/></text:p>
      <text:p text:style-name="P14"/>
      <text:p text:style-name="P14"/>
      <text:p text:style-name="P13"/>
      <text:p text:style-name="P13"/>
      <text:p text:style-name="P45"/>
      <text:p text:style-name="P46"/>
      <text:p text:style-name="P47">Tabla de Contenidos</text:p>
      <text:p text:style-name="P47"/>
      <text:p text:style-name="P47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9">1.Introducción <text:tab/><text:span text:style-name="T13">3</text:span></text:p>
          <text:p text:style-name="P39">1.1.Propósito<text:tab/>3</text:p>
          <text:p text:style-name="P39">1.2.Alcance<text:tab/>3</text:p>
          <text:p text:style-name="P39">1.3.Audiencia<text:tab/>3</text:p>
          <text:p text:style-name="P39">2.Generación de Casos de Prueba a partir de Casos de Uso<text:tab/>4</text:p>
          <text:p text:style-name="P38">2.1. Justificación Generación del Grafo de Caminos de Prueba:<text:tab/><text:span text:style-name="T13">4</text:span></text:p>
        </text:index-body>
      </text:table-of-content>
      <text:section text:style-name="Sect2" text:name="Área2">
        <text:p text:style-name="P33"/>
        <text:p text:style-name="P7"/>
      </text:section>
      <text:section text:style-name="Sect3" text:name="Área3">
        <text:p text:style-name="P15"/>
      </text:section>
      <text:p text:style-name="P53"><text:s/>Documento de Diseño de Caso de Prueba</text:p>
      <text:list xml:id="list34651165" text:style-name="WW8Num2">
        <text:list-item>
          <text:p text:style-name="P49">Introducción </text:p>
          <text:list>
            <text:list-item>
              <text:p text:style-name="P50">Propósito</text:p>
            </text:list-item>
          </text:list>
        </text:list-item>
      </text:list>
      <text:p text:style-name="P34"><text:span text:style-name="T9">El propósito del </text:span><text:span text:style-name="T10">Documento de Casos de Pruebas para</text:span><text:span text:style-name="T11"> </text:span><text:span text:style-name="T12">ImprimirReciboAbono</text:span><text:span text:style-name="T2"> </text:span><text:span text:style-name="T9">es definir un formato para la elaboración de los caso de pruebas.</text:span></text:p>
      <text:list xml:id="list36589003" text:continue-numbering="true" text:style-name="WW8Num2">
        <text:list-item>
          <text:list>
            <text:list-item>
              <text:p text:style-name="P50">Alcance</text:p>
            </text:list-item>
          </text:list>
        </text:list-item>
      </text:list>
      <text:p text:style-name="P40">Este documento provee la definición del problema a resolver, los afectados y la solución. No contempla una descripción detallada de los aspectos funcionales y técnicos que se desarrollarán en las fases posteriores.</text:p>
      <text:list xml:id="list36582395" text:continue-numbering="true" text:style-name="WW8Num2">
        <text:list-item>
          <text:list>
            <text:list-item>
              <text:p text:style-name="P50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ivel de Participación</text:p>
          </table:table-cell>
          <table:table-cell table:style-name="Tabla1.B1" office:value-type="string">
            <text:p text:style-name="P27">Rol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Responsable de Elaboración </text:span><text:span text:style-name="T5">(RE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Usuario Directo </text:span><text:span text:style-name="T5">(UD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4">Notificado </text:span><text:span text:style-name="T5">(NT)</text:span></text:p>
          </table:table-cell>
          <table:table-cell table:style-name="Tabla1.B2" office:value-type="string">
            <text:p text:style-name="P28">Gerente de Pruebas</text:p>
            <text:p text:style-name="P28"/>
            <text:p text:style-name="P28">Líder de Proyecto</text:p>
          </table:table-cell>
        </table:table-row>
      </table:table>
      <text:list xml:id="list36591364" text:continue-numbering="true" text:style-name="WW8Num2">
        <text:list-item>
          <text:p text:style-name="P51">Generación de Casos de Prueba a partir de Casos de Uso</text:p>
          <text:list>
            <text:list-item>
              <text:p text:style-name="P48">Justificación Generación del Grafo de Caminos de Prueba:</text:p>
            </text:list-item>
          </text:list>
        </text:list-item>
      </text:list>
      <text:p text:style-name="P35"/>
      <text:p text:style-name="P36">Caminos de Prueba:</text:p>
      <text:p text:style-name="P37"><text:s/>Caminos Positivos:</text:p>
      <text:list xml:id="list34652959" text:style-name="L1">
        <text:list-item>
          <text:p text:style-name="P59"><text:span text:style-name="T14">S1,S2,S3,S4,S5,S6,S7,S8,S9,S10,S11,S12,S13,S14,S15,S16,S17,S18,S19</text:span></text:p>
        </text:list-item>
        <text:list-item>
          <text:p text:style-name="P59"><text:span text:style-name="T14">S1,S2,SE.2.a,SE.2.a.1,SE.2.a.2,S3,S4,S5,S6,S7,S8,S9,S10,S11,S12,S13,S14,S15,S16,S17,S18,S19</text:span></text:p>
        </text:list-item>
        <text:list-item>
          <text:p text:style-name="P59"><text:span text:style-name="T14">S1,S2,SE.2.b,SE.2.b.1,S3,S4,S5,S6,S7,S8,S9,S10,S11,S12,S13,S14,S15,S16,S17,S18,S19</text:span></text:p>
        </text:list-item>
        <text:list-item>
          <text:p text:style-name="P59"><text:span text:style-name="T14">S1,S2,S3,SE.3.a,SE.3.a.1,SE.3.a.2,SE.3.a.3,SE.3.a.4,SE.3.a.5,S4,S5,S6,S7,S8,S9,S10,S11,S12,S13,S14,S15,S16,S17,S18,S19</text:span></text:p>
        </text:list-item>
        <text:list-item>
          <text:p text:style-name="P59"><text:span text:style-name="T14">S1,S2,S3,SE.3.b,SE.3.b.1,SE.3.b.2,SE.3.b.3,S4,S5,S6,S7,S8,S9,S10,S11,S12,S13,S14,S15,S16,S17,S18,S19</text:span></text:p>
        </text:list-item>
        <text:list-item>
          <text:p text:style-name="P59"><text:span text:style-name="T14">S1,S2,S3,S4,S5,SE.5.1,SE.5.1.a,SE.5.1.a.1,SE.5.1.a.2,SE.5.1.a.2.a,SE.5.1.a.2.a.1,SE.5.1.a.2.a.1.a,SE.5.1.a.2.a.1.a.1,SE.5.1.a.2.a.1.a.2,SE.5.2,SE.5.2.a,SE.5.2.a.1,SE.5.2.a.2,SE.5.2.a.2.a,SE.5.2.a.2.a.1,SE.5.2.a.2.a.1.a,SE.5.2.a.2.a.1.a.1,SE.5.2.a.2.a.1.a.2,SE.5.3,SE.5.3.a,SE.5.3.a.1,SE.5.3.a.2,SE.5.4,SE.5.4.a,SE.5.4.a.1,SE.5.4.a.2,SE.5.5,SE.5.5.a,SE.5.5.a.1,SE.5.5.a.2,SE.5.6,SE.5.6.a,SE.5.6.a.1,SE.5.6.a.2,SE5.7.a,SE5.7.a.1,SE5.7.a.2,SE5.7.a.2.a,SE5.7.a.2.a.1,SE5.7.a.2.a.1.a,SE5.7.a.2.a.1.a.1,SE5.7.a.2.a.1.a.2,S6,S7,S8,S9,S10,S11,S12,S13,S14,S15,S16,S17,S18,S19</text:span></text:p>
        </text:list-item>
        <text:list-item>
          <text:p text:style-name="P59"><text:span text:style-name="T14">S1,S2,S3,S4,S5,SE.5.1,SE.5.1.a,SE.5.1.a.1,SE.5.1.a.2,SE.5.1.a.2.a,SE.5.1.a.2.a.1,SE.5.1.a.2.a.1.a,SE.5.1.a.2.a.1.a.1,SE.5.1.a.2.a.1.a.2,SE.5.2,SE.5.2.a,SE.5.2.a.1,SE.5.2.a.2,SE.5.2.a.2.a,SE.5.2.a.2.a.1,SE.5.2.a.2.a.1.a,SE.5.2.a.2.a.1.a.1,SE.5.2.a.2.a.1.a.2,SE.5.3,SE.5.3.a,SE.5.3.a.1,SE.5.3.a.2,SE.5.4,SE.5.4.a,SE.5.4.a.1,SE.5.4.a.2,SE.5.5,SE.5.5.a,SE.5.5.a.1,SE.5.5.a.2,SE.5.6,SE.5.6.a,SE.5.6.a.1,SE.5.6.a.2,SE5.7.a,SE5.7.a.1,SE5.7.a.2,SE5.7.a.2.a,SE5.7.a.2.a.1,SE5.7.a.2.a.2,SE5.7.a.2.a.3,S6,S7,S8,S9,S10,S11,S12,S13,S14,S15,S16,S17,S18,S19</text:span></text:p>
        </text:list-item>
        <text:list-item>
          <text:p text:style-name="P59"><text:soft-page-break/><text:span text:style-name="T14">S1,S2,S3,S4,S5,SE.5.1,SE.5.1.a,SE.5.1.a.1,SE.5.1.a.2,SE.5.1.a.2.a,SE.5.1.a.2.a.1,SE.5.1.a.2.a.1.a,SE.5.1.a.2.a.1.a.1,SE.5.1.a.2.a.1.a.2,SE.5.2,SE.5.2.a,SE.5.2.a.1,SE.5.2.a.2,SE.5.2.a.2.a,SE.5.2.a.2.a.1,SE.5.2.a.2.a.1.a,SE.5.2.a.2.a.1.a.1,SE.5.2.a.2.a.1.a.2,SE.5.3,SE.5.3.a,SE.5.3.a.1,SE.5.3.a.2,SE.5.4,SE.5.4.a,SE.5.4.a.1,SE.5.4.a.2,SE.5.5,SE.5.5.a,SE.5.5.a.1,SE.5.5.a.2,SE.5.6,SE.5.6.a,SE.5.6.a.1,SE.5.6.a.2,SE5.7.a,SE5.7.a.1,SE5.7.a.2,SE5.7.a.2,S6,S7,S8,S9,S10,S11,S12,S13,S14,S15,S16,S17,S18,S19</text:span></text:p>
        </text:list-item>
        <text:list-item>
          <text:p text:style-name="P59"><text:span text:style-name="T14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.a,SE5.7.a.2.a.1,SE5.7.a.2.a.1.a,SE5.7.a.2.a.1.a.1,SE5.7.a.2.a.1.a.2,S6,S7,S8,S9,S10,S11,S12,S13,S14,S15,S16,S17,S18,S19</text:span></text:p>
        </text:list-item>
        <text:list-item>
          <text:p text:style-name="P59"><text:span text:style-name="T14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.a,SE5.7.a.2.a.1,SE5.7.a.2.a.2,SE5.7.a.2.a.3,S6,S7,S8,S9,S10,S11,S12,S13,S14,S15,S16,S17,S18,S19</text:span></text:p>
        </text:list-item>
        <text:list-item>
          <text:p text:style-name="P59"><text:span text:style-name="T14">S1,S2,S3,S4,S5,SE.5.1,SE.5.1.a,SE.5.1.a.1,SE.5.1.a.2,SE.5.1.a.2.a,SE.5.1.a.2.a.1,SE.5.1.a.2.a.2,SE.5.1.a.2.a.3,SE.5.2,SE.5.2.a,SE.5.2.a.1,SE.5.2.a.2,SE.5.2.a.2.a,SE.5.2.a.2.a.1,SE.5.2.a.2.a.2,SE.5.2.a.2.a.3,SE.5.3,SE.5.3.b,SE.5.3.b.1,SE.5.4,SE.5.4.b,SE.5.4.b.1,SE.5.5,SE.5.5.b,SE.5.5.b.1,SE.5.6,SE.5.6.b,SE.5.6.b.1,SE5.7.a,SE5.7.a.1,SE5.7.a.2,SE5.7.a.2,S6,S7,S8,S9,S10,S11,S12,S13,S14,S15,S16,S17,S18,S19</text:span></text:p>
        </text:list-item>
        <text:list-item>
          <text:p text:style-name="P59"><text:span text:style-name="T14">S1,S2,S3,S4,S5,SE.5.1,SE.5.1.a,SE.5.1.a.1,SE.5.1.a.2,SE.5.1.a.3,SE.5.2,SE.5.2.a,SE.5.2.a.1,SE.5.2.a.2,SE.5.2.a.3,SE.5.3,SE.5.3.a,SE.5.3.a.1,SE.5.3.a.2,SE.5.4,SE.5.4.a,SE.5.4.a.1,SE.5.4.a.2,SE.5.5,SE.5.5.a,SE.5.5.a.1,SE.5.5.a.2,SE.5.6,SE.5.6.a,SE.5.6.a.1,SE.5.6.a.2,SE5.7.a,SE5.7.a.1,SE5.7.a.2,SE5.7.a.2,S6,S7,S8,S9,S10,S11,S12,S13,S14,S15,S16,S17,S18,S19</text:span></text:p>
        </text:list-item>
        <text:list-item>
          <text:p text:style-name="P59"><text:soft-page-break/><text:span text:style-name="T14">S1,S2,S3,S4,S5,SE.5.1,SE.5.1.a,SE.5.1.b,SE.5.1.b.1,SE.5.2,SE.5.2.b,SE.5.2.b.1,SE.5.3,SE.5.3.a,SE.5.3.a.1,SE.5.3.a.2,SE.5.4,SE.5.4.a,SE.5.4.a.1,SE.5.4.a.2,SE.5.5,SE.5.5.a,SE.5.5.a.1,SE.5.5.a.2,SE.5.6,SE.5.6.a,SE.5.6.a.1,SE.5.6.a.2,SE5.7.a,SE5.7.a.1,SE5.7.a.2,SE5.7.a.2,S6,S7,S8,S9,S10,S11,S12,S13,S14,S15,S16,S17,S18,S19</text:span></text:p>
        </text:list-item>
        <text:list-item>
          <text:p text:style-name="P59"><text:span text:style-name="T14">S1,S2,S3,S4,S5,S6,S7,S8,S9,S10,SE.9.a,SE.9.a.1,SE.9.a.1.a,SE.9.a.1.a.1,SE.9.a.1.a.2,SE.9.a.1.a.3,SE.9.a.1.a.3.a,SE.9.a.1.a.3.a.1,SE.9.a.1.a.3.a.2,S11,S12,S13,S14,S15,S16,S17,S18,S19</text:span></text:p>
        </text:list-item>
        <text:list-item>
          <text:p text:style-name="P59"><text:span text:style-name="T14">S1,S2,S3,S4,S5,S6,S7,S8,S9,S10,SE.9.a,SE.9.a.1,SE.9.a.1.a,SE.9.a.1.a.1,SE.9.a.1.a.2,SE.9.a.1.a.3,SE.9.a.1.a.4,SE.9.a.1.a.4.a,SE.9.a.1.a.4.a.1,SE.9.a.1.a.4.a.2,S11,S12,S13,S14,S15,S16,S17,S18,S19</text:span></text:p>
        </text:list-item>
        <text:list-item>
          <text:p text:style-name="P59"><text:span text:style-name="T14">S1,S2,S3,S4,S5,S6,S7,S8,S9,S10,SE.9.a,SE.9.a.1,SE.9.a.1.a,SE.9.a.1.a.1,SE.9.a.1.a.2,SE.9.a.1.a.3,SE.9.a.1.a.4,SE.9.a.1.a.5,SE.9.a.1.a.6,S11,S12,S13,S14,S15,S16,S17,S18,S19</text:span></text:p>
        </text:list-item>
        <text:list-item>
          <text:p text:style-name="P59"><text:span text:style-name="T14">S1,S2,S3,S4,S5,S6,S7,S8,S9,S10,SE.9.a,SE.9.a.1,SE.9.a.1.a,SE.9.a.1.b,SE.9.a.1.b.1,S11,S12,S13,S14,S15,S16,S17,S18,S19</text:span></text:p>
        </text:list-item>
        <text:list-item>
          <text:p text:style-name="P59"><text:span text:style-name="T14">S1,S2,S3,S4,S5,S6,S7,S8,S9,S10,SE.9.b,SE.9.b.1,S11,S12,S13,S14,S15,S16,S17,S18,S19</text:span></text:p>
        </text:list-item>
        <text:list-item>
          <text:p text:style-name="P59"><text:span text:style-name="T14">S1,S2,S3,S4,S5,S6,S7,S8,S9,S10,S11,SE.10.a,SE.10.a.1,SE.10.a.2,S12,S13,S14,S15,S16,S17,S18,S19</text:span></text:p>
        </text:list-item>
        <text:list-item>
          <text:p text:style-name="P59"><text:span text:style-name="T14">S1,S2,S3,S5,S6,S7,S8,S9,S10,S11,SE.10.b,SE.10.b.1,S12,S13,S14,S15,S16,S17,S18,S19</text:span></text:p>
        </text:list-item>
        <text:list-item>
          <text:p text:style-name="P59"><text:span text:style-name="T14">S1,S2,S3,S5,S6,S7,S8,S9,S10,S11,S12,SE.11.a,SE.11.a.1,SE.11.a.2,S13,S14,S15,S16,S17,S18,S19</text:span></text:p>
        </text:list-item>
        <text:list-item>
          <text:p text:style-name="P59"><text:span text:style-name="T14">S1,S2,S3,S5,S6,S7,S8,S9,S10,S11,S12,SE.11.b,SE.11.b.1,S13,S14,S15,S16,S17,S18,S19</text:span></text:p>
        </text:list-item>
        <text:list-item>
          <text:p text:style-name="P59"><text:span text:style-name="T14">S1,S2,S3,S5,S6,S7,S8,S9,S10,S11,S12,S13,SE.12.a,SE.12.a.1,SE.12.a.1.a,SE.12.a.1.a.1,SE.12.a.1.a.2,S14,S15,S16,S17,S18,S19</text:span></text:p>
        </text:list-item>
        <text:list-item>
          <text:p text:style-name="P59"><text:span text:style-name="T14">S1,S2,S3,S5,S6,S7,S8,S9,S10,S11,S12,S13,SE.12.a,SE.12.a.1,SE.12.a.1.a,SE.12.a.1.b,SE.12.a.1.b.1,SE.12.a.1.b.2,S14,S15,S16,S17,S18,S19</text:span></text:p>
        </text:list-item>
        <text:list-item>
          <text:p text:style-name="P59"><text:span text:style-name="T14">S1,S2,S3,S5,S6,S7,S8,S9,S10,S11,S12,S13,SE.12.b,SE.12.b.1,S14,S15,S16,S17,S18,S19</text:span></text:p>
        </text:list-item>
        <text:list-item>
          <text:p text:style-name="P59"><text:soft-page-break/><text:span text:style-name="T14">S1,S2,S3,S5,S6,S7,S8,S9,S10,S11,S12,S13,S14,S15,SE.14.a,SE.14.a.1,SE.14.a.2,S16,S17,S18,S19</text:span></text:p>
        </text:list-item>
        <text:list-item>
          <text:p text:style-name="P59"><text:span text:style-name="T14">S1,S2,S3,S5,S6,S7,S8,S9,S10,S11,S12,S13,S14,S15,SE.14.b,SE.14.b.1,SE.14.b.2,S16,S17,S18,S19</text:span></text:p>
        </text:list-item>
        <text:list-item>
          <text:p text:style-name="P59"><text:span text:style-name="T14">S1,S2,S3,S5,S6,S7,S8,S9,S10,S11,S12,S13,S14,S15,SE.14.c,SE.14.c.1,SE.14.c.2,S16,S17,S18,S19</text:span></text:p>
        </text:list-item>
        <text:list-item>
          <text:p text:style-name="P59"><text:span text:style-name="T14">S1,S2,S3,S5,S6,S7,S8,S9,S10,S11,S12,S13,S14,SE.13.a,SE.13.a.1,SE.13.a.1.a,SE.13.a.1.a.1,S15,S16,S17,S18,S19</text:span></text:p>
        </text:list-item>
        <text:list-item>
          <text:p text:style-name="P59"><text:span text:style-name="T14">S1,S2,S3,S5,S6,S7,S8,S9,S10,S11,S12,S13,S14,SE.13.a,SE.13.a.1,SE.13.a.2,SE.13.a.2.a,SE.13.a.2.a.1,S15,S16,S17,S18,S19</text:span></text:p>
        </text:list-item>
        <text:list-item>
          <text:p text:style-name="P59"><text:span text:style-name="T14">S1,S2,S3,S5,S6,S7,S8,S9,S10,S11,S12,S13,S14,SE.13.a,SE.13.a.1,SE.13.a.2,SE.13.a.3,SE.13.a.4,SE.13.a.5,SE.13.a.6,SE.13.a.7,S15,S16,S17,S18,S19</text:span></text:p>
        </text:list-item>
        <text:list-item>
          <text:p text:style-name="P59"><text:span text:style-name="T14">S1,S2,S3,S5,S6,S7,S8,S9,S10,S11,S12,S13,S14,S15,S16,S17,SE.16.a,SE.16.a.1,SE.16.a.2,SE.16.a.3,S18,S19</text:span></text:p>
        </text:list-item>
        <text:list-item>
          <text:p text:style-name="P59"><text:span text:style-name="T14">S1,S2,S3,S5,S6,S7,S8,S9,S10,S11,S12,S13,S14,SE.13.a,SE.13.a.1,SE.13.a.2,SE.13.a.3.a,SE.13.a.3.a.1,S15,S16,S17,S18,S19</text:span></text:p>
        </text:list-item>
        <text:list-item>
          <text:p text:style-name="P59"><text:span text:style-name="T14">S1,S2,S3,S5,S6,S7,S8,S9,S10,S11,S12,S13,S14,SE.13.a,SE.13.a.1,SE.13.a.2,SE.13.a.3,SE.13.a.4,SE.13.a.5.a,SE.13.a.5.a.1,SE.13.a.5.a.2,SE.13.a.6,SE.13.a.7,S15,S16,S17,S18,S19</text:span></text:p>
        </text:list-item>
        <text:list-item>
          <text:p text:style-name="P59"><text:span text:style-name="T14">S1,S2,S3,SE4A,SE4.a.1,SE4.a.2,SE4.a.3,SE4.a.4,SE4.a.5,SE4.a.6,SE4.a.7,SE4.a.8,SE4.a.9,SE4.a.10,SE4.a.11,SE4.a.12,SE4.a.13,SE4.a.14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a.4,SE4.a.7.a.1.a.5,SE4.a.7.a.1.a.6,SE4.a.8,SE4.a.9,SE4.a.10,SE4.a.11,SE4.a.12,SE4.a.13,SE4.a.14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a.4,SE4.a.7.a.1.a.5,SE4.a.7.a.1.a.6,SE4.a.8,SE4.a.9.a,SE4.a.9.a.1,SE4.a.9.a.2,SE4.a.10,SE4.a.11,SE4.a.12,SE4.a.13,SE4.a.14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</text:span><text:soft-page-break/><text:span text:style-name="T14">a.4,SE4.a.7.a.1.a.5,SE4.a.7.a.1.a.6,SE4.a.8,SE4.a.9,SE4.a.10,SE4.a.10.a.1,SE4.a.10.a.2,SE4.a.10.a.3,SE4.a.12,SE4.a.13,SE4.a.14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a.4,SE4.a.7.a.1.a.5,SE4.a.7.a.1.a.6,SE4.a.8,SE4.a.9,SE4.a.10,SE4.a.10.a.1,SE4.a.10.a.2,SE4.a.10.a.3,SE4.a.12.a,SE4.a.12.a.1,SE4.a.12.a.2,SE4.a.13,SE4.a.14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a.4,SE4.a.7.a.1.a.5,SE4.a.7.a.1.a.6,SE4.a.8,SE4.a.9,SE4.a.10,SE4.a.11,SE4.a.12,SE4.a.13.a,SE4.a.13.a.1,SE4.a.13.a.2,SE4.a.13.a.3,SE4.a.13.a.4,SE4.a.13.a.5,SE4.a.13.a.6,SE4.a.13.a.7,S16,S17,S18,S19</text:span></text:p>
        </text:list-item>
        <text:list-item>
          <text:p text:style-name="P59"><text:span text:style-name="T14">S1,S2,S3,SE4A,SE4.a.1,SE4.a.2,SE4.a.3,SE4.a.4,SE4.a.5,SE4.a.6,SE4.a.7.a,SE4.a.7.a.1.a,SE4.a.7.a.1.a.1,SE4.a.7.a.1.a.2,SE4.a.7.a.1.a.3,SE4.a.7.a.1.a.4,SE4.a.7.a.1.a.5,SE4.a.7.a.1.a.6,SE4.a.8,SE4.a.9,SE4.a.10,SE4.a.11,SE4.a.12,SE4.a.13.a,SE4.a.13.a.1,SE4.a.13.a.2,SE4.a.13.a.3,SE4.a.13.a.4,SE4.a.13.a.5.a,SE4.a.13.a.5.a.1,SE4.a.13.a.5.a.2,SE4.a.13.a.6,SE4.a.13.a.7,S16,S17,S18,S19</text:span></text:p>
          <text:p text:style-name="P59"><text:span text:style-name="T14"/></text:p>
          <text:p text:style-name="P61"><text:s text:c="15"/><text:span text:style-name="T15"><text:s text:c="11"/></text:span></text:p>
          <text:p text:style-name="P59"/>
          <text:p text:style-name="P61"><text:s text:c="5"/></text:p>
          <text:p text:style-name="P61"/>
          <text:p text:style-name="P60"/>
          <text:p text:style-name="P61"/>
          <text:p text:style-name="P62"/>
        </text:list-item>
      </text:list>
      <text:list xml:id="list34665841" text:style-name="WW8Num6">
        <text:list-item>
          <text:list>
            <text:list-item>
              <text:p text:style-name="P65">Generación del Caso de Prueba:</text:p>
              <text:list>
                <text:list-item>
                  <text:p text:style-name="P54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Nombre del Caso de Prueba:</text:p>
          </table:table-cell>
          <table:table-cell table:style-name="Tabla2.B1" office:value-type="string">
            <text:p text:style-name="P32">CP-0005-ImprimirReciboAbono</text:p>
          </table:table-cell>
        </table:table-row>
        <table:table-row table:style-name="Tabla2.1">
          <table:table-cell table:style-name="Tabla2.A2" office:value-type="string">
            <text:p text:style-name="P9">Prioridad:</text:p>
          </table:table-cell>
          <table:table-cell table:style-name="Tabla2.B2" office:value-type="string">
            <text:p text:style-name="P11">Esencial <text:s/></text:p>
          </table:table-cell>
        </table:table-row>
        <table:table-row table:style-name="Tabla2.3">
          <table:table-cell table:style-name="Tabla2.A2" office:value-type="string">
            <text:p text:style-name="P9">Precondiciones:</text:p>
          </table:table-cell>
          <table:table-cell table:style-name="Tabla2.B2" office:value-type="string">
            <text:p text:style-name="P11">1.- Se debe haber capturado abono a 1 o mas cuentas del cliente.</text:p>
          </table:table-cell>
        </table:table-row>
        <table:table-row table:style-name="Tabla2.1">
          <table:table-cell table:style-name="Tabla2.A2" office:value-type="string">
            <text:p text:style-name="P9">PostCondiciones:</text:p>
          </table:table-cell>
          <table:table-cell table:style-name="Tabla2.B2" office:value-type="string">
            <text:p text:style-name="P30">1.- Se imprime comprobante de pago de los abonos capturados.</text:p>
          </table:table-cell>
        </table:table-row>
        <table:table-row table:style-name="Tabla2.1">
          <table:table-cell table:style-name="Tabla2.A2" office:value-type="string">
            <text:p text:style-name="P17"><text:span text:style-name="T6">Fecha de Llenado</text:span><text:span text:style-name="T7">:</text:span></text:p>
          </table:table-cell>
          <table:table-cell table:style-name="Tabla2.B2" office:value-type="string">
            <text:p text:style-name="P12">2010/11/16</text:p>
            <text:p text:style-name="P12"/>
          </table:table-cell>
        </table:table-row>
        <table:table-row table:style-name="Tabla2.1">
          <table:table-cell table:style-name="Tabla2.A2" office:value-type="string">
            <text:p text:style-name="P9">Observaciones:</text:p>
          </table:table-cell>
          <table:table-cell table:style-name="Tabla2.B2" office:value-type="string">
            <text:p text:style-name="P12">NO APLICA</text:p>
          </table:table-cell>
        </table:table-row>
      </table:table>
      <text:p text:style-name="P16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2">CP-0005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1">S1</text:p>
          </table:table-cell>
          <table:table-cell table:style-name="Tabla7.A2" office:value-type="string">
            <text:p text:style-name="P18">El caso de uso inicia cuando el sistema requiere imprimir el recibo de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2</text:p>
          </table:table-cell>
          <table:table-cell table:style-name="Tabla7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3</text:p>
          </table:table-cell>
          <table:table-cell table:style-name="Tabla7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4</text:p>
          </table:table-cell>
          <table:table-cell table:style-name="Tabla7.A2" office:value-type="string">
            <text:p text:style-name="P18"><text:s/>El sistema valida que el tipo de impresora es matricial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5</text:p>
          </table:table-cell>
          <table:table-cell table:style-name="Tabla7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<text:soft-page-break/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6</text:p>
          </table:table-cell>
          <table:table-cell table:style-name="Tabla7.A2" office:value-type="string">
            <text:p text:style-name="P18">El sistema imprime las leyendas( TOTALES, ENTREGO, SU CAMBIO ) en el recibo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7</text:p>
          </table:table-cell>
          <table:table-cell table:style-name="Tabla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8</text:p>
          </table:table-cell>
          <table:table-cell table:style-name="Tabla7.A2" office:value-type="string">
            <text:p text:style-name="P18">El sistema imprime el numero y nombre del cliente en el recibo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9</text:p>
          </table:table-cell>
          <table:table-cell table:style-name="Tabla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0</text:p>
          </table:table-cell>
          <table:table-cell table:style-name="Tabla7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1</text:p>
          </table:table-cell>
          <table:table-cell table:style-name="Tabla7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2</text:p>
          </table:table-cell>
          <table:table-cell table:style-name="Tabla7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3</text:p>
          </table:table-cell>
          <table:table-cell table:style-name="Tabla7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4</text:p>
          </table:table-cell>
          <table:table-cell table:style-name="Tabla7.A2" office:value-type="string">
            <text:p text:style-name="P18">El sistema verifica que el sorteo instantaneo no esta activ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5</text:p>
          </table:table-cell>
          <table:table-cell table:style-name="Tabla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<text:soft-page-break/>área de caja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16</text:p>
          </table:table-cell>
          <table:table-cell table:style-name="Tabla7.A2" office:value-type="string">
            <text:p text:style-name="P18">El sistema graba la imagen del recibo de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7</text:p>
          </table:table-cell>
          <table:table-cell table:style-name="Tabla7.A2" office:value-type="string">
            <text:p text:style-name="P18">El sistema verifica que no se capturo el pago de servici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8</text:p>
          </table:table-cell>
          <table:table-cell table:style-name="Tabla7.A2" office:value-type="string">
            <text:p text:style-name="P18">El sistema manda llamar el caso de uso CU-0011-InvitacionPrestam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19">
          <table:table-cell table:style-name="Tabla7.A2" office:value-type="string">
            <text:p text:style-name="P31">S19</text:p>
          </table:table-cell>
          <table:table-cell table:style-name="Tabla7.A2" office:value-type="string">
            <text:p text:style-name="P18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18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2">CP-0005-0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1">S1</text:p>
          </table:table-cell>
          <table:table-cell table:style-name="Tabla8.A2" office:value-type="string">
            <text:p text:style-name="P18">El caso de uso inicia cuando el sistema requiere imprimir el recibo de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2</text:p>
          </table:table-cell>
          <table:table-cell table:style-name="Tabla8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</text:p>
          </table:table-cell>
          <table:table-cell table:style-name="Tabla8.A2" office:value-type="string">
            <text:p text:style-name="P18">El sistema identificó que si hay que imprimir la documentacion del seguro de vida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1</text:p>
          </table:table-cell>
          <table:table-cell table:style-name="Tabla8.A2" office:value-type="string">
            <text:p text:style-name="P18">El sistema manda llamar al CU-0013-ImprimirPolizaSeguroClub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2</text:p>
          </table:table-cell>
          <table:table-cell table:style-name="Tabla8.A2" office:value-type="string">
            <text:p text:style-name="P18">El flujo continúa en el paso 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3</text:p>
          </table:table-cell>
          <table:table-cell table:style-name="Tabla8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4</text:p>
          </table:table-cell>
          <table:table-cell table:style-name="Tabla8.A2" office:value-type="string">
            <text:p text:style-name="P18"><text:s/>El sistema valida que el tipo de impresora es matricial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5</text:p>
          </table:table-cell>
          <table:table-cell table:style-name="Tabla8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<text:soft-page-break/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6</text:p>
          </table:table-cell>
          <table:table-cell table:style-name="Tabla8.A2" office:value-type="string">
            <text:p text:style-name="P18">El sistema imprime las leyendas( TOTALES, ENTREGO, SU CAMBIO ) en el recibo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7</text:p>
          </table:table-cell>
          <table:table-cell table:style-name="Tabla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8</text:p>
          </table:table-cell>
          <table:table-cell table:style-name="Tabla8.A2" office:value-type="string">
            <text:p text:style-name="P18">El sistema imprime el numero y nombre del cliente en el recibo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9</text:p>
          </table:table-cell>
          <table:table-cell table:style-name="Tabla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0</text:p>
          </table:table-cell>
          <table:table-cell table:style-name="Tabla8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1</text:p>
          </table:table-cell>
          <table:table-cell table:style-name="Tabla8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2</text:p>
          </table:table-cell>
          <table:table-cell table:style-name="Tabla8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3</text:p>
          </table:table-cell>
          <table:table-cell table:style-name="Tabla8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4</text:p>
          </table:table-cell>
          <table:table-cell table:style-name="Tabla8.A2" office:value-type="string">
            <text:p text:style-name="P18">El sistema verifica que el sorteo instantaneo no esta activ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5</text:p>
          </table:table-cell>
          <table:table-cell table:style-name="Tabla8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<text:soft-page-break/>área de muebles. <text:s text:c="23"/></text:p>
            <text:p text:style-name="P18">14.c.- El sistema verifica que se encuentra en el área de caja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16</text:p>
          </table:table-cell>
          <table:table-cell table:style-name="Tabla8.A2" office:value-type="string">
            <text:p text:style-name="P18">El sistema graba la imagen del recibo de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7</text:p>
          </table:table-cell>
          <table:table-cell table:style-name="Tabla8.A2" office:value-type="string">
            <text:p text:style-name="P18">El sistema verifica que no se capturo el pago de servici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8</text:p>
          </table:table-cell>
          <table:table-cell table:style-name="Tabla8.A2" office:value-type="string">
            <text:p text:style-name="P18">El sistema manda llamar el caso de uso CU-0011-InvitacionPrestam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22">
          <table:table-cell table:style-name="Tabla8.A2" office:value-type="string">
            <text:p text:style-name="P31">S19</text:p>
          </table:table-cell>
          <table:table-cell table:style-name="Tabla8.A2" office:value-type="string">
            <text:p text:style-name="P18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18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2">CP-0005-0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1">S1</text:p>
          </table:table-cell>
          <table:table-cell table:style-name="Tabla9.A2" office:value-type="string">
            <text:p text:style-name="P18">El caso de uso inicia cuando el sistema requiere imprimir el recibo de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2</text:p>
          </table:table-cell>
          <table:table-cell table:style-name="Tabla9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2.b</text:p>
          </table:table-cell>
          <table:table-cell table:style-name="Tabla9.A2" office:value-type="string">
            <text:p text:style-name="P18">El sistema identificó que no hay que imprimir la documentacion del seguro de vida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2.b.1</text:p>
          </table:table-cell>
          <table:table-cell table:style-name="Tabla9.A2" office:value-type="string">
            <text:p text:style-name="P18"><text:s/>El flujo continúa en el paso 3 del flujo bá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3</text:p>
          </table:table-cell>
          <table:table-cell table:style-name="Tabla9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4</text:p>
          </table:table-cell>
          <table:table-cell table:style-name="Tabla9.A2" office:value-type="string">
            <text:p text:style-name="P18"><text:s/>El sistema valida que el tipo de impresora es matricial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5</text:p>
          </table:table-cell>
          <table:table-cell table:style-name="Tabla9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<text:soft-page-break/>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6</text:p>
          </table:table-cell>
          <table:table-cell table:style-name="Tabla9.A2" office:value-type="string">
            <text:p text:style-name="P18">El sistema imprime las leyendas( TOTALES, ENTREGO, SU CAMBIO ) en el recibo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7</text:p>
          </table:table-cell>
          <table:table-cell table:style-name="Tabla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8</text:p>
          </table:table-cell>
          <table:table-cell table:style-name="Tabla9.A2" office:value-type="string">
            <text:p text:style-name="P18">El sistema imprime el numero y nombre del cliente en el recibo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9</text:p>
          </table:table-cell>
          <table:table-cell table:style-name="Tabla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0</text:p>
          </table:table-cell>
          <table:table-cell table:style-name="Tabla9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1</text:p>
          </table:table-cell>
          <table:table-cell table:style-name="Tabla9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2</text:p>
          </table:table-cell>
          <table:table-cell table:style-name="Tabla9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3</text:p>
          </table:table-cell>
          <table:table-cell table:style-name="Tabla9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4</text:p>
          </table:table-cell>
          <table:table-cell table:style-name="Tabla9.A2" office:value-type="string">
            <text:p text:style-name="P18">El sistema verifica que el sorteo instantaneo no esta ac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5</text:p>
          </table:table-cell>
          <table:table-cell table:style-name="Tabla9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<text:soft-page-break/>14.c.- El sistema verifica que se encuentra en el área de caja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16</text:p>
          </table:table-cell>
          <table:table-cell table:style-name="Tabla9.A2" office:value-type="string">
            <text:p text:style-name="P18">El sistema graba la imagen del recibo de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1">
          <table:table-cell table:style-name="Tabla9.A2" office:value-type="string">
            <text:p text:style-name="P31">S17</text:p>
          </table:table-cell>
          <table:table-cell table:style-name="Tabla9.A2" office:value-type="string">
            <text:p text:style-name="P18">El sistema verifica que no se capturo el pago de servici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1">
          <table:table-cell table:style-name="Tabla9.A2" office:value-type="string">
            <text:p text:style-name="P31">S18</text:p>
          </table:table-cell>
          <table:table-cell table:style-name="Tabla9.A2" office:value-type="string">
            <text:p text:style-name="P18">El sistema manda llamar el caso de uso CU-0011-InvitacionPrestam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1">
          <table:table-cell table:style-name="Tabla9.A2" office:value-type="string">
            <text:p text:style-name="P31">S19</text:p>
          </table:table-cell>
          <table:table-cell table:style-name="Tabla9.A2" office:value-type="string">
            <text:p text:style-name="P18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18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2">CP-0005-04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1">S1</text:p>
          </table:table-cell>
          <table:table-cell table:style-name="Tabla10.A2" office:value-type="string">
            <text:p text:style-name="P18">El caso de uso inicia cuando el sistema requiere imprimir 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2</text:p>
          </table:table-cell>
          <table:table-cell table:style-name="Tabla10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3</text:p>
          </table:table-cell>
          <table:table-cell table:style-name="Tabla10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</text:p>
          </table:table-cell>
          <table:table-cell table:style-name="Tabla10.A2" office:value-type="string">
            <text:p text:style-name="P18">El sistema verificó que la tienda si esta trabajando como local o que si está accesando a una cartera regional o por ciudad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7">
          <table:table-cell table:style-name="Tabla10.A2" office:value-type="string">
            <text:p text:style-name="P31">SE.3.a.1</text:p>
          </table:table-cell>
          <table:table-cell table:style-name="Tabla10.A2" office:value-type="string">
            <text:p text:style-name="P18">El sistema imprime los datos( Articulo, Fecha de compra, factura numero, usted debía, Abono a cuenta, Abono a intereses, Usted debe hoy, Atrasado <text:s/>) de las cuentas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2</text:p>
          </table:table-cell>
          <table:table-cell table:style-name="Tabla10.A2" office:value-type="string">
            <text:p text:style-name="P18">El sistema imprime los datos de los totales( Usted debía total, Abono a cuenta total, Abono a intereses total, Usted debe hoy total, Atrasado total )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3</text:p>
          </table:table-cell>
          <table:table-cell table:style-name="Tabla10.A2" office:value-type="string">
            <text:p text:style-name="P18">El sistema imprime la leyenda "SUS MOVIMIENTOS ESTAN ACTUALIZADOS AL: <text:s text:c="4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4</text:p>
          </table:table-cell>
          <table:table-cell table:style-name="Tabla10.A2" office:value-type="string">
            <text:p text:style-name="P18">El sistema imprime la fecha de corte de la cartera en 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5</text:p>
          </table:table-cell>
          <table:table-cell table:style-name="Tabla10.A2" office:value-type="string">
            <text:p text:style-name="P18">El flujo continúa en el paso 4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ext:soft-page-break/>
        <table:table-row table:style-name="Tabla10.3">
          <table:table-cell table:style-name="Tabla10.A2" office:value-type="string">
            <text:p text:style-name="P31">S4</text:p>
          </table:table-cell>
          <table:table-cell table:style-name="Tabla10.A2" office:value-type="string">
            <text:p text:style-name="P18"><text:s/>El sistema valida que el tipo de impresora es matricial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6</text:p>
          </table:table-cell>
          <table:table-cell table:style-name="Tabla10.A2" office:value-type="string">
            <text:p text:style-name="P18">El sistema imprime las leyendas( TOTALES, ENTREGO, SU CAMBIO )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7</text:p>
          </table:table-cell>
          <table:table-cell table:style-name="Tabla1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8</text:p>
          </table:table-cell>
          <table:table-cell table:style-name="Tabla10.A2" office:value-type="string">
            <text:p text:style-name="P18">El sistema imprime el numero y nombre del cliente en el recibo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9</text:p>
          </table:table-cell>
          <table:table-cell table:style-name="Tabla1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0</text:p>
          </table:table-cell>
          <table:table-cell table:style-name="Tabla10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1</text:p>
          </table:table-cell>
          <table:table-cell table:style-name="Tabla10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2</text:p>
          </table:table-cell>
          <table:table-cell table:style-name="Tabla10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3</text:p>
          </table:table-cell>
          <table:table-cell table:style-name="Tabla10.A2" office:value-type="string">
            <text:p text:style-name="P18">El sistema verifica si a la cuenta a imprimir se le <text:soft-page-break/>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4</text:p>
          </table:table-cell>
          <table:table-cell table:style-name="Tabla10.A2" office:value-type="string">
            <text:p text:style-name="P18">El sistema verifica que el sorteo instantaneo no esta activ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5</text:p>
          </table:table-cell>
          <table:table-cell table:style-name="Tabla10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16</text:p>
          </table:table-cell>
          <table:table-cell table:style-name="Tabla10.A2" office:value-type="string">
            <text:p text:style-name="P18">El sistema graba la imagen del recibo de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5">
          <table:table-cell table:style-name="Tabla10.A2" office:value-type="string">
            <text:p text:style-name="P31">S17</text:p>
          </table:table-cell>
          <table:table-cell table:style-name="Tabla10.A2" office:value-type="string">
            <text:p text:style-name="P18">El sistema verifica que no se capturo el pago de servici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5">
          <table:table-cell table:style-name="Tabla10.A2" office:value-type="string">
            <text:p text:style-name="P31">S18</text:p>
          </table:table-cell>
          <table:table-cell table:style-name="Tabla10.A2" office:value-type="string">
            <text:p text:style-name="P18">El sistema manda llamar el caso de uso CU-0011-InvitacionPrestam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25">
          <table:table-cell table:style-name="Tabla10.A2" office:value-type="string">
            <text:p text:style-name="P31">S19</text:p>
          </table:table-cell>
          <table:table-cell table:style-name="Tabla10.A2" office:value-type="string">
            <text:p text:style-name="P18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18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2">CP-0005-05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1">S1</text:p>
          </table:table-cell>
          <table:table-cell table:style-name="Tabla11.A2" office:value-type="string">
            <text:p text:style-name="P18">El caso de uso inicia cuando el sistema requiere imprimir el recibo de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2</text:p>
          </table:table-cell>
          <table:table-cell table:style-name="Tabla11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3</text:p>
          </table:table-cell>
          <table:table-cell table:style-name="Tabla11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</text:p>
          </table:table-cell>
          <table:table-cell table:style-name="Tabla11.A2" office:value-type="string">
            <text:p text:style-name="P18">El sistema verificó que la tienda no esta trabajando como local y que no está accesando a una cartera regional o por ciudad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1</text:p>
          </table:table-cell>
          <table:table-cell table:style-name="Tabla11.A2" office:value-type="string">
            <text:p text:style-name="P18">El sistema imprime los datos( Articulo, Fecha de <text:soft-page-break/>compra, factura numero, usted debía, Abono a cuenta, Abono a intereses,Usted debe hoy, Atrasado, Salda con, Fecha Salda con ) de las cuentas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2</text:p>
          </table:table-cell>
          <table:table-cell table:style-name="Tabla11.A2" office:value-type="string">
            <text:p text:style-name="P18">El sistema imprime los datos de los totales( Usted debia total, Abono a cuenta total, Abono a intereses total, Usted debe hoy total,Atrasado total, Salda Con total, Fecha Salda Con Total)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b.3</text:p>
          </table:table-cell>
          <table:table-cell table:style-name="Tabla11.A2" office:value-type="string">
            <text:p text:style-name="P18">El flujo continúa en el paso 4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4</text:p>
          </table:table-cell>
          <table:table-cell table:style-name="Tabla11.A2" office:value-type="string">
            <text:p text:style-name="P18"><text:s/>El sistema valida que el tipo de impresora es matricial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5</text:p>
          </table:table-cell>
          <table:table-cell table:style-name="Tabla11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6</text:p>
          </table:table-cell>
          <table:table-cell table:style-name="Tabla11.A2" office:value-type="string">
            <text:p text:style-name="P18">El sistema imprime las leyendas( TOTALES, ENTREGO, SU CAMBIO )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7</text:p>
          </table:table-cell>
          <table:table-cell table:style-name="Tabla1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8</text:p>
          </table:table-cell>
          <table:table-cell table:style-name="Tabla11.A2" office:value-type="string">
            <text:p text:style-name="P18">El sistema imprime el numero y nombre del cliente en el recibo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9</text:p>
          </table:table-cell>
          <table:table-cell table:style-name="Tabla1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0</text:p>
          </table:table-cell>
          <table:table-cell table:style-name="Tabla11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1</text:p>
          </table:table-cell>
          <table:table-cell table:style-name="Tabla11.A2" office:value-type="string">
            <text:p text:style-name="P18">El sistema identifica si se generó un cupón de dinero electrónico <text:s text:c="23"/></text:p>
            <text:p text:style-name="P18">10.a.- El sistema identificó que si se generó un <text:soft-page-break/>cupón de dinero electrónico <text:s text:c="23"/></text:p>
            <text:p text:style-name="P18">10.b.- El sistema identificó que no se generó un cupón de dinero electrónico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2</text:p>
          </table:table-cell>
          <table:table-cell table:style-name="Tabla11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3</text:p>
          </table:table-cell>
          <table:table-cell table:style-name="Tabla11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4</text:p>
          </table:table-cell>
          <table:table-cell table:style-name="Tabla11.A2" office:value-type="string">
            <text:p text:style-name="P18">El sistema verifica que el sorteo instantaneo no esta ac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5</text:p>
          </table:table-cell>
          <table:table-cell table:style-name="Tabla11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16</text:p>
          </table:table-cell>
          <table:table-cell table:style-name="Tabla11.A2" office:value-type="string">
            <text:p text:style-name="P18">El sistema graba la imagen del recibo de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3">
          <table:table-cell table:style-name="Tabla11.A2" office:value-type="string">
            <text:p text:style-name="P31">S17</text:p>
          </table:table-cell>
          <table:table-cell table:style-name="Tabla11.A2" office:value-type="string">
            <text:p text:style-name="P18">El sistema verifica que no se capturo el pago de servici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3">
          <table:table-cell table:style-name="Tabla11.A2" office:value-type="string">
            <text:p text:style-name="P31">S18</text:p>
          </table:table-cell>
          <table:table-cell table:style-name="Tabla11.A2" office:value-type="string">
            <text:p text:style-name="P18">El sistema manda llamar el caso de uso CU-0011-InvitacionPrestam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23">
          <table:table-cell table:style-name="Tabla11.A2" office:value-type="string">
            <text:p text:style-name="P31">S19</text:p>
          </table:table-cell>
          <table:table-cell table:style-name="Tabla11.A2" office:value-type="string">
            <text:p text:style-name="P18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18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2">CP-0005-06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1">S1</text:p>
          </table:table-cell>
          <table:table-cell table:style-name="Tabla12.A2" office:value-type="string">
            <text:p text:style-name="P18">El caso de uso inicia cuando el sistema requiere imprimir el recibo de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2</text:p>
          </table:table-cell>
          <table:table-cell table:style-name="Tabla12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3</text:p>
          </table:table-cell>
          <table:table-cell table:style-name="Tabla12.A2" office:value-type="string">
            <text:p text:style-name="P18">El sistema verifica si la tienda esta trabajando como tienda local o si está accesando a una cartera regional o por ciudad. <text:s text:c="23"/></text:p>
            <text:p text:style-name="P18"><text:soft-page-break/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4</text:p>
          </table:table-cell>
          <table:table-cell table:style-name="Tabla12.A2" office:value-type="string">
            <text:p text:style-name="P18"><text:s/>El sistema valida que el tipo de impresora es matricia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5</text:p>
          </table:table-cell>
          <table:table-cell table:style-name="Tabla12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</text:p>
          </table:table-cell>
          <table:table-cell table:style-name="Tabla12.A2" office:value-type="string">
            <text:p text:style-name="P18">El sistema verifica si se realizo abono a muebles. <text:s text:c="5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</text:p>
          </table:table-cell>
          <table:table-cell table:style-name="Tabla12.A2" office:value-type="string">
            <text:p text:style-name="P18">El sistema identifica que se realizo un abono a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1</text:p>
          </table:table-cell>
          <table:table-cell table:style-name="Tabla12.A2" office:value-type="string">
            <text:p text:style-name="P18">El sistema imprime el desglose del abono a muebles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</text:p>
          </table:table-cell>
          <table:table-cell table:style-name="Tabla12.A2" office:value-type="string">
            <text:p text:style-name="P18">El sistema identifica que el cliente no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</text:p>
          </table:table-cell>
          <table:table-cell table:style-name="Tabla12.A2" office:value-type="string">
            <text:p text:style-name="P18">El sistema identifica que el cliente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.a.1</text:p>
          </table:table-cell>
          <table:table-cell table:style-name="Tabla12.A2" office:value-type="string">
            <text:p text:style-name="P18">El sistema imprime interés adicional primer mes de la cuenta de muebles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1.a.2.a.1.a.2</text:p>
          </table:table-cell>
          <table:table-cell table:style-name="Tabla12.A2" office:value-type="string">
            <text:p text:style-name="P18">El flujo continua en el paso 4.2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</text:p>
          </table:table-cell>
          <table:table-cell table:style-name="Tabla12.A2" office:value-type="string">
            <text:p text:style-name="P18">El sistema verifica si se realizo abono a ropa. <text:s text:c="12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</text:p>
          </table:table-cell>
          <table:table-cell table:style-name="Tabla12.A2" office:value-type="string">
            <text:p text:style-name="P18">El sistema identifica que se realizo un abono a rop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1</text:p>
          </table:table-cell>
          <table:table-cell table:style-name="Tabla12.A2" office:value-type="string">
            <text:p text:style-name="P18">El sistema imprime el desglose del abono a ropa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</text:p>
          </table:table-cell>
          <table:table-cell table:style-name="Tabla12.A2" office:value-type="string">
            <text:p text:style-name="P18">El sistema identifica que el cliente no tenia <text:soft-page-break/>abono vencido de rop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</text:p>
          </table:table-cell>
          <table:table-cell table:style-name="Tabla12.A2" office:value-type="string">
            <text:p text:style-name="P18">El sistema identifica que el cliente tenia abono vencido de rop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.1</text:p>
          </table:table-cell>
          <table:table-cell table:style-name="Tabla12.A2" office:value-type="string">
            <text:p text:style-name="P18">El sistema imprime interés adicional primer mes de la cuenta de ropa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2.a.2.a.1.a.2</text:p>
          </table:table-cell>
          <table:table-cell table:style-name="Tabla12.A2" office:value-type="string">
            <text:p text:style-name="P18">El flujo continua en el paso 4.3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</text:p>
          </table:table-cell>
          <table:table-cell table:style-name="Tabla12.A2" office:value-type="string">
            <text:p text:style-name="P18">El sistema verifica si se realizo abono a préstamo. <text:s text:c="10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</text:p>
          </table:table-cell>
          <table:table-cell table:style-name="Tabla12.A2" office:value-type="string">
            <text:p text:style-name="P18">El sistema identifica que se realizo un abono a pré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.1</text:p>
          </table:table-cell>
          <table:table-cell table:style-name="Tabla12.A2" office:value-type="string">
            <text:p text:style-name="P18">El sistema imprime el desglose del abono a pré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3.a.2</text:p>
          </table:table-cell>
          <table:table-cell table:style-name="Tabla12.A2" office:value-type="string">
            <text:p text:style-name="P18">El flujo continua en el paso 4.4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</text:p>
          </table:table-cell>
          <table:table-cell table:style-name="Tabla12.A2" office:value-type="string">
            <text:p text:style-name="P18">El sistema verifica si se realizo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</text:p>
          </table:table-cell>
          <table:table-cell table:style-name="Tabla12.A2" office:value-type="string">
            <text:p text:style-name="P18">El sistema identifica que se realizo un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.1</text:p>
          </table:table-cell>
          <table:table-cell table:style-name="Tabla12.A2" office:value-type="string">
            <text:p text:style-name="P18">El sistema imprime el desglose del abono a deuda Bancoppel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4.a.2</text:p>
          </table:table-cell>
          <table:table-cell table:style-name="Tabla12.A2" office:value-type="string">
            <text:p text:style-name="P18">El flujo continua en el paso 4.5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</text:p>
          </table:table-cell>
          <table:table-cell table:style-name="Tabla12.A2" office:value-type="string">
            <text:p text:style-name="P18">El sistema verifica si se realizo abono a Crédito y Casa. <text:s text:c="5"/>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</text:p>
          </table:table-cell>
          <table:table-cell table:style-name="Tabla12.A2" office:value-type="string">
            <text:p text:style-name="P18">El sistema identifica que se realizo un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.1</text:p>
          </table:table-cell>
          <table:table-cell table:style-name="Tabla12.A2" office:value-type="string">
            <text:p text:style-name="P18">El sistema imprime el desglose del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5.a.2</text:p>
          </table:table-cell>
          <table:table-cell table:style-name="Tabla12.A2" office:value-type="string">
            <text:p text:style-name="P18">El flujo continua en el paso 4.6 del flujo bá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</text:p>
          </table:table-cell>
          <table:table-cell table:style-name="Tabla12.A2" office:value-type="string">
            <text:p text:style-name="P18">El sistema verifica si se realizo abono a Tiempo Air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</text:p>
          </table:table-cell>
          <table:table-cell table:style-name="Tabla12.A2" office:value-type="string">
            <text:p text:style-name="P18">El sistema identifica que se realizo un abono a Tiempo Air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.1</text:p>
          </table:table-cell>
          <table:table-cell table:style-name="Tabla12.A2" office:value-type="string">
            <text:p text:style-name="P18">El sistema imprime el desglose del abono a Crédito y Cas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5.6.a.2</text:p>
          </table:table-cell>
          <table:table-cell table:style-name="Tabla12.A2" office:value-type="string">
            <text:p text:style-name="P18">El flujo continua en el paso 5 del flujo básico.El flujo continua en el paso 5.7.a del flujo ba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</text:p>
          </table:table-cell>
          <table:table-cell table:style-name="Tabla12.A2" office:value-type="string">
            <text:p text:style-name="P18">El sistema verifica que se realizo abono a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1</text:p>
          </table:table-cell>
          <table:table-cell table:style-name="Tabla12.A2" office:value-type="string">
            <text:p text:style-name="P18">El sistema imprime el desglose del abono a cuenta revolvente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</text:p>
          </table:table-cell>
          <table:table-cell table:style-name="Tabla12.A2" office:value-type="string">
            <text:p text:style-name="P18">El sistema identifica que el cliente no tenia abono vencido de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</text:p>
          </table:table-cell>
          <table:table-cell table:style-name="Tabla12.A2" office:value-type="string">
            <text:p text:style-name="P18">El sistema identifica que el cliente tenia abono <text:soft-page-break/>vencido de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</text:p>
          </table:table-cell>
          <table:table-cell table:style-name="Tabla12.A2" office:value-type="string">
            <text:p text:style-name="P18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</text:p>
          </table:table-cell>
          <table:table-cell table:style-name="Tabla12.A2" office:value-type="string">
            <text:p text:style-name="P18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.1</text:p>
          </table:table-cell>
          <table:table-cell table:style-name="Tabla12.A2" office:value-type="string">
            <text:p text:style-name="P18">El sistema imprime interes adicional primer mes de la cuenta revolvente como inform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5.7.a.2.a.1.a.2</text:p>
          </table:table-cell>
          <table:table-cell table:style-name="Tabla12.A2" office:value-type="string">
            <text:p text:style-name="P18">El flujo continua en el paso 6 del flujo basic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6</text:p>
          </table:table-cell>
          <table:table-cell table:style-name="Tabla12.A2" office:value-type="string">
            <text:p text:style-name="P18">El sistema imprime las leyendas( TOTALES, ENTREGO, SU CAMBIO ) en el recibo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7</text:p>
          </table:table-cell>
          <table:table-cell table:style-name="Tabla1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8</text:p>
          </table:table-cell>
          <table:table-cell table:style-name="Tabla12.A2" office:value-type="string">
            <text:p text:style-name="P18">El sistema imprime el numero y nombre del cliente en el recibo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9</text:p>
          </table:table-cell>
          <table:table-cell table:style-name="Tabla1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0</text:p>
          </table:table-cell>
          <table:table-cell table:style-name="Tabla12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1</text:p>
          </table:table-cell>
          <table:table-cell table:style-name="Tabla12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2</text:p>
          </table:table-cell>
          <table:table-cell table:style-name="Tabla12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3</text:p>
          </table:table-cell>
          <table:table-cell table:style-name="Tabla12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4</text:p>
          </table:table-cell>
          <table:table-cell table:style-name="Tabla12.A2" office:value-type="string">
            <text:p text:style-name="P18">El sistema verifica que el sorteo instantaneo no esta ac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5</text:p>
          </table:table-cell>
          <table:table-cell table:style-name="Tabla12.A2" office:value-type="string">
            <text:p text:style-name="P18">El sistema verifica en que área de la tienda se imprime el recibo <text:s text:c="23"/></text:p>
            <text:p text:style-name="P18">14.a.- El sistema verifica que se encuentra en el <text:soft-page-break/>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16</text:p>
          </table:table-cell>
          <table:table-cell table:style-name="Tabla12.A2" office:value-type="string">
            <text:p text:style-name="P18">El sistema graba la imagen del recibo de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1">
          <table:table-cell table:style-name="Tabla12.A2" office:value-type="string">
            <text:p text:style-name="P31">S17</text:p>
          </table:table-cell>
          <table:table-cell table:style-name="Tabla12.A2" office:value-type="string">
            <text:p text:style-name="P18">El sistema verifica que no se capturo el pago de servici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1">
          <table:table-cell table:style-name="Tabla12.A2" office:value-type="string">
            <text:p text:style-name="P31">S18</text:p>
          </table:table-cell>
          <table:table-cell table:style-name="Tabla12.A2" office:value-type="string">
            <text:p text:style-name="P18">El sistema manda llamar el caso de uso CU-0011-InvitacionPrestam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61">
          <table:table-cell table:style-name="Tabla12.A2" office:value-type="string">
            <text:p text:style-name="P31">S19</text:p>
          </table:table-cell>
          <table:table-cell table:style-name="Tabla12.A2" office:value-type="string">
            <text:p text:style-name="P18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18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ext:p text:style-name="Standard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office:value-type="string">
            <text:p text:style-name="P4">Juego de Prueba:</text:p>
          </table:table-cell>
          <table:table-cell table:style-name="Tabla44.B1" table:number-columns-spanned="3" office:value-type="string">
            <text:p text:style-name="P32">CP-0005-07</text:p>
          </table:table-cell>
          <table:covered-table-cell/>
          <table:covered-table-cell/>
        </table:table-row>
        <table:table-row table:style-name="Tabla44.1">
          <table:table-cell table:style-name="Tabla44.A2" office:value-type="string">
            <text:p text:style-name="P4">Paso</text:p>
          </table:table-cell>
          <table:table-cell table:style-name="Tabla44.A2" office:value-type="string">
            <text:p text:style-name="P4">Descripción</text:p>
          </table:table-cell>
          <table:table-cell table:style-name="Tabla44.A2" office:value-type="string">
            <text:p text:style-name="P4">Resultado</text:p>
          </table:table-cell>
          <table:table-cell table:style-name="Tabla44.D2" office:value-type="string">
            <text:p text:style-name="P4">ID Problema</text:p>
          </table:table-cell>
        </table:table-row>
        <table:table-row table:style-name="Tabla44.3">
          <table:table-cell table:style-name="Tabla44.A2" office:value-type="string">
            <text:p text:style-name="P31">S1</text:p>
          </table:table-cell>
          <table:table-cell table:style-name="Tabla44.A2" office:value-type="string">
            <text:p text:style-name="P18">El caso de uso inicia cuando el sistema requiere imprimir el recibo de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2</text:p>
          </table:table-cell>
          <table:table-cell table:style-name="Tabla44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3</text:p>
          </table:table-cell>
          <table:table-cell table:style-name="Tabla44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4</text:p>
          </table:table-cell>
          <table:table-cell table:style-name="Tabla44.A2" office:value-type="string">
            <text:p text:style-name="P18"><text:s/>El sistema valida que el tipo de impresora es matricia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5</text:p>
          </table:table-cell>
          <table:table-cell table:style-name="Tabla44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<text:soft-page-break/>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</text:p>
          </table:table-cell>
          <table:table-cell table:style-name="Tabla44.A2" office:value-type="string">
            <text:p text:style-name="P18">El sistema verifica si se realizo abono a muebles. <text:s text:c="5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</text:p>
          </table:table-cell>
          <table:table-cell table:style-name="Tabla44.A2" office:value-type="string">
            <text:p text:style-name="P18">El sistema identifica que se realizo un abono a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1</text:p>
          </table:table-cell>
          <table:table-cell table:style-name="Tabla44.A2" office:value-type="string">
            <text:p text:style-name="P18">El sistema imprime el desglose del abono a muebles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</text:p>
          </table:table-cell>
          <table:table-cell table:style-name="Tabla44.A2" office:value-type="string">
            <text:p text:style-name="P18">El sistema identifica que el cliente no tenia abono vencido de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</text:p>
          </table:table-cell>
          <table:table-cell table:style-name="Tabla44.A2" office:value-type="string">
            <text:p text:style-name="P18">El sistema identifica que el cliente tenia abono vencido de mueble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</text:p>
          </table:table-cell>
          <table:table-cell table:style-name="Tabla44.A2" office:value-type="string">
            <text:p text:style-name="P18">El sistema identifica que el cliente no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.1</text:p>
          </table:table-cell>
          <table:table-cell table:style-name="Tabla44.A2" office:value-type="string">
            <text:p text:style-name="P18">El sistema imprime interés adicional primer mes de la cuenta de muebles como inform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1.a.2.a.1.a.2</text:p>
          </table:table-cell>
          <table:table-cell table:style-name="Tabla44.A2" office:value-type="string">
            <text:p text:style-name="P18">El flujo continua en el paso 4.2 del flujo altern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</text:p>
          </table:table-cell>
          <table:table-cell table:style-name="Tabla44.A2" office:value-type="string">
            <text:p text:style-name="P18">El sistema verifica si se realizo abono a ropa. <text:s text:c="12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</text:p>
          </table:table-cell>
          <table:table-cell table:style-name="Tabla44.A2" office:value-type="string">
            <text:p text:style-name="P18">El sistema identifica que se realizo un abono a rop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1</text:p>
          </table:table-cell>
          <table:table-cell table:style-name="Tabla44.A2" office:value-type="string">
            <text:p text:style-name="P18">El sistema imprime el desglose del abono a ropa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</text:p>
          </table:table-cell>
          <table:table-cell table:style-name="Tabla44.A2" office:value-type="string">
            <text:p text:style-name="P18">El sistema identifica que el cliente no tenia abono vencido de rop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</text:p>
          </table:table-cell>
          <table:table-cell table:style-name="Tabla44.A2" office:value-type="string">
            <text:p text:style-name="P18">El sistema identifica que el cliente tenia abono vencido de rop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</text:p>
          </table:table-cell>
          <table:table-cell table:style-name="Tabla44.A2" office:value-type="string">
            <text:p text:style-name="P18">El sistema identifica que el cliente no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.1</text:p>
          </table:table-cell>
          <table:table-cell table:style-name="Tabla44.A2" office:value-type="string">
            <text:p text:style-name="P18">El sistema imprime interés adicional primer mes de la cuenta de ropa como inform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2.a.2.a.1.a.2</text:p>
          </table:table-cell>
          <table:table-cell table:style-name="Tabla44.A2" office:value-type="string">
            <text:p text:style-name="P18">El flujo continua en el paso 4.3 del flujo alterna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</text:p>
          </table:table-cell>
          <table:table-cell table:style-name="Tabla44.A2" office:value-type="string">
            <text:p text:style-name="P18">El sistema verifica si se realizo abono a préstamo. <text:s text:c="10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</text:p>
          </table:table-cell>
          <table:table-cell table:style-name="Tabla44.A2" office:value-type="string">
            <text:p text:style-name="P18">El sistema identifica que se realizo un abono a pré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.1</text:p>
          </table:table-cell>
          <table:table-cell table:style-name="Tabla44.A2" office:value-type="string">
            <text:p text:style-name="P18">El sistema imprime el desglose del abono a pré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3.a.2</text:p>
          </table:table-cell>
          <table:table-cell table:style-name="Tabla44.A2" office:value-type="string">
            <text:p text:style-name="P18">El flujo continua en el paso 4.4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</text:p>
          </table:table-cell>
          <table:table-cell table:style-name="Tabla44.A2" office:value-type="string">
            <text:p text:style-name="P18">El sistema verifica si se realizo abono a deuda <text:soft-page-break/>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</text:p>
          </table:table-cell>
          <table:table-cell table:style-name="Tabla44.A2" office:value-type="string">
            <text:p text:style-name="P18">El sistema identifica que se realizo un abono a deuda 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.1</text:p>
          </table:table-cell>
          <table:table-cell table:style-name="Tabla44.A2" office:value-type="string">
            <text:p text:style-name="P18">El sistema imprime el desglose del abono a deuda Bancoppel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4.a.2</text:p>
          </table:table-cell>
          <table:table-cell table:style-name="Tabla44.A2" office:value-type="string">
            <text:p text:style-name="P18">El flujo continua en el paso 4.5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</text:p>
          </table:table-cell>
          <table:table-cell table:style-name="Tabla44.A2" office:value-type="string">
            <text:p text:style-name="P18">El sistema verifica si se realizo abono a Crédito y Casa. <text:s text:c="5"/>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</text:p>
          </table:table-cell>
          <table:table-cell table:style-name="Tabla44.A2" office:value-type="string">
            <text:p text:style-name="P18">El sistema identifica que se realizo un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.1</text:p>
          </table:table-cell>
          <table:table-cell table:style-name="Tabla44.A2" office:value-type="string">
            <text:p text:style-name="P18">El sistema imprime el desglose del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5.a.2</text:p>
          </table:table-cell>
          <table:table-cell table:style-name="Tabla44.A2" office:value-type="string">
            <text:p text:style-name="P18">El flujo continua en el paso 4.6 del flujo bá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</text:p>
          </table:table-cell>
          <table:table-cell table:style-name="Tabla44.A2" office:value-type="string">
            <text:p text:style-name="P18">El sistema verifica si se realizo abono a Tiempo Air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</text:p>
          </table:table-cell>
          <table:table-cell table:style-name="Tabla44.A2" office:value-type="string">
            <text:p text:style-name="P18">El sistema identifica que se realizo un abono a Tiempo Air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.1</text:p>
          </table:table-cell>
          <table:table-cell table:style-name="Tabla44.A2" office:value-type="string">
            <text:p text:style-name="P18">El sistema imprime el desglose del abono a Crédito y Cas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.5.6.a.2</text:p>
          </table:table-cell>
          <table:table-cell table:style-name="Tabla44.A2" office:value-type="string">
            <text:p text:style-name="P18">El flujo continua en el paso 5 del flujo básico.El flujo continua en el paso 5.7.a del flujo ba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</text:p>
          </table:table-cell>
          <table:table-cell table:style-name="Tabla44.A2" office:value-type="string">
            <text:p text:style-name="P18">El sistema verifica que se realizo abono a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1</text:p>
          </table:table-cell>
          <table:table-cell table:style-name="Tabla44.A2" office:value-type="string">
            <text:p text:style-name="P18">El sistema imprime el desglose del abono a cuenta revolvente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</text:p>
          </table:table-cell>
          <table:table-cell table:style-name="Tabla44.A2" office:value-type="string">
            <text:p text:style-name="P18">El sistema identifica que el cliente no tenia abono vencido de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</text:p>
          </table:table-cell>
          <table:table-cell table:style-name="Tabla44.A2" office:value-type="string">
            <text:p text:style-name="P18">El sistema identifica que el cliente tenia abono vencido de cuenta revolv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1</text:p>
          </table:table-cell>
          <table:table-cell table:style-name="Tabla44.A2" office:value-type="string">
            <text:p text:style-name="P18">El sistema identifica que el cliente se puso al corriente con el vencid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2</text:p>
          </table:table-cell>
          <table:table-cell table:style-name="Tabla44.A2" office:value-type="string">
            <text:p text:style-name="P18">El sistema imprime interes adicional primer mes de la cuenta revolvente como bonificacion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E5.7.a.2.a.3</text:p>
          </table:table-cell>
          <table:table-cell table:style-name="Tabla44.A2" office:value-type="string">
            <text:p text:style-name="P18">El flujo continua en el paso 6 del flujo basic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6</text:p>
          </table:table-cell>
          <table:table-cell table:style-name="Tabla44.A2" office:value-type="string">
            <text:p text:style-name="P18">El sistema imprime las leyendas( TOTALES, ENTREGO, SU CAMBIO ) en el recibo del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7</text:p>
          </table:table-cell>
          <table:table-cell table:style-name="Tabla4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8</text:p>
          </table:table-cell>
          <table:table-cell table:style-name="Tabla44.A2" office:value-type="string">
            <text:p text:style-name="P18">El sistema imprime el numero y nombre del cliente en el recibo del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9</text:p>
          </table:table-cell>
          <table:table-cell table:style-name="Tabla4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0</text:p>
          </table:table-cell>
          <table:table-cell table:style-name="Tabla44.A2" office:value-type="string">
            <text:p text:style-name="P18">El sistema verifica si el sorteo esta activo. <text:s text:c="23"/></text:p>
            <text:p text:style-name="P18">9.a.- El sistema verificó que el sorteo si esta <text:soft-page-break/>activo. <text:s text:c="23"/></text:p>
            <text:p text:style-name="P18">9.b.- El sistema verificó que el sorteo no esta ac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1</text:p>
          </table:table-cell>
          <table:table-cell table:style-name="Tabla44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2</text:p>
          </table:table-cell>
          <table:table-cell table:style-name="Tabla44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3</text:p>
          </table:table-cell>
          <table:table-cell table:style-name="Tabla44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4</text:p>
          </table:table-cell>
          <table:table-cell table:style-name="Tabla44.A2" office:value-type="string">
            <text:p text:style-name="P18">El sistema verifica que el sorteo instantaneo no esta activ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5</text:p>
          </table:table-cell>
          <table:table-cell table:style-name="Tabla44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31">S16</text:p>
          </table:table-cell>
          <table:table-cell table:style-name="Tabla44.A2" office:value-type="string">
            <text:p text:style-name="P18">El sistema graba la imagen del recibo de abon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60">
          <table:table-cell table:style-name="Tabla44.A2" office:value-type="string">
            <text:p text:style-name="P31">S17</text:p>
          </table:table-cell>
          <table:table-cell table:style-name="Tabla44.A2" office:value-type="string">
            <text:p text:style-name="P18">El sistema verifica que no se capturo el pago de servicios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60">
          <table:table-cell table:style-name="Tabla44.A2" office:value-type="string">
            <text:p text:style-name="P31">S18</text:p>
          </table:table-cell>
          <table:table-cell table:style-name="Tabla44.A2" office:value-type="string">
            <text:p text:style-name="P18">El sistema manda llamar el caso de uso CU-0011-InvitacionPrestam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60">
          <table:table-cell table:style-name="Tabla44.A2" office:value-type="string">
            <text:p text:style-name="P31">S19</text:p>
          </table:table-cell>
          <table:table-cell table:style-name="Tabla44.A2" office:value-type="string">
            <text:p text:style-name="P18">Fin del caso de uso.</text:p>
          </table:table-cell>
          <table:table-cell table:style-name="Tabla44.A2" office:value-type="string">
            <text:p text:style-name="P6"/>
          </table:table-cell>
          <table:table-cell table:style-name="Tabla44.D2" office:value-type="string">
            <text:p text:style-name="P6"/>
          </table:table-cell>
        </table:table-row>
        <table:table-row table:style-name="Tabla44.3">
          <table:table-cell table:style-name="Tabla44.A2" office:value-type="string">
            <text:p text:style-name="P4">Estado el Caso de Prueba </text:p>
          </table:table-cell>
          <table:table-cell table:style-name="Tabla44.A2" office:value-type="string">
            <text:p text:style-name="P18">En preparación</text:p>
          </table:table-cell>
          <table:table-cell table:style-name="Tabla44.A2" office:value-type="string">
            <text:p text:style-name="P5"/>
          </table:table-cell>
          <table:table-cell table:style-name="Tabla44.D2" office:value-type="string">
            <text:p text:style-name="P6"/>
          </table:table-cell>
        </table:table-row>
      </table:table>
      <text:p text:style-name="Standard"/>
      <text:p text:style-name="Standard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office:value-type="string">
            <text:p text:style-name="P4">Juego de Prueba:</text:p>
          </table:table-cell>
          <table:table-cell table:style-name="Tabla45.B1" table:number-columns-spanned="3" office:value-type="string">
            <text:p text:style-name="P32">CP-0005-09</text:p>
          </table:table-cell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">Paso</text:p>
          </table:table-cell>
          <table:table-cell table:style-name="Tabla45.A2" office:value-type="string">
            <text:p text:style-name="P4">Descripción</text:p>
          </table:table-cell>
          <table:table-cell table:style-name="Tabla45.A2" office:value-type="string">
            <text:p text:style-name="P4">Resultado</text:p>
          </table:table-cell>
          <table:table-cell table:style-name="Tabla45.D2" office:value-type="string">
            <text:p text:style-name="P4">ID Problema</text:p>
          </table:table-cell>
        </table:table-row>
        <table:table-row table:style-name="Tabla45.3">
          <table:table-cell table:style-name="Tabla45.A2" office:value-type="string">
            <text:p text:style-name="P31">S1</text:p>
          </table:table-cell>
          <table:table-cell table:style-name="Tabla45.A2" office:value-type="string">
            <text:p text:style-name="P18">El caso de uso inicia cuando el sistema requiere imprimir el recibo de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2</text:p>
          </table:table-cell>
          <table:table-cell table:style-name="Tabla45.A2" office:value-type="string">
            <text:p text:style-name="P18">El sistema identifica si hay que imprimir la documentación del seguro de vida. <text:s text:c="21"/></text:p>
            <text:p text:style-name="P18"><text:soft-page-break/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3</text:p>
          </table:table-cell>
          <table:table-cell table:style-name="Tabla45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4</text:p>
          </table:table-cell>
          <table:table-cell table:style-name="Tabla45.A2" office:value-type="string">
            <text:p text:style-name="P18"><text:s/>El sistema valida que el tipo de impresora es matricia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5</text:p>
          </table:table-cell>
          <table:table-cell table:style-name="Tabla45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</text:p>
          </table:table-cell>
          <table:table-cell table:style-name="Tabla45.A2" office:value-type="string">
            <text:p text:style-name="P18">El sistema verifica si se realizo abono a muebles. <text:s text:c="5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</text:p>
          </table:table-cell>
          <table:table-cell table:style-name="Tabla45.A2" office:value-type="string">
            <text:p text:style-name="P18">El sistema identifica que se realizo un abono a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1</text:p>
          </table:table-cell>
          <table:table-cell table:style-name="Tabla45.A2" office:value-type="string">
            <text:p text:style-name="P18">El sistema imprime el desglose del abono a muebles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</text:p>
          </table:table-cell>
          <table:table-cell table:style-name="Tabla45.A2" office:value-type="string">
            <text:p text:style-name="P18">El sistema identifica que el cliente no tenia abono vencido de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</text:p>
          </table:table-cell>
          <table:table-cell table:style-name="Tabla45.A2" office:value-type="string">
            <text:p text:style-name="P18">El sistema identifica que el cliente tenia abono vencido de mueble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</text:p>
          </table:table-cell>
          <table:table-cell table:style-name="Tabla45.A2" office:value-type="string">
            <text:p text:style-name="P18">El sistema identifica que el cliente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.a</text:p>
          </table:table-cell>
          <table:table-cell table:style-name="Tabla45.A2" office:value-type="string">
            <text:p text:style-name="P18">El sistema identifica que el cliente no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1.a.2.a.1.a.1</text:p>
          </table:table-cell>
          <table:table-cell table:style-name="Tabla45.A2" office:value-type="string">
            <text:p text:style-name="P18">El sistema imprime interés adicional primer mes de la cuenta de muebles como inform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1">SE.5.1.a.2.a.1.a.2</text:p>
          </table:table-cell>
          <table:table-cell table:style-name="Tabla45.A2" office:value-type="string">
            <text:p text:style-name="P18">El flujo continua en el paso 4.2 del flujo altern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</text:p>
          </table:table-cell>
          <table:table-cell table:style-name="Tabla45.A2" office:value-type="string">
            <text:p text:style-name="P18">El sistema verifica si se realizo abono a ropa. <text:s text:c="12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</text:p>
          </table:table-cell>
          <table:table-cell table:style-name="Tabla45.A2" office:value-type="string">
            <text:p text:style-name="P18">El sistema identifica que se realizo un abono a rop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1</text:p>
          </table:table-cell>
          <table:table-cell table:style-name="Tabla45.A2" office:value-type="string">
            <text:p text:style-name="P18">El sistema imprime el desglose del abono a ropa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</text:p>
          </table:table-cell>
          <table:table-cell table:style-name="Tabla45.A2" office:value-type="string">
            <text:p text:style-name="P18">El sistema identifica que el cliente no tenia abono vencido de rop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</text:p>
          </table:table-cell>
          <table:table-cell table:style-name="Tabla45.A2" office:value-type="string">
            <text:p text:style-name="P18">El sistema identifica que el cliente tenia abono vencido de rop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</text:p>
          </table:table-cell>
          <table:table-cell table:style-name="Tabla45.A2" office:value-type="string">
            <text:p text:style-name="P18">El sistema identifica que el cliente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</text:p>
          </table:table-cell>
          <table:table-cell table:style-name="Tabla45.A2" office:value-type="string">
            <text:p text:style-name="P18">El sistema identifica que el cliente no se puso al corriente con el vencid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.1</text:p>
          </table:table-cell>
          <table:table-cell table:style-name="Tabla45.A2" office:value-type="string">
            <text:p text:style-name="P18">El sistema imprime interés adicional primer mes de la cuenta de ropa como inform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2.a.2.a.1.a.2</text:p>
          </table:table-cell>
          <table:table-cell table:style-name="Tabla45.A2" office:value-type="string">
            <text:p text:style-name="P18">El flujo continua en el paso 4.3 del flujo alterna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</text:p>
          </table:table-cell>
          <table:table-cell table:style-name="Tabla45.A2" office:value-type="string">
            <text:p text:style-name="P18">El sistema verifica si se realizo abono a préstamo. <text:s text:c="10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</text:p>
          </table:table-cell>
          <table:table-cell table:style-name="Tabla45.A2" office:value-type="string">
            <text:p text:style-name="P18">El sistema identifica que se realizo un abono a pré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.1</text:p>
          </table:table-cell>
          <table:table-cell table:style-name="Tabla45.A2" office:value-type="string">
            <text:p text:style-name="P18">El sistema imprime el desglose del abono a pré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3.a.2</text:p>
          </table:table-cell>
          <table:table-cell table:style-name="Tabla45.A2" office:value-type="string">
            <text:p text:style-name="P18">El flujo continua en el paso 4.4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</text:p>
          </table:table-cell>
          <table:table-cell table:style-name="Tabla45.A2" office:value-type="string">
            <text:p text:style-name="P18">El sistema verifica si se realizo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</text:p>
          </table:table-cell>
          <table:table-cell table:style-name="Tabla45.A2" office:value-type="string">
            <text:p text:style-name="P18">El sistema identifica que se realizo un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.1</text:p>
          </table:table-cell>
          <table:table-cell table:style-name="Tabla45.A2" office:value-type="string">
            <text:p text:style-name="P18">El sistema imprime el desglose del abono a deuda Bancoppel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4.a.2</text:p>
          </table:table-cell>
          <table:table-cell table:style-name="Tabla45.A2" office:value-type="string">
            <text:p text:style-name="P18">El flujo continua en el paso 4.5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</text:p>
          </table:table-cell>
          <table:table-cell table:style-name="Tabla45.A2" office:value-type="string">
            <text:p text:style-name="P18">El sistema verifica si se realizo abono a Crédito y Casa. <text:s text:c="5"/>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</text:p>
          </table:table-cell>
          <table:table-cell table:style-name="Tabla45.A2" office:value-type="string">
            <text:p text:style-name="P18">El sistema identifica que se realizo un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.1</text:p>
          </table:table-cell>
          <table:table-cell table:style-name="Tabla45.A2" office:value-type="string">
            <text:p text:style-name="P18">El sistema imprime el desglose del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5.a.2</text:p>
          </table:table-cell>
          <table:table-cell table:style-name="Tabla45.A2" office:value-type="string">
            <text:p text:style-name="P18">El flujo continua en el paso 4.6 del flujo bá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</text:p>
          </table:table-cell>
          <table:table-cell table:style-name="Tabla45.A2" office:value-type="string">
            <text:p text:style-name="P18">El sistema verifica si se realizo abono a Tiempo Air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</text:p>
          </table:table-cell>
          <table:table-cell table:style-name="Tabla45.A2" office:value-type="string">
            <text:p text:style-name="P18">El sistema identifica que se realizo un abono a Tiempo Air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.1</text:p>
          </table:table-cell>
          <table:table-cell table:style-name="Tabla45.A2" office:value-type="string">
            <text:p text:style-name="P18">El sistema imprime el desglose del abono a Crédito y Cas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.5.6.a.2</text:p>
          </table:table-cell>
          <table:table-cell table:style-name="Tabla45.A2" office:value-type="string">
            <text:p text:style-name="P18">El flujo continua en el paso 5 del flujo básico.El flujo continua en el paso 5.7.a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ext:soft-page-break/>
        <table:table-row table:style-name="Tabla45.3">
          <table:table-cell table:style-name="Tabla45.A2" office:value-type="string">
            <text:p text:style-name="P31">SE5.7.a</text:p>
          </table:table-cell>
          <table:table-cell table:style-name="Tabla45.A2" office:value-type="string">
            <text:p text:style-name="P18">El sistema verifica que se realizo abono a cuenta revolv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1</text:p>
          </table:table-cell>
          <table:table-cell table:style-name="Tabla45.A2" office:value-type="string">
            <text:p text:style-name="P18">El sistema imprime el desglose del abono a cuenta revolvente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2</text:p>
          </table:table-cell>
          <table:table-cell table:style-name="Tabla45.A2" office:value-type="string">
            <text:p text:style-name="P18">El sistema identifica que el cliente no tenia abono vencido de cuenta revolv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E5.7.a.2</text:p>
          </table:table-cell>
          <table:table-cell table:style-name="Tabla45.A2" office:value-type="string">
            <text:p text:style-name="P18">El flujo continua en el paso 6 del flujo basic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6</text:p>
          </table:table-cell>
          <table:table-cell table:style-name="Tabla45.A2" office:value-type="string">
            <text:p text:style-name="P18">El sistema imprime las leyendas( TOTALES, ENTREGO, SU CAMBIO ) en el recibo del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7</text:p>
          </table:table-cell>
          <table:table-cell table:style-name="Tabla4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8</text:p>
          </table:table-cell>
          <table:table-cell table:style-name="Tabla45.A2" office:value-type="string">
            <text:p text:style-name="P18">El sistema imprime el numero y nombre del cliente en el recibo del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9</text:p>
          </table:table-cell>
          <table:table-cell table:style-name="Tabla4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0</text:p>
          </table:table-cell>
          <table:table-cell table:style-name="Tabla45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1</text:p>
          </table:table-cell>
          <table:table-cell table:style-name="Tabla45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2</text:p>
          </table:table-cell>
          <table:table-cell table:style-name="Tabla45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3</text:p>
          </table:table-cell>
          <table:table-cell table:style-name="Tabla45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4</text:p>
          </table:table-cell>
          <table:table-cell table:style-name="Tabla45.A2" office:value-type="string">
            <text:p text:style-name="P18">El sistema verifica que el sorteo instantaneo no esta activ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5</text:p>
          </table:table-cell>
          <table:table-cell table:style-name="Tabla45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<text:soft-page-break/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31">S16</text:p>
          </table:table-cell>
          <table:table-cell table:style-name="Tabla45.A2" office:value-type="string">
            <text:p text:style-name="P18">El sistema graba la imagen del recibo de abon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7">
          <table:table-cell table:style-name="Tabla45.A2" office:value-type="string">
            <text:p text:style-name="P31">S17</text:p>
          </table:table-cell>
          <table:table-cell table:style-name="Tabla45.A2" office:value-type="string">
            <text:p text:style-name="P18">El sistema verifica que no se capturo el pago de servicios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7">
          <table:table-cell table:style-name="Tabla45.A2" office:value-type="string">
            <text:p text:style-name="P31">S18</text:p>
          </table:table-cell>
          <table:table-cell table:style-name="Tabla45.A2" office:value-type="string">
            <text:p text:style-name="P18">El sistema manda llamar el caso de uso CU-0011-InvitacionPrestam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57">
          <table:table-cell table:style-name="Tabla45.A2" office:value-type="string">
            <text:p text:style-name="P31">S19</text:p>
          </table:table-cell>
          <table:table-cell table:style-name="Tabla45.A2" office:value-type="string">
            <text:p text:style-name="P18">Fin del caso de uso.</text:p>
          </table:table-cell>
          <table:table-cell table:style-name="Tabla45.A2" office:value-type="string">
            <text:p text:style-name="P6"/>
          </table:table-cell>
          <table:table-cell table:style-name="Tabla45.D2" office:value-type="string">
            <text:p text:style-name="P6"/>
          </table:table-cell>
        </table:table-row>
        <table:table-row table:style-name="Tabla45.3">
          <table:table-cell table:style-name="Tabla45.A2" office:value-type="string">
            <text:p text:style-name="P4">Estado el Caso de Prueba </text:p>
          </table:table-cell>
          <table:table-cell table:style-name="Tabla45.A2" office:value-type="string">
            <text:p text:style-name="P18">En preparación</text:p>
          </table:table-cell>
          <table:table-cell table:style-name="Tabla45.A2" office:value-type="string">
            <text:p text:style-name="P5"/>
          </table:table-cell>
          <table:table-cell table:style-name="Tabla45.D2" office:value-type="string">
            <text:p text:style-name="P6"/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2">CP-0005-10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1">S1</text:p>
          </table:table-cell>
          <table:table-cell table:style-name="Tabla13.A2" office:value-type="string">
            <text:p text:style-name="P18">El caso de uso inicia cuando el sistema requiere imprimir el recibo de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2</text:p>
          </table:table-cell>
          <table:table-cell table:style-name="Tabla13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3</text:p>
          </table:table-cell>
          <table:table-cell table:style-name="Tabla13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4</text:p>
          </table:table-cell>
          <table:table-cell table:style-name="Tabla13.A2" office:value-type="string">
            <text:p text:style-name="P18"><text:s/>El sistema valida que el tipo de impresora es matricia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5</text:p>
          </table:table-cell>
          <table:table-cell table:style-name="Tabla13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<text:soft-page-break/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</text:p>
          </table:table-cell>
          <table:table-cell table:style-name="Tabla13.A2" office:value-type="string">
            <text:p text:style-name="P18">El sistema verifica si se realizo abono a muebles. <text:s text:c="5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</text:p>
          </table:table-cell>
          <table:table-cell table:style-name="Tabla13.A2" office:value-type="string">
            <text:p text:style-name="P18">El sistema identifica que se realizo un abono a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1</text:p>
          </table:table-cell>
          <table:table-cell table:style-name="Tabla13.A2" office:value-type="string">
            <text:p text:style-name="P18">El sistema imprime el desglose del abono a muebles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</text:p>
          </table:table-cell>
          <table:table-cell table:style-name="Tabla13.A2" office:value-type="string">
            <text:p text:style-name="P18">El sistema identifica que el cliente no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</text:p>
          </table:table-cell>
          <table:table-cell table:style-name="Tabla13.A2" office:value-type="string">
            <text:p text:style-name="P18">El sistema identifica que el cliente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2</text:p>
          </table:table-cell>
          <table:table-cell table:style-name="Tabla13.A2" office:value-type="string">
            <text:p text:style-name="P18">El sistema imprime interés adicional primer mes de la cuenta de muebles como bonificacio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1.a.2.a.3</text:p>
          </table:table-cell>
          <table:table-cell table:style-name="Tabla13.A2" office:value-type="string">
            <text:p text:style-name="P18">El flujo continua en el paso 4.2 del flujo altern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</text:p>
          </table:table-cell>
          <table:table-cell table:style-name="Tabla13.A2" office:value-type="string">
            <text:p text:style-name="P18">El sistema verifica si se realizo abono a ropa. <text:s text:c="12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</text:p>
          </table:table-cell>
          <table:table-cell table:style-name="Tabla13.A2" office:value-type="string">
            <text:p text:style-name="P18">El sistema identifica que se realizo un abono a rop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1</text:p>
          </table:table-cell>
          <table:table-cell table:style-name="Tabla13.A2" office:value-type="string">
            <text:p text:style-name="P18">El sistema imprime el desglose del abono a ropa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</text:p>
          </table:table-cell>
          <table:table-cell table:style-name="Tabla13.A2" office:value-type="string">
            <text:p text:style-name="P18">El sistema identifica que el cliente no tenia abono vencido de rop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</text:p>
          </table:table-cell>
          <table:table-cell table:style-name="Tabla13.A2" office:value-type="string">
            <text:p text:style-name="P18">El sistema identifica que el cliente tenia abono vencido de rop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2</text:p>
          </table:table-cell>
          <table:table-cell table:style-name="Tabla13.A2" office:value-type="string">
            <text:p text:style-name="P18">El sistema imprime interes adicional primer mes de la cuenta de ropa como bonificacion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2.a.2.a.3</text:p>
          </table:table-cell>
          <table:table-cell table:style-name="Tabla13.A2" office:value-type="string">
            <text:p text:style-name="P18">El flujo continua en el paso 4.3 del flujo altern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</text:p>
          </table:table-cell>
          <table:table-cell table:style-name="Tabla13.A2" office:value-type="string">
            <text:p text:style-name="P18">El sistema verifica si se realizo abono a préstamo. <text:s text:c="7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.b</text:p>
          </table:table-cell>
          <table:table-cell table:style-name="Tabla13.A2" office:value-type="string">
            <text:p text:style-name="P18">El sistema identifica que no se realizo abono a préstam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3.b.1</text:p>
          </table:table-cell>
          <table:table-cell table:style-name="Tabla13.A2" office:value-type="string">
            <text:p text:style-name="P18">El flujo continua en el paso 4.4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</text:p>
          </table:table-cell>
          <table:table-cell table:style-name="Tabla13.A2" office:value-type="string">
            <text:p text:style-name="P18">El sistema verifica si se realizo abono a deuda Bancoppe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.b</text:p>
          </table:table-cell>
          <table:table-cell table:style-name="Tabla13.A2" office:value-type="string">
            <text:p text:style-name="P18">El sistema identifica que no se realizo abono a deuda Bancoppel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4.b.1</text:p>
          </table:table-cell>
          <table:table-cell table:style-name="Tabla13.A2" office:value-type="string">
            <text:p text:style-name="P18">El flujo continua en el paso 4.5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</text:p>
          </table:table-cell>
          <table:table-cell table:style-name="Tabla13.A2" office:value-type="string">
            <text:p text:style-name="P18">El sistema verifica si se realizo abono a Crédito y Casa. <text:s text:c="7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.b</text:p>
          </table:table-cell>
          <table:table-cell table:style-name="Tabla13.A2" office:value-type="string">
            <text:p text:style-name="P18">El sistema identifica que no se realizo abono a <text:soft-page-break/>Crédito y Cas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5.b.1</text:p>
          </table:table-cell>
          <table:table-cell table:style-name="Tabla13.A2" office:value-type="string">
            <text:p text:style-name="P18">El flujo continua en el paso 4.6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6</text:p>
          </table:table-cell>
          <table:table-cell table:style-name="Tabla13.A2" office:value-type="string">
            <text:p text:style-name="P18">El sistema verifica si se realizo abono a Tiempo Aire. <text:s text:c="6"/>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6.b</text:p>
          </table:table-cell>
          <table:table-cell table:style-name="Tabla13.A2" office:value-type="string">
            <text:p text:style-name="P18">El sistema identifica que no se realizo abono a Tiempo Air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5.6.b.1</text:p>
          </table:table-cell>
          <table:table-cell table:style-name="Tabla13.A2" office:value-type="string">
            <text:p text:style-name="P18">El flujo continua en el paso 5.7.a del flujo ba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</text:p>
          </table:table-cell>
          <table:table-cell table:style-name="Tabla13.A2" office:value-type="string">
            <text:p text:style-name="P18">El sistema verifica que se realizo abono a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1</text:p>
          </table:table-cell>
          <table:table-cell table:style-name="Tabla13.A2" office:value-type="string">
            <text:p text:style-name="P18">El sistema imprime el desglose del abono a cuenta revolvente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</text:p>
          </table:table-cell>
          <table:table-cell table:style-name="Tabla13.A2" office:value-type="string">
            <text:p text:style-name="P18">El sistema identifica que el cliente no tenia abono vencido de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</text:p>
          </table:table-cell>
          <table:table-cell table:style-name="Tabla13.A2" office:value-type="string">
            <text:p text:style-name="P18">El sistema identifica que el cliente tenia abono vencido de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</text:p>
          </table:table-cell>
          <table:table-cell table:style-name="Tabla13.A2" office:value-type="string">
            <text:p text:style-name="P18">El sistema identifica que el cliente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</text:p>
          </table:table-cell>
          <table:table-cell table:style-name="Tabla13.A2" office:value-type="string">
            <text:p text:style-name="P18">El sistema identifica que el cliente no se puso al corriente con el venci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.1</text:p>
          </table:table-cell>
          <table:table-cell table:style-name="Tabla13.A2" office:value-type="string">
            <text:p text:style-name="P18">El sistema imprime interes adicional primer mes de la cuenta revolvente como informa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5.7.a.2.a.1.a.2</text:p>
          </table:table-cell>
          <table:table-cell table:style-name="Tabla13.A2" office:value-type="string">
            <text:p text:style-name="P18">El flujo continua en el paso 6 del flujo ba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6</text:p>
          </table:table-cell>
          <table:table-cell table:style-name="Tabla13.A2" office:value-type="string">
            <text:p text:style-name="P18">El sistema imprime las leyendas( TOTALES, ENTREGO, SU CAMBIO ) en el recibo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7</text:p>
          </table:table-cell>
          <table:table-cell table:style-name="Tabla1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8</text:p>
          </table:table-cell>
          <table:table-cell table:style-name="Tabla13.A2" office:value-type="string">
            <text:p text:style-name="P18">El sistema imprime el numero y nombre del cliente en el recibo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9</text:p>
          </table:table-cell>
          <table:table-cell table:style-name="Tabla1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0</text:p>
          </table:table-cell>
          <table:table-cell table:style-name="Tabla13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1</text:p>
          </table:table-cell>
          <table:table-cell table:style-name="Tabla13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2</text:p>
          </table:table-cell>
          <table:table-cell table:style-name="Tabla13.A2" office:value-type="string">
            <text:p text:style-name="P18">El sistema verifica si la tienda tiene estacionamiento. <text:s text:c="23"/></text:p>
            <text:p text:style-name="P18"><text:soft-page-break/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3</text:p>
          </table:table-cell>
          <table:table-cell table:style-name="Tabla13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4</text:p>
          </table:table-cell>
          <table:table-cell table:style-name="Tabla13.A2" office:value-type="string">
            <text:p text:style-name="P18">El sistema verifica que el sorteo instantaneo no esta activ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5</text:p>
          </table:table-cell>
          <table:table-cell table:style-name="Tabla13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16</text:p>
          </table:table-cell>
          <table:table-cell table:style-name="Tabla13.A2" office:value-type="string">
            <text:p text:style-name="P18">El sistema graba la imagen del recibo de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5">
          <table:table-cell table:style-name="Tabla13.A2" office:value-type="string">
            <text:p text:style-name="P31">S17</text:p>
          </table:table-cell>
          <table:table-cell table:style-name="Tabla13.A2" office:value-type="string">
            <text:p text:style-name="P18">El sistema verifica que no se capturo el pago de servici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5">
          <table:table-cell table:style-name="Tabla13.A2" office:value-type="string">
            <text:p text:style-name="P31">S18</text:p>
          </table:table-cell>
          <table:table-cell table:style-name="Tabla13.A2" office:value-type="string">
            <text:p text:style-name="P18">El sistema manda llamar el caso de uso CU-0011-InvitacionPrestam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55">
          <table:table-cell table:style-name="Tabla13.A2" office:value-type="string">
            <text:p text:style-name="P31">S19</text:p>
          </table:table-cell>
          <table:table-cell table:style-name="Tabla13.A2" office:value-type="string">
            <text:p text:style-name="P18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18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ext:p text:style-name="Standard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office:value-type="string">
            <text:p text:style-name="P4">Juego de Prueba:</text:p>
          </table:table-cell>
          <table:table-cell table:style-name="Tabla46.B1" table:number-columns-spanned="3" office:value-type="string">
            <text:p text:style-name="P32">CP-0005-11</text:p>
          </table:table-cell>
          <table:covered-table-cell/>
          <table:covered-table-cell/>
        </table:table-row>
        <table:table-row table:style-name="Tabla46.1">
          <table:table-cell table:style-name="Tabla46.A2" office:value-type="string">
            <text:p text:style-name="P4">Paso</text:p>
          </table:table-cell>
          <table:table-cell table:style-name="Tabla46.A2" office:value-type="string">
            <text:p text:style-name="P4">Descripción</text:p>
          </table:table-cell>
          <table:table-cell table:style-name="Tabla46.A2" office:value-type="string">
            <text:p text:style-name="P4">Resultado</text:p>
          </table:table-cell>
          <table:table-cell table:style-name="Tabla46.D2" office:value-type="string">
            <text:p text:style-name="P4">ID Problema</text:p>
          </table:table-cell>
        </table:table-row>
        <table:table-row table:style-name="Tabla46.3">
          <table:table-cell table:style-name="Tabla46.A2" office:value-type="string">
            <text:p text:style-name="P31">S1</text:p>
          </table:table-cell>
          <table:table-cell table:style-name="Tabla46.A2" office:value-type="string">
            <text:p text:style-name="P18">El caso de uso inicia cuando el sistema requiere imprimir el recibo de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2</text:p>
          </table:table-cell>
          <table:table-cell table:style-name="Tabla46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3</text:p>
          </table:table-cell>
          <table:table-cell table:style-name="Tabla46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<text:soft-page-break/>trabajando como local y que no está accesando a una cartera regional o por ciudad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4</text:p>
          </table:table-cell>
          <table:table-cell table:style-name="Tabla46.A2" office:value-type="string">
            <text:p text:style-name="P18"><text:s/>El sistema valida que el tipo de impresora es matricia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5</text:p>
          </table:table-cell>
          <table:table-cell table:style-name="Tabla46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</text:p>
          </table:table-cell>
          <table:table-cell table:style-name="Tabla46.A2" office:value-type="string">
            <text:p text:style-name="P18">El sistema verifica si se realizo abono a muebles. <text:s text:c="5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</text:p>
          </table:table-cell>
          <table:table-cell table:style-name="Tabla46.A2" office:value-type="string">
            <text:p text:style-name="P18">El sistema identifica que se realizo un abono a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1</text:p>
          </table:table-cell>
          <table:table-cell table:style-name="Tabla46.A2" office:value-type="string">
            <text:p text:style-name="P18">El sistema imprime el desglose del abono a muebles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</text:p>
          </table:table-cell>
          <table:table-cell table:style-name="Tabla46.A2" office:value-type="string">
            <text:p text:style-name="P18">El sistema identifica que el cliente no tenia abono vencido de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</text:p>
          </table:table-cell>
          <table:table-cell table:style-name="Tabla46.A2" office:value-type="string">
            <text:p text:style-name="P18">El sistema identifica que el cliente tenia abono vencido de mueble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.2</text:p>
          </table:table-cell>
          <table:table-cell table:style-name="Tabla46.A2" office:value-type="string">
            <text:p text:style-name="P18">El sistema imprime interés adicional primer mes de la cuenta de muebles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1.a.2.a.3</text:p>
          </table:table-cell>
          <table:table-cell table:style-name="Tabla46.A2" office:value-type="string">
            <text:p text:style-name="P18">El flujo continua en el paso 4.2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</text:p>
          </table:table-cell>
          <table:table-cell table:style-name="Tabla46.A2" office:value-type="string">
            <text:p text:style-name="P18">El sistema verifica si se realizo abono a ropa. <text:s text:c="12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</text:p>
          </table:table-cell>
          <table:table-cell table:style-name="Tabla46.A2" office:value-type="string">
            <text:p text:style-name="P18">El sistema identifica que se realizo un abono a ropa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1</text:p>
          </table:table-cell>
          <table:table-cell table:style-name="Tabla46.A2" office:value-type="string">
            <text:p text:style-name="P18">El sistema imprime el desglose del abono a ropa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</text:p>
          </table:table-cell>
          <table:table-cell table:style-name="Tabla46.A2" office:value-type="string">
            <text:p text:style-name="P18">El sistema identifica que el cliente no tenia abono vencido de rop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</text:p>
          </table:table-cell>
          <table:table-cell table:style-name="Tabla46.A2" office:value-type="string">
            <text:p text:style-name="P18">El sistema identifica que el cliente tenia abono vencido de rop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2</text:p>
          </table:table-cell>
          <table:table-cell table:style-name="Tabla46.A2" office:value-type="string">
            <text:p text:style-name="P18">El sistema imprime interes adicional primer mes <text:soft-page-break/>de la cuenta de ropa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2.a.2.a.3</text:p>
          </table:table-cell>
          <table:table-cell table:style-name="Tabla46.A2" office:value-type="string">
            <text:p text:style-name="P18">El flujo continua en el paso 4.3 del flujo alterna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</text:p>
          </table:table-cell>
          <table:table-cell table:style-name="Tabla46.A2" office:value-type="string">
            <text:p text:style-name="P18">El sistema verifica si se realizo abono a préstamo. <text:s text:c="7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.b</text:p>
          </table:table-cell>
          <table:table-cell table:style-name="Tabla46.A2" office:value-type="string">
            <text:p text:style-name="P18">El sistema identifica que no se realizo abono a préstam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3.b.1</text:p>
          </table:table-cell>
          <table:table-cell table:style-name="Tabla46.A2" office:value-type="string">
            <text:p text:style-name="P18">El flujo continua en el paso 4.4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</text:p>
          </table:table-cell>
          <table:table-cell table:style-name="Tabla46.A2" office:value-type="string">
            <text:p text:style-name="P18">El sistema verifica si se realizo abono a deuda Bancoppe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.b</text:p>
          </table:table-cell>
          <table:table-cell table:style-name="Tabla46.A2" office:value-type="string">
            <text:p text:style-name="P18">El sistema identifica que no se realizo abono a deuda Bancoppel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4.b.1</text:p>
          </table:table-cell>
          <table:table-cell table:style-name="Tabla46.A2" office:value-type="string">
            <text:p text:style-name="P18">El flujo continua en el paso 4.5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</text:p>
          </table:table-cell>
          <table:table-cell table:style-name="Tabla46.A2" office:value-type="string">
            <text:p text:style-name="P18">El sistema verifica si se realizo abono a Crédito y Casa. <text:s text:c="7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.b</text:p>
          </table:table-cell>
          <table:table-cell table:style-name="Tabla46.A2" office:value-type="string">
            <text:p text:style-name="P18">El sistema identifica que no se realizo abono a Crédito y Cas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5.b.1</text:p>
          </table:table-cell>
          <table:table-cell table:style-name="Tabla46.A2" office:value-type="string">
            <text:p text:style-name="P18">El flujo continua en el paso 4.6 del flujo bá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</text:p>
          </table:table-cell>
          <table:table-cell table:style-name="Tabla46.A2" office:value-type="string">
            <text:p text:style-name="P18">El sistema verifica si se realizo abono a Tiempo Aire. <text:s text:c="6"/>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.b</text:p>
          </table:table-cell>
          <table:table-cell table:style-name="Tabla46.A2" office:value-type="string">
            <text:p text:style-name="P18">El sistema identifica que no se realizo abono a Tiempo Air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.5.6.b.1</text:p>
          </table:table-cell>
          <table:table-cell table:style-name="Tabla46.A2" office:value-type="string">
            <text:p text:style-name="P18">El flujo continua en el paso 5.7.a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</text:p>
          </table:table-cell>
          <table:table-cell table:style-name="Tabla46.A2" office:value-type="string">
            <text:p text:style-name="P18">El sistema verifica que se realizo abono a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1</text:p>
          </table:table-cell>
          <table:table-cell table:style-name="Tabla46.A2" office:value-type="string">
            <text:p text:style-name="P18">El sistema imprime el desglose del abono a cuenta revolvente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</text:p>
          </table:table-cell>
          <table:table-cell table:style-name="Tabla46.A2" office:value-type="string">
            <text:p text:style-name="P18">El sistema identifica que el cliente no tenia abono vencido de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</text:p>
          </table:table-cell>
          <table:table-cell table:style-name="Tabla46.A2" office:value-type="string">
            <text:p text:style-name="P18">El sistema identifica que el cliente tenia abono vencido de cuenta revolv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.1</text:p>
          </table:table-cell>
          <table:table-cell table:style-name="Tabla46.A2" office:value-type="string">
            <text:p text:style-name="P18">El sistema identifica que el cliente se puso al corriente con el vencid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.2</text:p>
          </table:table-cell>
          <table:table-cell table:style-name="Tabla46.A2" office:value-type="string">
            <text:p text:style-name="P18">El sistema imprime interes adicional primer mes de la cuenta revolvente como bonificacion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E5.7.a.2.a.3</text:p>
          </table:table-cell>
          <table:table-cell table:style-name="Tabla46.A2" office:value-type="string">
            <text:p text:style-name="P18">El flujo continua en el paso 6 del flujo basic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6</text:p>
          </table:table-cell>
          <table:table-cell table:style-name="Tabla46.A2" office:value-type="string">
            <text:p text:style-name="P18">El sistema imprime las leyendas( TOTALES, ENTREGO, SU CAMBIO ) en el recibo del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7</text:p>
          </table:table-cell>
          <table:table-cell table:style-name="Tabla46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8</text:p>
          </table:table-cell>
          <table:table-cell table:style-name="Tabla46.A2" office:value-type="string">
            <text:p text:style-name="P18">El sistema imprime el numero y nombre del cliente en el recibo del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9</text:p>
          </table:table-cell>
          <table:table-cell table:style-name="Tabla46.A2" office:value-type="string">
            <text:p text:style-name="P18">El sistema imprime la fecha actual, el numero de tienda, número de caja, número de recibo, el <text:soft-page-break/>teléfono de la tienda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0</text:p>
          </table:table-cell>
          <table:table-cell table:style-name="Tabla46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1</text:p>
          </table:table-cell>
          <table:table-cell table:style-name="Tabla46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2</text:p>
          </table:table-cell>
          <table:table-cell table:style-name="Tabla46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3</text:p>
          </table:table-cell>
          <table:table-cell table:style-name="Tabla46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4</text:p>
          </table:table-cell>
          <table:table-cell table:style-name="Tabla46.A2" office:value-type="string">
            <text:p text:style-name="P18">El sistema verifica que el sorteo instantaneo no esta activ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5</text:p>
          </table:table-cell>
          <table:table-cell table:style-name="Tabla46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31">S16</text:p>
          </table:table-cell>
          <table:table-cell table:style-name="Tabla46.A2" office:value-type="string">
            <text:p text:style-name="P18">El sistema graba la imagen del recibo de abon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4">
          <table:table-cell table:style-name="Tabla46.A2" office:value-type="string">
            <text:p text:style-name="P31">S17</text:p>
          </table:table-cell>
          <table:table-cell table:style-name="Tabla46.A2" office:value-type="string">
            <text:p text:style-name="P18">El sistema verifica que no se capturo el pago de servicios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4">
          <table:table-cell table:style-name="Tabla46.A2" office:value-type="string">
            <text:p text:style-name="P31">S18</text:p>
          </table:table-cell>
          <table:table-cell table:style-name="Tabla46.A2" office:value-type="string">
            <text:p text:style-name="P18">El sistema manda llamar el caso de uso CU-0011-InvitacionPrestam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54">
          <table:table-cell table:style-name="Tabla46.A2" office:value-type="string">
            <text:p text:style-name="P31">S19</text:p>
          </table:table-cell>
          <table:table-cell table:style-name="Tabla46.A2" office:value-type="string">
            <text:p text:style-name="P18">Fin del caso de uso.</text:p>
          </table:table-cell>
          <table:table-cell table:style-name="Tabla46.A2" office:value-type="string">
            <text:p text:style-name="P6"/>
          </table:table-cell>
          <table:table-cell table:style-name="Tabla46.D2" office:value-type="string">
            <text:p text:style-name="P6"/>
          </table:table-cell>
        </table:table-row>
        <table:table-row table:style-name="Tabla46.3">
          <table:table-cell table:style-name="Tabla46.A2" office:value-type="string">
            <text:p text:style-name="P4">Estado el Caso de Prueba </text:p>
          </table:table-cell>
          <table:table-cell table:style-name="Tabla46.A2" office:value-type="string">
            <text:p text:style-name="P18">En preparación</text:p>
          </table:table-cell>
          <table:table-cell table:style-name="Tabla46.A2" office:value-type="string">
            <text:p text:style-name="P5"/>
          </table:table-cell>
          <table:table-cell table:style-name="Tabla46.D2" office:value-type="string">
            <text:p text:style-name="P6"/>
          </table:table-cell>
        </table:table-row>
      </table:table>
      <text:p text:style-name="Standard"/>
      <text:p text:style-name="Standard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office:value-type="string">
            <text:p text:style-name="P4">Juego de Prueba:</text:p>
          </table:table-cell>
          <table:table-cell table:style-name="Tabla47.B1" table:number-columns-spanned="3" office:value-type="string">
            <text:p text:style-name="P32">CP-0005-12</text:p>
          </table:table-cell>
          <table:covered-table-cell/>
          <table:covered-table-cell/>
        </table:table-row>
        <table:table-row table:style-name="Tabla47.1">
          <table:table-cell table:style-name="Tabla47.A2" office:value-type="string">
            <text:p text:style-name="P4">Paso</text:p>
          </table:table-cell>
          <table:table-cell table:style-name="Tabla47.A2" office:value-type="string">
            <text:p text:style-name="P4">Descripción</text:p>
          </table:table-cell>
          <table:table-cell table:style-name="Tabla47.A2" office:value-type="string">
            <text:p text:style-name="P4">Resultado</text:p>
          </table:table-cell>
          <table:table-cell table:style-name="Tabla47.D2" office:value-type="string">
            <text:p text:style-name="P4">ID Problema</text:p>
          </table:table-cell>
        </table:table-row>
        <table:table-row table:style-name="Tabla47.3">
          <table:table-cell table:style-name="Tabla47.A2" office:value-type="string">
            <text:p text:style-name="P31">S1</text:p>
          </table:table-cell>
          <table:table-cell table:style-name="Tabla47.A2" office:value-type="string">
            <text:p text:style-name="P18">El caso de uso inicia cuando el sistema requiere <text:soft-page-break/>imprimir el recibo de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2</text:p>
          </table:table-cell>
          <table:table-cell table:style-name="Tabla47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3</text:p>
          </table:table-cell>
          <table:table-cell table:style-name="Tabla47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4</text:p>
          </table:table-cell>
          <table:table-cell table:style-name="Tabla47.A2" office:value-type="string">
            <text:p text:style-name="P18"><text:s/>El sistema valida que el tipo de impresora es matricia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5</text:p>
          </table:table-cell>
          <table:table-cell table:style-name="Tabla47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</text:p>
          </table:table-cell>
          <table:table-cell table:style-name="Tabla47.A2" office:value-type="string">
            <text:p text:style-name="P18">El sistema verifica si se realizo abono a muebles. <text:s text:c="5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</text:p>
          </table:table-cell>
          <table:table-cell table:style-name="Tabla47.A2" office:value-type="string">
            <text:p text:style-name="P18">El sistema identifica que se realizo un abono a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1</text:p>
          </table:table-cell>
          <table:table-cell table:style-name="Tabla47.A2" office:value-type="string">
            <text:p text:style-name="P18">El sistema imprime el desglose del abono a muebles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</text:p>
          </table:table-cell>
          <table:table-cell table:style-name="Tabla47.A2" office:value-type="string">
            <text:p text:style-name="P18">El sistema identifica que el cliente no tenia abono vencido de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</text:p>
          </table:table-cell>
          <table:table-cell table:style-name="Tabla47.A2" office:value-type="string">
            <text:p text:style-name="P18">El sistema identifica que el cliente tenia abono vencido de mueble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1</text:p>
          </table:table-cell>
          <table:table-cell table:style-name="Tabla47.A2" office:value-type="string">
            <text:p text:style-name="P18">El sistema identifica que el cliente se puso al corriente con el vencid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2</text:p>
          </table:table-cell>
          <table:table-cell table:style-name="Tabla47.A2" office:value-type="string">
            <text:p text:style-name="P18">El sistema imprime interés adicional primer mes <text:soft-page-break/>de la cuenta de muebles como bonificacion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1.a.2.a.3</text:p>
          </table:table-cell>
          <table:table-cell table:style-name="Tabla47.A2" office:value-type="string">
            <text:p text:style-name="P18">El flujo continua en el paso 4.2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</text:p>
          </table:table-cell>
          <table:table-cell table:style-name="Tabla47.A2" office:value-type="string">
            <text:p text:style-name="P18">El sistema verifica si se realizo abono a ropa. <text:s text:c="12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</text:p>
          </table:table-cell>
          <table:table-cell table:style-name="Tabla47.A2" office:value-type="string">
            <text:p text:style-name="P18">El sistema identifica que se realizo un abono a ropa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1</text:p>
          </table:table-cell>
          <table:table-cell table:style-name="Tabla47.A2" office:value-type="string">
            <text:p text:style-name="P18">El sistema imprime el desglose del abono a ropa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</text:p>
          </table:table-cell>
          <table:table-cell table:style-name="Tabla47.A2" office:value-type="string">
            <text:p text:style-name="P18">El sistema identifica que el cliente no tenia abono vencido de rop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</text:p>
          </table:table-cell>
          <table:table-cell table:style-name="Tabla47.A2" office:value-type="string">
            <text:p text:style-name="P18">El sistema identifica que el cliente tenia abono vencido de rop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1</text:p>
          </table:table-cell>
          <table:table-cell table:style-name="Tabla47.A2" office:value-type="string">
            <text:p text:style-name="P18">El sistema identifica que el cliente se puso al corriente con el vencid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2</text:p>
          </table:table-cell>
          <table:table-cell table:style-name="Tabla47.A2" office:value-type="string">
            <text:p text:style-name="P18">El sistema imprime interes adicional primer mes de la cuenta de ropa como bonificacion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2.a.2.a.3</text:p>
          </table:table-cell>
          <table:table-cell table:style-name="Tabla47.A2" office:value-type="string">
            <text:p text:style-name="P18">El flujo continua en el paso 4.3 del flujo alterna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</text:p>
          </table:table-cell>
          <table:table-cell table:style-name="Tabla47.A2" office:value-type="string">
            <text:p text:style-name="P18">El sistema verifica si se realizo abono a préstamo. <text:s text:c="7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.b</text:p>
          </table:table-cell>
          <table:table-cell table:style-name="Tabla47.A2" office:value-type="string">
            <text:p text:style-name="P18">El sistema identifica que no se realizo abono a préstam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3.b.1</text:p>
          </table:table-cell>
          <table:table-cell table:style-name="Tabla47.A2" office:value-type="string">
            <text:p text:style-name="P18">El flujo continua en el paso 4.4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</text:p>
          </table:table-cell>
          <table:table-cell table:style-name="Tabla47.A2" office:value-type="string">
            <text:p text:style-name="P18">El sistema verifica si se realizo abono a deuda Bancoppe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.b</text:p>
          </table:table-cell>
          <table:table-cell table:style-name="Tabla47.A2" office:value-type="string">
            <text:p text:style-name="P18">El sistema identifica que no se realizo abono a deuda Bancoppel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4.b.1</text:p>
          </table:table-cell>
          <table:table-cell table:style-name="Tabla47.A2" office:value-type="string">
            <text:p text:style-name="P18">El flujo continua en el paso 4.5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5</text:p>
          </table:table-cell>
          <table:table-cell table:style-name="Tabla47.A2" office:value-type="string">
            <text:p text:style-name="P18">El sistema verifica si se realizo abono a Crédito y Casa. <text:s text:c="7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5.b</text:p>
          </table:table-cell>
          <table:table-cell table:style-name="Tabla47.A2" office:value-type="string">
            <text:p text:style-name="P18">El sistema identifica que no se realizo abono a Crédito y Cas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5.b.1</text:p>
          </table:table-cell>
          <table:table-cell table:style-name="Tabla47.A2" office:value-type="string">
            <text:p text:style-name="P18">El flujo continua en el paso 4.6 del flujo bá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</text:p>
          </table:table-cell>
          <table:table-cell table:style-name="Tabla47.A2" office:value-type="string">
            <text:p text:style-name="P18">El sistema verifica si se realizo abono a Tiempo Aire. <text:s text:c="6"/>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.b</text:p>
          </table:table-cell>
          <table:table-cell table:style-name="Tabla47.A2" office:value-type="string">
            <text:p text:style-name="P18">El sistema identifica que no se realizo abono a Tiempo Air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.5.6.b.1</text:p>
          </table:table-cell>
          <table:table-cell table:style-name="Tabla47.A2" office:value-type="string">
            <text:p text:style-name="P18">El flujo continua en el paso 5.7.a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</text:p>
          </table:table-cell>
          <table:table-cell table:style-name="Tabla47.A2" office:value-type="string">
            <text:p text:style-name="P18">El sistema verifica que se realizo abono a cuenta revolv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1</text:p>
          </table:table-cell>
          <table:table-cell table:style-name="Tabla47.A2" office:value-type="string">
            <text:p text:style-name="P18">El sistema imprime el desglose del abono a cuenta revolvente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2</text:p>
          </table:table-cell>
          <table:table-cell table:style-name="Tabla47.A2" office:value-type="string">
            <text:p text:style-name="P18">El sistema identifica que el cliente no tenia abono vencido de cuenta revolv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E5.7.a.2</text:p>
          </table:table-cell>
          <table:table-cell table:style-name="Tabla47.A2" office:value-type="string">
            <text:p text:style-name="P18">El flujo continua en el paso 6 del flujo basic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6</text:p>
          </table:table-cell>
          <table:table-cell table:style-name="Tabla47.A2" office:value-type="string">
            <text:p text:style-name="P18">El sistema imprime las leyendas( TOTALES, ENTREGO, SU CAMBIO ) en el recibo del <text:soft-page-break/>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7</text:p>
          </table:table-cell>
          <table:table-cell table:style-name="Tabla4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8</text:p>
          </table:table-cell>
          <table:table-cell table:style-name="Tabla47.A2" office:value-type="string">
            <text:p text:style-name="P18">El sistema imprime el numero y nombre del cliente en el recibo del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9</text:p>
          </table:table-cell>
          <table:table-cell table:style-name="Tabla4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0</text:p>
          </table:table-cell>
          <table:table-cell table:style-name="Tabla47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1</text:p>
          </table:table-cell>
          <table:table-cell table:style-name="Tabla47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2</text:p>
          </table:table-cell>
          <table:table-cell table:style-name="Tabla47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3</text:p>
          </table:table-cell>
          <table:table-cell table:style-name="Tabla47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4</text:p>
          </table:table-cell>
          <table:table-cell table:style-name="Tabla47.A2" office:value-type="string">
            <text:p text:style-name="P18">El sistema verifica que el sorteo instantaneo no esta activ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5</text:p>
          </table:table-cell>
          <table:table-cell table:style-name="Tabla4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31">S16</text:p>
          </table:table-cell>
          <table:table-cell table:style-name="Tabla47.A2" office:value-type="string">
            <text:p text:style-name="P18">El sistema graba la imagen del recibo de abon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51">
          <table:table-cell table:style-name="Tabla47.A2" office:value-type="string">
            <text:p text:style-name="P31">S17</text:p>
          </table:table-cell>
          <table:table-cell table:style-name="Tabla47.A2" office:value-type="string">
            <text:p text:style-name="P18">El sistema verifica que no se capturo el pago de servicios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51">
          <table:table-cell table:style-name="Tabla47.A2" office:value-type="string">
            <text:p text:style-name="P31">S18</text:p>
          </table:table-cell>
          <table:table-cell table:style-name="Tabla47.A2" office:value-type="string">
            <text:p text:style-name="P18">El sistema manda llamar el caso de uso CU-0011-InvitacionPrestam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ext:soft-page-break/>
        <table:table-row table:style-name="Tabla47.51">
          <table:table-cell table:style-name="Tabla47.A2" office:value-type="string">
            <text:p text:style-name="P31">S19</text:p>
          </table:table-cell>
          <table:table-cell table:style-name="Tabla47.A2" office:value-type="string">
            <text:p text:style-name="P18">Fin del caso de uso.</text:p>
          </table:table-cell>
          <table:table-cell table:style-name="Tabla47.A2" office:value-type="string">
            <text:p text:style-name="P6"/>
          </table:table-cell>
          <table:table-cell table:style-name="Tabla47.D2" office:value-type="string">
            <text:p text:style-name="P6"/>
          </table:table-cell>
        </table:table-row>
        <table:table-row table:style-name="Tabla47.3">
          <table:table-cell table:style-name="Tabla47.A2" office:value-type="string">
            <text:p text:style-name="P4">Estado el Caso de Prueba </text:p>
          </table:table-cell>
          <table:table-cell table:style-name="Tabla47.A2" office:value-type="string">
            <text:p text:style-name="P18">En preparación</text:p>
          </table:table-cell>
          <table:table-cell table:style-name="Tabla47.A2" office:value-type="string">
            <text:p text:style-name="P5"/>
          </table:table-cell>
          <table:table-cell table:style-name="Tabla4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2">CP-0005-13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1">S1</text:p>
          </table:table-cell>
          <table:table-cell table:style-name="Tabla14.A2" office:value-type="string">
            <text:p text:style-name="P18">El caso de uso inicia cuando el sistema requiere imprimir el recibo de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2</text:p>
          </table:table-cell>
          <table:table-cell table:style-name="Tabla14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3</text:p>
          </table:table-cell>
          <table:table-cell table:style-name="Tabla14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4</text:p>
          </table:table-cell>
          <table:table-cell table:style-name="Tabla14.A2" office:value-type="string">
            <text:p text:style-name="P18"><text:s/>El sistema valida que el tipo de impresora es matricia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5</text:p>
          </table:table-cell>
          <table:table-cell table:style-name="Tabla14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/>
          </table:table-cell>
          <table:table-cell table:style-name="Tabla14.A2" office:value-type="string">
            <text:p text:style-name="P18"/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</text:p>
          </table:table-cell>
          <table:table-cell table:style-name="Tabla14.A2" office:value-type="string">
            <text:p text:style-name="P18">El sistema verifica si se realizo abono a muebles. <text:s text:c="5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ext:soft-page-break/>
        <table:table-row table:style-name="Tabla14.3">
          <table:table-cell table:style-name="Tabla14.A2" office:value-type="string">
            <text:p text:style-name="P31">SE.5.1.a</text:p>
          </table:table-cell>
          <table:table-cell table:style-name="Tabla14.A2" office:value-type="string">
            <text:p text:style-name="P18">El sistema identifica que se realizo un abono a muebl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1</text:p>
          </table:table-cell>
          <table:table-cell table:style-name="Tabla14.A2" office:value-type="string">
            <text:p text:style-name="P18">El sistema imprime el desglose del abono a muebles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2</text:p>
          </table:table-cell>
          <table:table-cell table:style-name="Tabla14.A2" office:value-type="string">
            <text:p text:style-name="P18">El sistema identifica que el cliente no tenia abono vencido de mueble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1.a.3</text:p>
          </table:table-cell>
          <table:table-cell table:style-name="Tabla14.A2" office:value-type="string">
            <text:p text:style-name="P18">El flujo continua en el paso 4.2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</text:p>
          </table:table-cell>
          <table:table-cell table:style-name="Tabla14.A2" office:value-type="string">
            <text:p text:style-name="P18">El sistema verifica si se realizo abono a ropa. <text:s text:c="12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</text:p>
          </table:table-cell>
          <table:table-cell table:style-name="Tabla14.A2" office:value-type="string">
            <text:p text:style-name="P18">El sistema identifica que se realizo un abono a rop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1</text:p>
          </table:table-cell>
          <table:table-cell table:style-name="Tabla14.A2" office:value-type="string">
            <text:p text:style-name="P18">El sistema imprime el desglose del abono a ropa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2</text:p>
          </table:table-cell>
          <table:table-cell table:style-name="Tabla14.A2" office:value-type="string">
            <text:p text:style-name="P18">El sistema identifica que el cliente no tenia abono vencido de rop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2.a.3</text:p>
          </table:table-cell>
          <table:table-cell table:style-name="Tabla14.A2" office:value-type="string">
            <text:p text:style-name="P18">El flujo continua en el paso 4.3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</text:p>
          </table:table-cell>
          <table:table-cell table:style-name="Tabla14.A2" office:value-type="string">
            <text:p text:style-name="P18">El sistema verifica si se realizo abono a préstamo. 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</text:p>
          </table:table-cell>
          <table:table-cell table:style-name="Tabla14.A2" office:value-type="string">
            <text:p text:style-name="P18">El sistema identifica que se realizo un abono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.1</text:p>
          </table:table-cell>
          <table:table-cell table:style-name="Tabla14.A2" office:value-type="string">
            <text:p text:style-name="P18">El sistema imprime el desglose del abono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3.a.2</text:p>
          </table:table-cell>
          <table:table-cell table:style-name="Tabla14.A2" office:value-type="string">
            <text:p text:style-name="P18">El flujo continua en el paso 4.4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</text:p>
          </table:table-cell>
          <table:table-cell table:style-name="Tabla14.A2" office:value-type="string">
            <text:p text:style-name="P18">El sistema verifica si se realizo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.a</text:p>
          </table:table-cell>
          <table:table-cell table:style-name="Tabla14.A2" office:value-type="string">
            <text:p text:style-name="P18">El sistema identifica que se realizo un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.a.1</text:p>
          </table:table-cell>
          <table:table-cell table:style-name="Tabla14.A2" office:value-type="string">
            <text:p text:style-name="P18">El sistema imprime el desglose del abono a deuda Bancoppel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4.a.2</text:p>
          </table:table-cell>
          <table:table-cell table:style-name="Tabla14.A2" office:value-type="string">
            <text:p text:style-name="P18">El flujo continua en el paso 4.5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</text:p>
          </table:table-cell>
          <table:table-cell table:style-name="Tabla14.A2" office:value-type="string">
            <text:p text:style-name="P18">El sistema verifica si se realizo abono a Crédito y Casa. <text:s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</text:p>
          </table:table-cell>
          <table:table-cell table:style-name="Tabla14.A2" office:value-type="string">
            <text:p text:style-name="P18">El sistema identifica que se realizo un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.1</text:p>
          </table:table-cell>
          <table:table-cell table:style-name="Tabla14.A2" office:value-type="string">
            <text:p text:style-name="P18">El sistema imprime el desglose del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5.a.2</text:p>
          </table:table-cell>
          <table:table-cell table:style-name="Tabla14.A2" office:value-type="string">
            <text:p text:style-name="P18">El flujo continua en el paso 4.6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</text:p>
          </table:table-cell>
          <table:table-cell table:style-name="Tabla14.A2" office:value-type="string">
            <text:p text:style-name="P18">El sistema verifica si se realizo abono a Tiempo Aire. <text:s text:c="4"/>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</text:p>
          </table:table-cell>
          <table:table-cell table:style-name="Tabla14.A2" office:value-type="string">
            <text:p text:style-name="P18">El sistema identifica que se realizo un abono a Tiempo Air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.1</text:p>
          </table:table-cell>
          <table:table-cell table:style-name="Tabla14.A2" office:value-type="string">
            <text:p text:style-name="P18">El sistema imprime el desglose del abono a Crédito y Cas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5.6.a.2</text:p>
          </table:table-cell>
          <table:table-cell table:style-name="Tabla14.A2" office:value-type="string">
            <text:p text:style-name="P18">El flujo continua en el paso 5 del flujo básico. El flujo continua en el paso 5.7.a del flujo ba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</text:p>
          </table:table-cell>
          <table:table-cell table:style-name="Tabla14.A2" office:value-type="string">
            <text:p text:style-name="P18">El sistema verifica que se realizo abono a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.1</text:p>
          </table:table-cell>
          <table:table-cell table:style-name="Tabla14.A2" office:value-type="string">
            <text:p text:style-name="P18">El sistema imprime el desglose del abono a cuenta revolvente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ext:soft-page-break/>
        <table:table-row table:style-name="Tabla14.3">
          <table:table-cell table:style-name="Tabla14.A2" office:value-type="string">
            <text:p text:style-name="P31">SE5.7.a.2</text:p>
          </table:table-cell>
          <table:table-cell table:style-name="Tabla14.A2" office:value-type="string">
            <text:p text:style-name="P18">El sistema identifica que el cliente no tenia abono vencido de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5.7.a.2</text:p>
          </table:table-cell>
          <table:table-cell table:style-name="Tabla14.A2" office:value-type="string">
            <text:p text:style-name="P18">El flujo continua en el paso 6 del flujo ba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6</text:p>
          </table:table-cell>
          <table:table-cell table:style-name="Tabla14.A2" office:value-type="string">
            <text:p text:style-name="P18">El sistema imprime las leyendas( TOTALES, ENTREGO, SU CAMBIO ) en el recibo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7</text:p>
          </table:table-cell>
          <table:table-cell table:style-name="Tabla1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8</text:p>
          </table:table-cell>
          <table:table-cell table:style-name="Tabla14.A2" office:value-type="string">
            <text:p text:style-name="P18">El sistema imprime el numero y nombre del cliente en el recibo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9</text:p>
          </table:table-cell>
          <table:table-cell table:style-name="Tabla1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0</text:p>
          </table:table-cell>
          <table:table-cell table:style-name="Tabla14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1</text:p>
          </table:table-cell>
          <table:table-cell table:style-name="Tabla14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2</text:p>
          </table:table-cell>
          <table:table-cell table:style-name="Tabla14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3</text:p>
          </table:table-cell>
          <table:table-cell table:style-name="Tabla14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4</text:p>
          </table:table-cell>
          <table:table-cell table:style-name="Tabla14.A2" office:value-type="string">
            <text:p text:style-name="P18">El sistema verifica que el sorteo instantaneo no esta activ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15</text:p>
          </table:table-cell>
          <table:table-cell table:style-name="Tabla14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ext:soft-page-break/>
        <table:table-row table:style-name="Tabla14.3">
          <table:table-cell table:style-name="Tabla14.A2" office:value-type="string">
            <text:p text:style-name="P31">S16</text:p>
          </table:table-cell>
          <table:table-cell table:style-name="Tabla14.A2" office:value-type="string">
            <text:p text:style-name="P18">El sistema graba la imagen del recibo de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17</text:p>
          </table:table-cell>
          <table:table-cell table:style-name="Tabla14.A2" office:value-type="string">
            <text:p text:style-name="P18">El sistema verifica que no se capturo el pago de servici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18</text:p>
          </table:table-cell>
          <table:table-cell table:style-name="Tabla14.A2" office:value-type="string">
            <text:p text:style-name="P18">El sistema manda llamar el caso de uso CU-0011-InvitacionPre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50">
          <table:table-cell table:style-name="Tabla14.A2" office:value-type="string">
            <text:p text:style-name="P31">S19</text:p>
          </table:table-cell>
          <table:table-cell table:style-name="Tabla14.A2" office:value-type="string">
            <text:p text:style-name="P18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18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2">CP-0005-14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1">S1</text:p>
          </table:table-cell>
          <table:table-cell table:style-name="Tabla15.A2" office:value-type="string">
            <text:p text:style-name="P18">El caso de uso inicia cuando el sistema requiere imprimir el recibo de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2</text:p>
          </table:table-cell>
          <table:table-cell table:style-name="Tabla15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3</text:p>
          </table:table-cell>
          <table:table-cell table:style-name="Tabla15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4</text:p>
          </table:table-cell>
          <table:table-cell table:style-name="Tabla15.A2" office:value-type="string">
            <text:p text:style-name="P18"><text:s/>El sistema valida que el tipo de impresora es matricia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5</text:p>
          </table:table-cell>
          <table:table-cell table:style-name="Tabla15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</text:p>
          </table:table-cell>
          <table:table-cell table:style-name="Tabla15.A2" office:value-type="string">
            <text:p text:style-name="P18">El sistema verifica si se realizo abono a <text:soft-page-break/>muebles. <text:s text:c="5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a</text:p>
          </table:table-cell>
          <table:table-cell table:style-name="Tabla15.A2" office:value-type="string">
            <text:p text:style-name="P18">El sistema identifica que se realizo un abono a muebl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b</text:p>
          </table:table-cell>
          <table:table-cell table:style-name="Tabla15.A2" office:value-type="string">
            <text:p text:style-name="P18">El sistema identifica que no se realizo un abono a mueble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1.b.1</text:p>
          </table:table-cell>
          <table:table-cell table:style-name="Tabla15.A2" office:value-type="string">
            <text:p text:style-name="P18">El flujo continua en el paso 4.2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</text:p>
          </table:table-cell>
          <table:table-cell table:style-name="Tabla15.A2" office:value-type="string">
            <text:p text:style-name="P18">El sistema verifica si se realizo abono a ropa. <text:s text:c="9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.b</text:p>
          </table:table-cell>
          <table:table-cell table:style-name="Tabla15.A2" office:value-type="string">
            <text:p text:style-name="P18">El sistema identifica que no se realizo abono a ropa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2.b.1</text:p>
          </table:table-cell>
          <table:table-cell table:style-name="Tabla15.A2" office:value-type="string">
            <text:p text:style-name="P18">El flujo continua en el paso 4.3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</text:p>
          </table:table-cell>
          <table:table-cell table:style-name="Tabla15.A2" office:value-type="string">
            <text:p text:style-name="P18">El sistema verifica si se realizo abono a préstamo. 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.a</text:p>
          </table:table-cell>
          <table:table-cell table:style-name="Tabla15.A2" office:value-type="string">
            <text:p text:style-name="P18">El sistema identifica que se realizo un abono a pré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.a.1</text:p>
          </table:table-cell>
          <table:table-cell table:style-name="Tabla15.A2" office:value-type="string">
            <text:p text:style-name="P18">El sistema imprime el desglose del abono a pré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3.a.2</text:p>
          </table:table-cell>
          <table:table-cell table:style-name="Tabla15.A2" office:value-type="string">
            <text:p text:style-name="P18">El flujo continua en el paso 4.4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</text:p>
          </table:table-cell>
          <table:table-cell table:style-name="Tabla15.A2" office:value-type="string">
            <text:p text:style-name="P18">El sistema verifica si se realizo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</text:p>
          </table:table-cell>
          <table:table-cell table:style-name="Tabla15.A2" office:value-type="string">
            <text:p text:style-name="P18">El sistema identifica que se realizo un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.1</text:p>
          </table:table-cell>
          <table:table-cell table:style-name="Tabla15.A2" office:value-type="string">
            <text:p text:style-name="P18">El sistema imprime el desglose del abono a deuda Bancoppel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4.a.2</text:p>
          </table:table-cell>
          <table:table-cell table:style-name="Tabla15.A2" office:value-type="string">
            <text:p text:style-name="P18">El flujo continua en el paso 4.5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</text:p>
          </table:table-cell>
          <table:table-cell table:style-name="Tabla15.A2" office:value-type="string">
            <text:p text:style-name="P18">El sistema verifica si se realizo abono a Crédito y Casa. <text:s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</text:p>
          </table:table-cell>
          <table:table-cell table:style-name="Tabla15.A2" office:value-type="string">
            <text:p text:style-name="P18"><text:s/>El sistema identifica que se realizo un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.1</text:p>
          </table:table-cell>
          <table:table-cell table:style-name="Tabla15.A2" office:value-type="string">
            <text:p text:style-name="P18">El sistema imprime el desglose del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5.a.2</text:p>
          </table:table-cell>
          <table:table-cell table:style-name="Tabla15.A2" office:value-type="string">
            <text:p text:style-name="P18">El flujo continua en el paso 4.6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</text:p>
          </table:table-cell>
          <table:table-cell table:style-name="Tabla15.A2" office:value-type="string">
            <text:p text:style-name="P18">El sistema verifica si se realizo abono a Tiempo Aire. <text:s text:c="4"/>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</text:p>
          </table:table-cell>
          <table:table-cell table:style-name="Tabla15.A2" office:value-type="string">
            <text:p text:style-name="P18">El sistema identifica que se realizo un abono a Tiempo Air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.1</text:p>
          </table:table-cell>
          <table:table-cell table:style-name="Tabla15.A2" office:value-type="string">
            <text:p text:style-name="P18">El sistema imprime el desglose del abono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5.6.a.2</text:p>
          </table:table-cell>
          <table:table-cell table:style-name="Tabla15.A2" office:value-type="string">
            <text:p text:style-name="P18">El flujo continua en el paso 5.7.a del flujo ba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</text:p>
          </table:table-cell>
          <table:table-cell table:style-name="Tabla15.A2" office:value-type="string">
            <text:p text:style-name="P18">El sistema verifica que se realizo abono a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1</text:p>
          </table:table-cell>
          <table:table-cell table:style-name="Tabla15.A2" office:value-type="string">
            <text:p text:style-name="P18">El sistema imprime el desglose del abono a cuenta revolvente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2</text:p>
          </table:table-cell>
          <table:table-cell table:style-name="Tabla15.A2" office:value-type="string">
            <text:p text:style-name="P18">El sistema identifica que el cliente no tenia abono vencido de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5.7.a.2</text:p>
          </table:table-cell>
          <table:table-cell table:style-name="Tabla15.A2" office:value-type="string">
            <text:p text:style-name="P18">El flujo continua en el paso 6 del flujo ba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6</text:p>
          </table:table-cell>
          <table:table-cell table:style-name="Tabla15.A2" office:value-type="string">
            <text:p text:style-name="P18">El sistema imprime las leyendas( TOTALES, <text:soft-page-break/>ENTREGO, SU CAMBIO ) en el recibo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7</text:p>
          </table:table-cell>
          <table:table-cell table:style-name="Tabla1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8</text:p>
          </table:table-cell>
          <table:table-cell table:style-name="Tabla15.A2" office:value-type="string">
            <text:p text:style-name="P18">El sistema imprime el numero y nombre del cliente en el recibo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9</text:p>
          </table:table-cell>
          <table:table-cell table:style-name="Tabla1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0</text:p>
          </table:table-cell>
          <table:table-cell table:style-name="Tabla15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1</text:p>
          </table:table-cell>
          <table:table-cell table:style-name="Tabla15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2</text:p>
          </table:table-cell>
          <table:table-cell table:style-name="Tabla15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3</text:p>
          </table:table-cell>
          <table:table-cell table:style-name="Tabla15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4</text:p>
          </table:table-cell>
          <table:table-cell table:style-name="Tabla15.A2" office:value-type="string">
            <text:p text:style-name="P18">El sistema verifica que el sorteo instantaneo no esta activ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5</text:p>
          </table:table-cell>
          <table:table-cell table:style-name="Tabla15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16</text:p>
          </table:table-cell>
          <table:table-cell table:style-name="Tabla15.A2" office:value-type="string">
            <text:p text:style-name="P18">El sistema graba la imagen del recibo de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6">
          <table:table-cell table:style-name="Tabla15.A2" office:value-type="string">
            <text:p text:style-name="P31">S17</text:p>
          </table:table-cell>
          <table:table-cell table:style-name="Tabla15.A2" office:value-type="string">
            <text:p text:style-name="P18">El sistema verifica que no se capturo el pago de servici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6">
          <table:table-cell table:style-name="Tabla15.A2" office:value-type="string">
            <text:p text:style-name="P31">S18</text:p>
          </table:table-cell>
          <table:table-cell table:style-name="Tabla15.A2" office:value-type="string">
            <text:p text:style-name="P18">El sistema manda llamar el caso de uso CU-<text:soft-page-break/>0011-InvitacionPrestam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46">
          <table:table-cell table:style-name="Tabla15.A2" office:value-type="string">
            <text:p text:style-name="P31">S19</text:p>
          </table:table-cell>
          <table:table-cell table:style-name="Tabla15.A2" office:value-type="string">
            <text:p text:style-name="P18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18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2">CP-0005-15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1">S1</text:p>
          </table:table-cell>
          <table:table-cell table:style-name="Tabla16.A2" office:value-type="string">
            <text:p text:style-name="P18">El caso de uso inicia cuando el sistema requiere imprimir el recibo de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2</text:p>
          </table:table-cell>
          <table:table-cell table:style-name="Tabla16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3</text:p>
          </table:table-cell>
          <table:table-cell table:style-name="Tabla16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4</text:p>
          </table:table-cell>
          <table:table-cell table:style-name="Tabla16.A2" office:value-type="string">
            <text:p text:style-name="P18"><text:s/>El sistema valida que el tipo de impresora es matricial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5</text:p>
          </table:table-cell>
          <table:table-cell table:style-name="Tabla16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6</text:p>
          </table:table-cell>
          <table:table-cell table:style-name="Tabla16.A2" office:value-type="string">
            <text:p text:style-name="P18">El sistema imprime las leyendas( TOTALES, ENTREGO, SU CAMBIO ) en el recibo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7</text:p>
          </table:table-cell>
          <table:table-cell table:style-name="Tabla16.A2" office:value-type="string">
            <text:p text:style-name="P18">El sistema imprime la cantidad con la que pago el cliente, el total a pagar del abono del cliente y <text:soft-page-break/>el cambio del cli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8</text:p>
          </table:table-cell>
          <table:table-cell table:style-name="Tabla16.A2" office:value-type="string">
            <text:p text:style-name="P18">El sistema imprime el numero y nombre del cliente en el recibo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9</text:p>
          </table:table-cell>
          <table:table-cell table:style-name="Tabla16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0</text:p>
          </table:table-cell>
          <table:table-cell table:style-name="Tabla16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</text:p>
          </table:table-cell>
          <table:table-cell table:style-name="Tabla16.A2" office:value-type="string">
            <text:p text:style-name="P18">El sistema verificó que el sorteo si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</text:p>
          </table:table-cell>
          <table:table-cell table:style-name="Tabla16.A2" office:value-type="string">
            <text:p text:style-name="P18">El sistema verifica si el importe del abono amerita boletos del sorte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</text:p>
          </table:table-cell>
          <table:table-cell table:style-name="Tabla16.A2" office:value-type="string">
            <text:p text:style-name="P18">El sistema verificó que el importe del abono si amerita boletos del sorte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1</text:p>
          </table:table-cell>
          <table:table-cell table:style-name="Tabla16.A2" office:value-type="string">
            <text:p text:style-name="P18">El sistema manda llamar al CU-0001-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2</text:p>
          </table:table-cell>
          <table:table-cell table:style-name="Tabla16.A2" office:value-type="string">
            <text:p text:style-name="P18">El sistema obtiene la cantidad de boletos a entregar del caso de uso anterior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</text:p>
          </table:table-cell>
          <table:table-cell table:style-name="Tabla16.A2" office:value-type="string">
            <text:p text:style-name="P18">El sistema identifica que se obtuvierón 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</text:p>
          </table:table-cell>
          <table:table-cell table:style-name="Tabla16.A2" office:value-type="string">
            <text:p text:style-name="P18">El sistema identifica que no se obtuvieron bolet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.1</text:p>
          </table:table-cell>
          <table:table-cell table:style-name="Tabla16.A2" office:value-type="string">
            <text:p text:style-name="P18">El sistema presenta en el recibo de abono la leyenda "USTED TIENE DERECHO A N BOLETOS,PASE MAS TARDE AL AREA DE CAJAS A RECOGERLOS ANTES DEL <text:s text:c="8"/>."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9.a.1.a.3.a.2</text:p>
          </table:table-cell>
          <table:table-cell table:style-name="Tabla16.A2" office:value-type="string">
            <text:p text:style-name="P18">El flujo continúa en el paso 10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1</text:p>
          </table:table-cell>
          <table:table-cell table:style-name="Tabla16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2</text:p>
          </table:table-cell>
          <table:table-cell table:style-name="Tabla16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3</text:p>
          </table:table-cell>
          <table:table-cell table:style-name="Tabla16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4</text:p>
          </table:table-cell>
          <table:table-cell table:style-name="Tabla16.A2" office:value-type="string">
            <text:p text:style-name="P18">El sistema verifica que el sorteo instantaneo no esta activ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ext:soft-page-break/>
        <table:table-row table:style-name="Tabla16.3">
          <table:table-cell table:style-name="Tabla16.A2" office:value-type="string">
            <text:p text:style-name="P31">S15</text:p>
          </table:table-cell>
          <table:table-cell table:style-name="Tabla16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16</text:p>
          </table:table-cell>
          <table:table-cell table:style-name="Tabla16.A2" office:value-type="string">
            <text:p text:style-name="P18">El sistema graba la imagen del recibo de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8">
          <table:table-cell table:style-name="Tabla16.A2" office:value-type="string">
            <text:p text:style-name="P31">S17</text:p>
          </table:table-cell>
          <table:table-cell table:style-name="Tabla16.A2" office:value-type="string">
            <text:p text:style-name="P18">El sistema verifica que no se capturo el pago de servici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8">
          <table:table-cell table:style-name="Tabla16.A2" office:value-type="string">
            <text:p text:style-name="P31">S18</text:p>
          </table:table-cell>
          <table:table-cell table:style-name="Tabla16.A2" office:value-type="string">
            <text:p text:style-name="P18">El sistema manda llamar el caso de uso CU-0011-InvitacionPre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28">
          <table:table-cell table:style-name="Tabla16.A2" office:value-type="string">
            <text:p text:style-name="P31">S19</text:p>
          </table:table-cell>
          <table:table-cell table:style-name="Tabla16.A2" office:value-type="string">
            <text:p text:style-name="P18">Fin del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18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2">CP-0005-16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1">S1</text:p>
          </table:table-cell>
          <table:table-cell table:style-name="Tabla17.A2" office:value-type="string">
            <text:p text:style-name="P18">El caso de uso inicia cuando el sistema requiere imprimir el recibo de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2</text:p>
          </table:table-cell>
          <table:table-cell table:style-name="Tabla17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3</text:p>
          </table:table-cell>
          <table:table-cell table:style-name="Tabla17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4</text:p>
          </table:table-cell>
          <table:table-cell table:style-name="Tabla17.A2" office:value-type="string">
            <text:p text:style-name="P18"><text:s/>El sistema valida que el tipo de impresora es matricia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5</text:p>
          </table:table-cell>
          <table:table-cell table:style-name="Tabla17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<text:soft-page-break/>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6</text:p>
          </table:table-cell>
          <table:table-cell table:style-name="Tabla17.A2" office:value-type="string">
            <text:p text:style-name="P18">El sistema imprime las leyendas( TOTALES, ENTREGO, SU CAMBIO ) en el recibo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7</text:p>
          </table:table-cell>
          <table:table-cell table:style-name="Tabla1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8</text:p>
          </table:table-cell>
          <table:table-cell table:style-name="Tabla17.A2" office:value-type="string">
            <text:p text:style-name="P18">El sistema imprime el numero y nombre del cliente en el recibo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9</text:p>
          </table:table-cell>
          <table:table-cell table:style-name="Tabla1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0</text:p>
          </table:table-cell>
          <table:table-cell table:style-name="Tabla17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</text:p>
          </table:table-cell>
          <table:table-cell table:style-name="Tabla17.A2" office:value-type="string">
            <text:p text:style-name="P18">El sistema verificó que el sorteo si esta activ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</text:p>
          </table:table-cell>
          <table:table-cell table:style-name="Tabla17.A2" office:value-type="string">
            <text:p text:style-name="P18">El sistema verifica si el importe del abono amerita boletos del sorte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</text:p>
          </table:table-cell>
          <table:table-cell table:style-name="Tabla17.A2" office:value-type="string">
            <text:p text:style-name="P18">El sistema verificó que el importe del abono si amerita boletos del sorte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1</text:p>
          </table:table-cell>
          <table:table-cell table:style-name="Tabla17.A2" office:value-type="string">
            <text:p text:style-name="P18">El sistema manda llamar al CU-0001-Bolet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2</text:p>
          </table:table-cell>
          <table:table-cell table:style-name="Tabla17.A2" office:value-type="string">
            <text:p text:style-name="P18">El sistema obtiene la cantidad de boletos a entregar del caso de uso anterior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3</text:p>
          </table:table-cell>
          <table:table-cell table:style-name="Tabla17.A2" office:value-type="string">
            <text:p text:style-name="P18">El sistema identifica que se obtuvierón bolet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</text:p>
          </table:table-cell>
          <table:table-cell table:style-name="Tabla17.A2" office:value-type="string">
            <text:p text:style-name="P18">El sistema identifica que es un cliente registrad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</text:p>
          </table:table-cell>
          <table:table-cell table:style-name="Tabla17.A2" office:value-type="string">
            <text:p text:style-name="P18">El sistema identifica que es un cliente de contado (90001)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.1</text:p>
          </table:table-cell>
          <table:table-cell table:style-name="Tabla17.A2" office:value-type="string">
            <text:p text:style-name="P18">El sistema presenta en el recibo de abono la leyenda "USTED TIENE DERECHO A N BOLETOS,PASE MAS TARDE AL AREA DE CAJAS A RECOGERLOS ANTES DEL <text:s text:c="4"/>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9.a.1.a.4.a.2</text:p>
          </table:table-cell>
          <table:table-cell table:style-name="Tabla17.A2" office:value-type="string">
            <text:p text:style-name="P18"><text:s/>El flujo continúa en el paso 10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1</text:p>
          </table:table-cell>
          <table:table-cell table:style-name="Tabla17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2</text:p>
          </table:table-cell>
          <table:table-cell table:style-name="Tabla17.A2" office:value-type="string">
            <text:p text:style-name="P18">El sistema verifica si la tienda tiene <text:soft-page-break/>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3</text:p>
          </table:table-cell>
          <table:table-cell table:style-name="Tabla17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4</text:p>
          </table:table-cell>
          <table:table-cell table:style-name="Tabla17.A2" office:value-type="string">
            <text:p text:style-name="P18">El sistema verifica que el sorteo instantaneo no esta activ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5</text:p>
          </table:table-cell>
          <table:table-cell table:style-name="Tabla1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16</text:p>
          </table:table-cell>
          <table:table-cell table:style-name="Tabla17.A2" office:value-type="string">
            <text:p text:style-name="P18">El sistema graba la imagen del recibo de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7</text:p>
          </table:table-cell>
          <table:table-cell table:style-name="Tabla17.A2" office:value-type="string">
            <text:p text:style-name="P18">El sistema verifica que no se capturo el pago de servici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8</text:p>
          </table:table-cell>
          <table:table-cell table:style-name="Tabla17.A2" office:value-type="string">
            <text:p text:style-name="P18">El sistema manda llamar el caso de uso CU-0011-InvitacionPrestam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29">
          <table:table-cell table:style-name="Tabla17.A2" office:value-type="string">
            <text:p text:style-name="P31">S19</text:p>
          </table:table-cell>
          <table:table-cell table:style-name="Tabla17.A2" office:value-type="string">
            <text:p text:style-name="P18">Fin del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18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32">CP-0005-17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p text:style-name="P31">S1</text:p>
          </table:table-cell>
          <table:table-cell table:style-name="Tabla18.A2" office:value-type="string">
            <text:p text:style-name="P18">El caso de uso inicia cuando el sistema requiere imprimir el recibo de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2</text:p>
          </table:table-cell>
          <table:table-cell table:style-name="Tabla18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3</text:p>
          </table:table-cell>
          <table:table-cell table:style-name="Tabla18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<text:soft-page-break/>trabajando como local y que no está accesando a una cartera regional o por ciudad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4</text:p>
          </table:table-cell>
          <table:table-cell table:style-name="Tabla18.A2" office:value-type="string">
            <text:p text:style-name="P18"><text:s/>El sistema valida que el tipo de impresora es matricial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5</text:p>
          </table:table-cell>
          <table:table-cell table:style-name="Tabla18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6</text:p>
          </table:table-cell>
          <table:table-cell table:style-name="Tabla18.A2" office:value-type="string">
            <text:p text:style-name="P18">El sistema imprime las leyendas( TOTALES, ENTREGO, SU CAMBIO ) en el recibo del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7</text:p>
          </table:table-cell>
          <table:table-cell table:style-name="Tabla1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8</text:p>
          </table:table-cell>
          <table:table-cell table:style-name="Tabla18.A2" office:value-type="string">
            <text:p text:style-name="P18">El sistema imprime el numero y nombre del cliente en el recibo del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9</text:p>
          </table:table-cell>
          <table:table-cell table:style-name="Tabla1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0</text:p>
          </table:table-cell>
          <table:table-cell table:style-name="Tabla18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</text:p>
          </table:table-cell>
          <table:table-cell table:style-name="Tabla18.A2" office:value-type="string">
            <text:p text:style-name="P18">El sistema verificó que el sorteo si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</text:p>
          </table:table-cell>
          <table:table-cell table:style-name="Tabla18.A2" office:value-type="string">
            <text:p text:style-name="P18">El sistema verifica si el importe del abono amerita boletos del sorte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</text:p>
          </table:table-cell>
          <table:table-cell table:style-name="Tabla18.A2" office:value-type="string">
            <text:p text:style-name="P18">El sistema verificó que el importe del abono si amerita boletos del sorte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1</text:p>
          </table:table-cell>
          <table:table-cell table:style-name="Tabla18.A2" office:value-type="string">
            <text:p text:style-name="P18">El sistema manda llamar al CU-0001-Bolet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2</text:p>
          </table:table-cell>
          <table:table-cell table:style-name="Tabla18.A2" office:value-type="string">
            <text:p text:style-name="P18">El sistema obtiene la cantidad de boletos a entregar del caso de uso anterior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3</text:p>
          </table:table-cell>
          <table:table-cell table:style-name="Tabla18.A2" office:value-type="string">
            <text:p text:style-name="P18">El sistema identifica que se obtuvierón bolet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4</text:p>
          </table:table-cell>
          <table:table-cell table:style-name="Tabla18.A2" office:value-type="string">
            <text:p text:style-name="P18">El sistema identifica que es un cliente registrad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5</text:p>
          </table:table-cell>
          <table:table-cell table:style-name="Tabla18.A2" office:value-type="string">
            <text:p text:style-name="P18">El sistema imprime la cantidad de boletos a <text:soft-page-break/>entregar y la fecha limite para reclamarlos en el recibo de abon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9.a.1.a.6</text:p>
          </table:table-cell>
          <table:table-cell table:style-name="Tabla18.A2" office:value-type="string">
            <text:p text:style-name="P18">El flujo continúa en el paso 10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1</text:p>
          </table:table-cell>
          <table:table-cell table:style-name="Tabla18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2</text:p>
          </table:table-cell>
          <table:table-cell table:style-name="Tabla18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3</text:p>
          </table:table-cell>
          <table:table-cell table:style-name="Tabla18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4</text:p>
          </table:table-cell>
          <table:table-cell table:style-name="Tabla18.A2" office:value-type="string">
            <text:p text:style-name="P18">El sistema verifica que el sorteo instantaneo no esta activ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5</text:p>
          </table:table-cell>
          <table:table-cell table:style-name="Tabla18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16</text:p>
          </table:table-cell>
          <table:table-cell table:style-name="Tabla18.A2" office:value-type="string">
            <text:p text:style-name="P18">El sistema graba la imagen del recibo de abon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7</text:p>
          </table:table-cell>
          <table:table-cell table:style-name="Tabla18.A2" office:value-type="string">
            <text:p text:style-name="P18">El sistema verifica que no se capturo el pago de servici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8</text:p>
          </table:table-cell>
          <table:table-cell table:style-name="Tabla18.A2" office:value-type="string">
            <text:p text:style-name="P18">El sistema manda llamar el caso de uso CU-0011-InvitacionPrestam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28">
          <table:table-cell table:style-name="Tabla18.A2" office:value-type="string">
            <text:p text:style-name="P31">S19</text:p>
          </table:table-cell>
          <table:table-cell table:style-name="Tabla18.A2" office:value-type="string">
            <text:p text:style-name="P18">Fin del caso de us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4">Estado el Caso de Prueba </text:p>
          </table:table-cell>
          <table:table-cell table:style-name="Tabla18.A2" office:value-type="string">
            <text:p text:style-name="P18">En preparación</text:p>
          </table:table-cell>
          <table:table-cell table:style-name="Tabla18.A2" office:value-type="string">
            <text:p text:style-name="P5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32">CP-0005-18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p text:style-name="P31">S1</text:p>
          </table:table-cell>
          <table:table-cell table:style-name="Tabla19.A2" office:value-type="string">
            <text:p text:style-name="P18">El caso de uso inicia cuando el sistema requiere imprimir el recibo de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2</text:p>
          </table:table-cell>
          <table:table-cell table:style-name="Tabla19.A2" office:value-type="string">
            <text:p text:style-name="P18">El sistema identifica si hay que imprimir la documentación del seguro de vida. <text:s text:c="21"/></text:p>
            <text:p text:style-name="P18">2.a.- El sistema identificó que si hay que <text:soft-page-break/>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3</text:p>
          </table:table-cell>
          <table:table-cell table:style-name="Tabla19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4</text:p>
          </table:table-cell>
          <table:table-cell table:style-name="Tabla19.A2" office:value-type="string">
            <text:p text:style-name="P18"><text:s/>El sistema valida que el tipo de impresora es matricial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5</text:p>
          </table:table-cell>
          <table:table-cell table:style-name="Tabla19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6</text:p>
          </table:table-cell>
          <table:table-cell table:style-name="Tabla19.A2" office:value-type="string">
            <text:p text:style-name="P18">El sistema imprime las leyendas( TOTALES, ENTREGO, SU CAMBIO ) en el recibo del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7</text:p>
          </table:table-cell>
          <table:table-cell table:style-name="Tabla1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8</text:p>
          </table:table-cell>
          <table:table-cell table:style-name="Tabla19.A2" office:value-type="string">
            <text:p text:style-name="P18">El sistema imprime el numero y nombre del cliente en el recibo del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9</text:p>
          </table:table-cell>
          <table:table-cell table:style-name="Tabla1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0</text:p>
          </table:table-cell>
          <table:table-cell table:style-name="Tabla19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</text:p>
          </table:table-cell>
          <table:table-cell table:style-name="Tabla19.A2" office:value-type="string">
            <text:p text:style-name="P18">El sistema verificó que el sorteo si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ext:soft-page-break/>
        <table:table-row table:style-name="Tabla19.3">
          <table:table-cell table:style-name="Tabla19.A2" office:value-type="string">
            <text:p text:style-name="P31">SE.9.a.1</text:p>
          </table:table-cell>
          <table:table-cell table:style-name="Tabla19.A2" office:value-type="string">
            <text:p text:style-name="P18">El sistema verifica si el importe del abono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a</text:p>
          </table:table-cell>
          <table:table-cell table:style-name="Tabla19.A2" office:value-type="string">
            <text:p text:style-name="P18">El sistema verificó que el importe del abono si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b</text:p>
          </table:table-cell>
          <table:table-cell table:style-name="Tabla19.A2" office:value-type="string">
            <text:p text:style-name="P18">El sistema verificó que el importe del abono no amerita boletos del sorte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9.a.1.b.1</text:p>
          </table:table-cell>
          <table:table-cell table:style-name="Tabla19.A2" office:value-type="string">
            <text:p text:style-name="P18">El flujo continúa en el paso 10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1</text:p>
          </table:table-cell>
          <table:table-cell table:style-name="Tabla19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2</text:p>
          </table:table-cell>
          <table:table-cell table:style-name="Tabla19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3</text:p>
          </table:table-cell>
          <table:table-cell table:style-name="Tabla19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4</text:p>
          </table:table-cell>
          <table:table-cell table:style-name="Tabla19.A2" office:value-type="string">
            <text:p text:style-name="P18">El sistema verifica que el sorteo instantaneo no esta activ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5</text:p>
          </table:table-cell>
          <table:table-cell table:style-name="Tabla19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16</text:p>
          </table:table-cell>
          <table:table-cell table:style-name="Tabla19.A2" office:value-type="string">
            <text:p text:style-name="P18">El sistema graba la imagen del recibo de abon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7</text:p>
          </table:table-cell>
          <table:table-cell table:style-name="Tabla19.A2" office:value-type="string">
            <text:p text:style-name="P18">El sistema verifica que no se capturo el pago de servici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8</text:p>
          </table:table-cell>
          <table:table-cell table:style-name="Tabla19.A2" office:value-type="string">
            <text:p text:style-name="P18">El sistema manda llamar el caso de uso CU-0011-InvitacionPrestam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24">
          <table:table-cell table:style-name="Tabla19.A2" office:value-type="string">
            <text:p text:style-name="P31">S19</text:p>
          </table:table-cell>
          <table:table-cell table:style-name="Tabla19.A2" office:value-type="string">
            <text:p text:style-name="P18">Fin del caso de us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4">Estado el Caso de Prueba </text:p>
          </table:table-cell>
          <table:table-cell table:style-name="Tabla19.A2" office:value-type="string">
            <text:p text:style-name="P18">En preparación</text:p>
          </table:table-cell>
          <table:table-cell table:style-name="Tabla19.A2" office:value-type="string">
            <text:p text:style-name="P5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32">CP-0005-19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p text:style-name="P31">S1</text:p>
          </table:table-cell>
          <table:table-cell table:style-name="Tabla20.A2" office:value-type="string">
            <text:p text:style-name="P18">El caso de uso inicia cuando el sistema requiere <text:soft-page-break/>imprimir el recibo de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2</text:p>
          </table:table-cell>
          <table:table-cell table:style-name="Tabla20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3</text:p>
          </table:table-cell>
          <table:table-cell table:style-name="Tabla20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4</text:p>
          </table:table-cell>
          <table:table-cell table:style-name="Tabla20.A2" office:value-type="string">
            <text:p text:style-name="P18"><text:s/>El sistema valida que el tipo de impresora es matricial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5</text:p>
          </table:table-cell>
          <table:table-cell table:style-name="Tabla20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6</text:p>
          </table:table-cell>
          <table:table-cell table:style-name="Tabla20.A2" office:value-type="string">
            <text:p text:style-name="P18">El sistema imprime las leyendas( TOTALES, ENTREGO, SU CAMBIO ) en el recibo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7</text:p>
          </table:table-cell>
          <table:table-cell table:style-name="Tabla2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8</text:p>
          </table:table-cell>
          <table:table-cell table:style-name="Tabla20.A2" office:value-type="string">
            <text:p text:style-name="P18">El sistema imprime el numero y nombre del cliente en el recibo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9</text:p>
          </table:table-cell>
          <table:table-cell table:style-name="Tabla2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0</text:p>
          </table:table-cell>
          <table:table-cell table:style-name="Tabla20.A2" office:value-type="string">
            <text:p text:style-name="P18">El sistema verifica si el sorteo esta activo. <text:s text:c="23"/></text:p>
            <text:p text:style-name="P18">9.a.- El sistema verificó que el sorteo si esta <text:soft-page-break/>activo. <text:s text:c="23"/></text:p>
            <text:p text:style-name="P18">9.b.- El sistema verificó que el sorteo n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9.b</text:p>
          </table:table-cell>
          <table:table-cell table:style-name="Tabla20.A2" office:value-type="string">
            <text:p text:style-name="P18">El sistema verificó que el sorteo n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9.b.1</text:p>
          </table:table-cell>
          <table:table-cell table:style-name="Tabla20.A2" office:value-type="string">
            <text:p text:style-name="P18">El flujo continúa en el paso 10 del flujo básic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1</text:p>
          </table:table-cell>
          <table:table-cell table:style-name="Tabla20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2</text:p>
          </table:table-cell>
          <table:table-cell table:style-name="Tabla20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3</text:p>
          </table:table-cell>
          <table:table-cell table:style-name="Tabla20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4</text:p>
          </table:table-cell>
          <table:table-cell table:style-name="Tabla20.A2" office:value-type="string">
            <text:p text:style-name="P18">El sistema verifica que el sorteo instantaneo no esta ac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5</text:p>
          </table:table-cell>
          <table:table-cell table:style-name="Tabla20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16</text:p>
          </table:table-cell>
          <table:table-cell table:style-name="Tabla20.A2" office:value-type="string">
            <text:p text:style-name="P18">El sistema graba la imagen del recibo de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7</text:p>
          </table:table-cell>
          <table:table-cell table:style-name="Tabla20.A2" office:value-type="string">
            <text:p text:style-name="P18">El sistema verifica que no se capturo el pago de servicio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8</text:p>
          </table:table-cell>
          <table:table-cell table:style-name="Tabla20.A2" office:value-type="string">
            <text:p text:style-name="P18">El sistema manda llamar el caso de uso CU-0011-InvitacionPrestam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21">
          <table:table-cell table:style-name="Tabla20.A2" office:value-type="string">
            <text:p text:style-name="P31">S19</text:p>
          </table:table-cell>
          <table:table-cell table:style-name="Tabla20.A2" office:value-type="string">
            <text:p text:style-name="P18">Fin del caso de us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4">Estado el Caso de Prueba </text:p>
          </table:table-cell>
          <table:table-cell table:style-name="Tabla20.A2" office:value-type="string">
            <text:p text:style-name="P18">En preparación</text:p>
          </table:table-cell>
          <table:table-cell table:style-name="Tabla20.A2" office:value-type="string">
            <text:p text:style-name="P5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32">CP-0005-20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p text:style-name="P31">S1</text:p>
          </table:table-cell>
          <table:table-cell table:style-name="Tabla21.A2" office:value-type="string">
            <text:p text:style-name="P18">El caso de uso inicia cuando el sistema requiere imprimir el recibo de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2</text:p>
          </table:table-cell>
          <table:table-cell table:style-name="Tabla21.A2" office:value-type="string">
            <text:p text:style-name="P18">El sistema identifica si hay que imprimir la <text:soft-page-break/>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3</text:p>
          </table:table-cell>
          <table:table-cell table:style-name="Tabla21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4</text:p>
          </table:table-cell>
          <table:table-cell table:style-name="Tabla21.A2" office:value-type="string">
            <text:p text:style-name="P18"><text:s/>El sistema valida que el tipo de impresora es matricial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5</text:p>
          </table:table-cell>
          <table:table-cell table:style-name="Tabla21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6</text:p>
          </table:table-cell>
          <table:table-cell table:style-name="Tabla21.A2" office:value-type="string">
            <text:p text:style-name="P18">El sistema imprime las leyendas( TOTALES, ENTREGO, SU CAMBIO ) en el recibo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7</text:p>
          </table:table-cell>
          <table:table-cell table:style-name="Tabla2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8</text:p>
          </table:table-cell>
          <table:table-cell table:style-name="Tabla21.A2" office:value-type="string">
            <text:p text:style-name="P18">El sistema imprime el numero y nombre del cliente en el recibo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9</text:p>
          </table:table-cell>
          <table:table-cell table:style-name="Tabla2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0</text:p>
          </table:table-cell>
          <table:table-cell table:style-name="Tabla21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<text:soft-page-break/>activ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1</text:p>
          </table:table-cell>
          <table:table-cell table:style-name="Tabla21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</text:p>
          </table:table-cell>
          <table:table-cell table:style-name="Tabla21.A2" office:value-type="string">
            <text:p text:style-name="P18">El sistema identificó que si se generó un cupon de dinero electrónico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.1</text:p>
          </table:table-cell>
          <table:table-cell table:style-name="Tabla21.A2" office:value-type="string">
            <text:p text:style-name="P18">El sistema imprime las leyendas:</text:p>
            <text:p text:style-name="P18">"COPPEL LE REGALA $%ld EN DINERO ELECTRONICO"</text:p>
            <text:p text:style-name="P18">"COPPEL PREMIA A SUS CLIENTES PUNTUALES, POR ELLO AL SALDAR SU CUENTA COPPEL LE REGALA DINERO ELECTRONICO." <text:s text:c="32"/></text:p>
            <text:p text:style-name="P18">"UTILICE HOY MISMO SU DINERO ELECTRONICO Y COMPRE ROPA, ZAPATOS Y MUEBLES" <text:s text:c="32"/></text:p>
            <text:p text:style-name="P18">"DE CREDITO O DE CONTADO EN CUALQUIER TIENDA COPPEL O ZAPATERIA COPPEL CANADA" <text:s text:c="31"/></text:p>
            <text:p text:style-name="P18">"FECHA LIMITE DE CANJE: <text:s text:c="6"/>­RECUERDE QUE ES ACUMULABLE!" <text:s text:c="32"/></text:p>
            <text:p text:style-name="P18">"NO ES VALIDO PARA ABONAR O PAGAR SERVICIOS. NO HAY DEVOLUCIONES DE EFECTIVO"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10.a.2</text:p>
          </table:table-cell>
          <table:table-cell table:style-name="Tabla21.A2" office:value-type="string">
            <text:p text:style-name="P18">El flujo continúa en el paso 11 del flujo básic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2</text:p>
          </table:table-cell>
          <table:table-cell table:style-name="Tabla21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3</text:p>
          </table:table-cell>
          <table:table-cell table:style-name="Tabla21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4</text:p>
          </table:table-cell>
          <table:table-cell table:style-name="Tabla21.A2" office:value-type="string">
            <text:p text:style-name="P18">El sistema verifica que el sorteo instantaneo no esta activ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5</text:p>
          </table:table-cell>
          <table:table-cell table:style-name="Tabla21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<text:soft-page-break/>área de muebles. <text:s text:c="23"/></text:p>
            <text:p text:style-name="P18">14.c.- El sistema verifica que se encuentra en el área de caja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16</text:p>
          </table:table-cell>
          <table:table-cell table:style-name="Tabla21.A2" office:value-type="string">
            <text:p text:style-name="P18">El sistema graba la imagen del recibo de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2">
          <table:table-cell table:style-name="Tabla21.A2" office:value-type="string">
            <text:p text:style-name="P31">S17</text:p>
          </table:table-cell>
          <table:table-cell table:style-name="Tabla21.A2" office:value-type="string">
            <text:p text:style-name="P18">El sistema verifica que no se capturo el pago de servicio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2">
          <table:table-cell table:style-name="Tabla21.A2" office:value-type="string">
            <text:p text:style-name="P31">S18</text:p>
          </table:table-cell>
          <table:table-cell table:style-name="Tabla21.A2" office:value-type="string">
            <text:p text:style-name="P18">El sistema manda llamar el caso de uso CU-0011-InvitacionPrestam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22">
          <table:table-cell table:style-name="Tabla21.A2" office:value-type="string">
            <text:p text:style-name="P31">S19</text:p>
          </table:table-cell>
          <table:table-cell table:style-name="Tabla21.A2" office:value-type="string">
            <text:p text:style-name="P18">Fin del caso de us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4">Estado el Caso de Prueba </text:p>
          </table:table-cell>
          <table:table-cell table:style-name="Tabla21.A2" office:value-type="string">
            <text:p text:style-name="P18">En preparación</text:p>
          </table:table-cell>
          <table:table-cell table:style-name="Tabla21.A2" office:value-type="string">
            <text:p text:style-name="P5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4">Juego de Prueba:</text:p>
          </table:table-cell>
          <table:table-cell table:style-name="Tabla22.B1" table:number-columns-spanned="3" office:value-type="string">
            <text:p text:style-name="P32">CP-0005-21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4">Paso</text:p>
          </table:table-cell>
          <table:table-cell table:style-name="Tabla22.A2" office:value-type="string">
            <text:p text:style-name="P4">Descripción</text:p>
          </table:table-cell>
          <table:table-cell table:style-name="Tabla22.A2" office:value-type="string">
            <text:p text:style-name="P4">Resultado</text:p>
          </table:table-cell>
          <table:table-cell table:style-name="Tabla22.D2" office:value-type="string">
            <text:p text:style-name="P4">ID Problema</text:p>
          </table:table-cell>
        </table:table-row>
        <table:table-row table:style-name="Tabla22.3">
          <table:table-cell table:style-name="Tabla22.A2" office:value-type="string">
            <text:p text:style-name="P31">S1</text:p>
          </table:table-cell>
          <table:table-cell table:style-name="Tabla22.A2" office:value-type="string">
            <text:p text:style-name="P18">El caso de uso inicia cuando el sistema requiere imprimir el recibo de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2</text:p>
          </table:table-cell>
          <table:table-cell table:style-name="Tabla22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3</text:p>
          </table:table-cell>
          <table:table-cell table:style-name="Tabla22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5</text:p>
          </table:table-cell>
          <table:table-cell table:style-name="Tabla22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ext:soft-page-break/>
        <table:table-row table:style-name="Tabla22.3">
          <table:table-cell table:style-name="Tabla22.A2" office:value-type="string">
            <text:p text:style-name="P31">S6</text:p>
          </table:table-cell>
          <table:table-cell table:style-name="Tabla22.A2" office:value-type="string">
            <text:p text:style-name="P18">El sistema imprime las leyendas( TOTALES, ENTREGO, SU CAMBIO ) en el recibo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7</text:p>
          </table:table-cell>
          <table:table-cell table:style-name="Tabla2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8</text:p>
          </table:table-cell>
          <table:table-cell table:style-name="Tabla22.A2" office:value-type="string">
            <text:p text:style-name="P18">El sistema imprime el numero y nombre del cliente en el recibo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9</text:p>
          </table:table-cell>
          <table:table-cell table:style-name="Tabla2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0</text:p>
          </table:table-cell>
          <table:table-cell table:style-name="Tabla22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1</text:p>
          </table:table-cell>
          <table:table-cell table:style-name="Tabla22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10.b</text:p>
          </table:table-cell>
          <table:table-cell table:style-name="Tabla22.A2" office:value-type="string">
            <text:p text:style-name="P18">El sistema identificó que no se generó un cupon de dinero electrónico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10.b.1</text:p>
          </table:table-cell>
          <table:table-cell table:style-name="Tabla22.A2" office:value-type="string">
            <text:p text:style-name="P18">El flujo continúa en el paso 11 del flujo básic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2</text:p>
          </table:table-cell>
          <table:table-cell table:style-name="Tabla22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3</text:p>
          </table:table-cell>
          <table:table-cell table:style-name="Tabla22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4</text:p>
          </table:table-cell>
          <table:table-cell table:style-name="Tabla22.A2" office:value-type="string">
            <text:p text:style-name="P18">El sistema verifica que el sorteo instantaneo no esta ac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15</text:p>
          </table:table-cell>
          <table:table-cell table:style-name="Tabla22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ext:soft-page-break/>
        <table:table-row table:style-name="Tabla22.3">
          <table:table-cell table:style-name="Tabla22.A2" office:value-type="string">
            <text:p text:style-name="P31">S16</text:p>
          </table:table-cell>
          <table:table-cell table:style-name="Tabla22.A2" office:value-type="string">
            <text:p text:style-name="P18">El sistema graba la imagen del recibo de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0">
          <table:table-cell table:style-name="Tabla22.A2" office:value-type="string">
            <text:p text:style-name="P31">S17</text:p>
          </table:table-cell>
          <table:table-cell table:style-name="Tabla22.A2" office:value-type="string">
            <text:p text:style-name="P18">El sistema verifica que no se capturo el pago de servicio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0">
          <table:table-cell table:style-name="Tabla22.A2" office:value-type="string">
            <text:p text:style-name="P31">S18</text:p>
          </table:table-cell>
          <table:table-cell table:style-name="Tabla22.A2" office:value-type="string">
            <text:p text:style-name="P18">El sistema manda llamar el caso de uso CU-0011-InvitacionPrestam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20">
          <table:table-cell table:style-name="Tabla22.A2" office:value-type="string">
            <text:p text:style-name="P31">S19</text:p>
          </table:table-cell>
          <table:table-cell table:style-name="Tabla22.A2" office:value-type="string">
            <text:p text:style-name="P18">Fin del caso de us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4">Estado el Caso de Prueba </text:p>
          </table:table-cell>
          <table:table-cell table:style-name="Tabla22.A2" office:value-type="string">
            <text:p text:style-name="P18">En preparación</text:p>
          </table:table-cell>
          <table:table-cell table:style-name="Tabla22.A2" office:value-type="string">
            <text:p text:style-name="P5"/>
          </table:table-cell>
          <table:table-cell table:style-name="Tabla22.D2" office:value-type="string">
            <text:p text:style-name="P6"/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4">Juego de Prueba:</text:p>
          </table:table-cell>
          <table:table-cell table:style-name="Tabla23.B1" table:number-columns-spanned="3" office:value-type="string">
            <text:p text:style-name="P32">CP-0005-22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4">Paso</text:p>
          </table:table-cell>
          <table:table-cell table:style-name="Tabla23.A2" office:value-type="string">
            <text:p text:style-name="P4">Descripción</text:p>
          </table:table-cell>
          <table:table-cell table:style-name="Tabla23.A2" office:value-type="string">
            <text:p text:style-name="P4">Resultado</text:p>
          </table:table-cell>
          <table:table-cell table:style-name="Tabla23.D2" office:value-type="string">
            <text:p text:style-name="P4">ID Problema</text:p>
          </table:table-cell>
        </table:table-row>
        <table:table-row table:style-name="Tabla23.3">
          <table:table-cell table:style-name="Tabla23.A2" office:value-type="string">
            <text:p text:style-name="P31">S1</text:p>
          </table:table-cell>
          <table:table-cell table:style-name="Tabla23.A2" office:value-type="string">
            <text:p text:style-name="P18">El caso de uso inicia cuando el sistema requiere imprimir el recibo de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2</text:p>
          </table:table-cell>
          <table:table-cell table:style-name="Tabla23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3</text:p>
          </table:table-cell>
          <table:table-cell table:style-name="Tabla23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5</text:p>
          </table:table-cell>
          <table:table-cell table:style-name="Tabla23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6</text:p>
          </table:table-cell>
          <table:table-cell table:style-name="Tabla23.A2" office:value-type="string">
            <text:p text:style-name="P18">El sistema imprime las leyendas( TOTALES, ENTREGO, SU CAMBIO ) en el recibo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ext:soft-page-break/>
        <table:table-row table:style-name="Tabla23.3">
          <table:table-cell table:style-name="Tabla23.A2" office:value-type="string">
            <text:p text:style-name="P31">S7</text:p>
          </table:table-cell>
          <table:table-cell table:style-name="Tabla2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8</text:p>
          </table:table-cell>
          <table:table-cell table:style-name="Tabla23.A2" office:value-type="string">
            <text:p text:style-name="P18">El sistema imprime el numero y nombre del cliente en el recibo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9</text:p>
          </table:table-cell>
          <table:table-cell table:style-name="Tabla2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0</text:p>
          </table:table-cell>
          <table:table-cell table:style-name="Tabla23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1</text:p>
          </table:table-cell>
          <table:table-cell table:style-name="Tabla23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2</text:p>
          </table:table-cell>
          <table:table-cell table:style-name="Tabla23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</text:p>
          </table:table-cell>
          <table:table-cell table:style-name="Tabla23.A2" office:value-type="string">
            <text:p text:style-name="P18">El sistema verificó que la tienda si tiene estacionamient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.1</text:p>
          </table:table-cell>
          <table:table-cell table:style-name="Tabla23.A2" office:value-type="string">
            <text:p text:style-name="P18">El sistema imprime la leyenda "ESTACIONAMIENTO EXCLUSIVO PARA CLIENTES."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11.a.2</text:p>
          </table:table-cell>
          <table:table-cell table:style-name="Tabla23.A2" office:value-type="string">
            <text:p text:style-name="P18"><text:s/>El flujo continúa en el paso 12 del flujo básico,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3</text:p>
          </table:table-cell>
          <table:table-cell table:style-name="Tabla23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4</text:p>
          </table:table-cell>
          <table:table-cell table:style-name="Tabla23.A2" office:value-type="string">
            <text:p text:style-name="P18">El sistema verifica que el sorteo instantaneo no esta activ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15</text:p>
          </table:table-cell>
          <table:table-cell table:style-name="Tabla23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ext:soft-page-break/>
        <table:table-row table:style-name="Tabla23.3">
          <table:table-cell table:style-name="Tabla23.A2" office:value-type="string">
            <text:p text:style-name="P31">S16</text:p>
          </table:table-cell>
          <table:table-cell table:style-name="Tabla23.A2" office:value-type="string">
            <text:p text:style-name="P18">El sistema graba la imagen del recibo de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7</text:p>
          </table:table-cell>
          <table:table-cell table:style-name="Tabla23.A2" office:value-type="string">
            <text:p text:style-name="P18">El sistema verifica que no se capturo el pago de servicio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8</text:p>
          </table:table-cell>
          <table:table-cell table:style-name="Tabla23.A2" office:value-type="string">
            <text:p text:style-name="P18">El sistema manda llamar el caso de uso CU-0011-InvitacionPrestam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21">
          <table:table-cell table:style-name="Tabla23.A2" office:value-type="string">
            <text:p text:style-name="P31">S19</text:p>
          </table:table-cell>
          <table:table-cell table:style-name="Tabla23.A2" office:value-type="string">
            <text:p text:style-name="P18">Fin del caso de us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4">Estado el Caso de Prueba </text:p>
          </table:table-cell>
          <table:table-cell table:style-name="Tabla23.A2" office:value-type="string">
            <text:p text:style-name="P18">En preparación</text:p>
          </table:table-cell>
          <table:table-cell table:style-name="Tabla23.A2" office:value-type="string">
            <text:p text:style-name="P5"/>
          </table:table-cell>
          <table:table-cell table:style-name="Tabla23.D2" office:value-type="string">
            <text:p text:style-name="P6"/>
          </table:table-cell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4">Juego de Prueba:</text:p>
          </table:table-cell>
          <table:table-cell table:style-name="Tabla24.B1" table:number-columns-spanned="3" office:value-type="string">
            <text:p text:style-name="P32">CP-0005-23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4">Paso</text:p>
          </table:table-cell>
          <table:table-cell table:style-name="Tabla24.A2" office:value-type="string">
            <text:p text:style-name="P4">Descripción</text:p>
          </table:table-cell>
          <table:table-cell table:style-name="Tabla24.A2" office:value-type="string">
            <text:p text:style-name="P4">Resultado</text:p>
          </table:table-cell>
          <table:table-cell table:style-name="Tabla24.D2" office:value-type="string">
            <text:p text:style-name="P4">ID Problema</text:p>
          </table:table-cell>
        </table:table-row>
        <table:table-row table:style-name="Tabla24.3">
          <table:table-cell table:style-name="Tabla24.A2" office:value-type="string">
            <text:p text:style-name="P31">S1</text:p>
          </table:table-cell>
          <table:table-cell table:style-name="Tabla24.A2" office:value-type="string">
            <text:p text:style-name="P18">El caso de uso inicia cuando el sistema requiere imprimir el recibo de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2</text:p>
          </table:table-cell>
          <table:table-cell table:style-name="Tabla24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3</text:p>
          </table:table-cell>
          <table:table-cell table:style-name="Tabla24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5</text:p>
          </table:table-cell>
          <table:table-cell table:style-name="Tabla24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6</text:p>
          </table:table-cell>
          <table:table-cell table:style-name="Tabla24.A2" office:value-type="string">
            <text:p text:style-name="P18">El sistema imprime las leyendas( TOTALES, ENTREGO, SU CAMBIO ) en el recibo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ext:soft-page-break/>
        <table:table-row table:style-name="Tabla24.3">
          <table:table-cell table:style-name="Tabla24.A2" office:value-type="string">
            <text:p text:style-name="P31">S7</text:p>
          </table:table-cell>
          <table:table-cell table:style-name="Tabla2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8</text:p>
          </table:table-cell>
          <table:table-cell table:style-name="Tabla24.A2" office:value-type="string">
            <text:p text:style-name="P18">El sistema imprime el numero y nombre del cliente en el recibo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9</text:p>
          </table:table-cell>
          <table:table-cell table:style-name="Tabla2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0</text:p>
          </table:table-cell>
          <table:table-cell table:style-name="Tabla24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1</text:p>
          </table:table-cell>
          <table:table-cell table:style-name="Tabla24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2</text:p>
          </table:table-cell>
          <table:table-cell table:style-name="Tabla24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11.b</text:p>
          </table:table-cell>
          <table:table-cell table:style-name="Tabla24.A2" office:value-type="string">
            <text:p text:style-name="P18">El sistema verificó que la tienda no tiene estacionamient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11.b.1</text:p>
          </table:table-cell>
          <table:table-cell table:style-name="Tabla24.A2" office:value-type="string">
            <text:p text:style-name="P18">El flujo continúa en el paso 12 del flujo básico,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3</text:p>
          </table:table-cell>
          <table:table-cell table:style-name="Tabla24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4</text:p>
          </table:table-cell>
          <table:table-cell table:style-name="Tabla24.A2" office:value-type="string">
            <text:p text:style-name="P18">El sistema verifica que el sorteo instantaneo no esta activ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5</text:p>
          </table:table-cell>
          <table:table-cell table:style-name="Tabla24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16</text:p>
          </table:table-cell>
          <table:table-cell table:style-name="Tabla24.A2" office:value-type="string">
            <text:p text:style-name="P18">El sistema graba la imagen del recibo de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0">
          <table:table-cell table:style-name="Tabla24.A2" office:value-type="string">
            <text:p text:style-name="P31">S17</text:p>
          </table:table-cell>
          <table:table-cell table:style-name="Tabla24.A2" office:value-type="string">
            <text:p text:style-name="P18">El sistema verifica que no se capturo el pago de servicio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ext:soft-page-break/>
        <table:table-row table:style-name="Tabla24.20">
          <table:table-cell table:style-name="Tabla24.A2" office:value-type="string">
            <text:p text:style-name="P31">S18</text:p>
          </table:table-cell>
          <table:table-cell table:style-name="Tabla24.A2" office:value-type="string">
            <text:p text:style-name="P18">El sistema manda llamar el caso de uso CU-0011-InvitacionPrestam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20">
          <table:table-cell table:style-name="Tabla24.A2" office:value-type="string">
            <text:p text:style-name="P31">S19</text:p>
          </table:table-cell>
          <table:table-cell table:style-name="Tabla24.A2" office:value-type="string">
            <text:p text:style-name="P18">Fin del caso de us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4">Estado el Caso de Prueba </text:p>
          </table:table-cell>
          <table:table-cell table:style-name="Tabla24.A2" office:value-type="string">
            <text:p text:style-name="P18">En preparación</text:p>
          </table:table-cell>
          <table:table-cell table:style-name="Tabla24.A2" office:value-type="string">
            <text:p text:style-name="P5"/>
          </table:table-cell>
          <table:table-cell table:style-name="Tabla24.D2" office:value-type="string">
            <text:p text:style-name="P6"/>
          </table:table-cell>
        </table:table-row>
      </table:table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4">Juego de Prueba:</text:p>
          </table:table-cell>
          <table:table-cell table:style-name="Tabla25.B1" table:number-columns-spanned="3" office:value-type="string">
            <text:p text:style-name="P32">CP-0005-24</text:p>
          </table:table-cell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">Paso</text:p>
          </table:table-cell>
          <table:table-cell table:style-name="Tabla25.A2" office:value-type="string">
            <text:p text:style-name="P4">Descripción</text:p>
          </table:table-cell>
          <table:table-cell table:style-name="Tabla25.A2" office:value-type="string">
            <text:p text:style-name="P4">Resultado</text:p>
          </table:table-cell>
          <table:table-cell table:style-name="Tabla25.D2" office:value-type="string">
            <text:p text:style-name="P4">ID Problema</text:p>
          </table:table-cell>
        </table:table-row>
        <table:table-row table:style-name="Tabla25.3">
          <table:table-cell table:style-name="Tabla25.A2" office:value-type="string">
            <text:p text:style-name="P31">S1</text:p>
          </table:table-cell>
          <table:table-cell table:style-name="Tabla25.A2" office:value-type="string">
            <text:p text:style-name="P18">El caso de uso inicia cuando el sistema requiere imprimir el recibo de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2</text:p>
          </table:table-cell>
          <table:table-cell table:style-name="Tabla25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3</text:p>
          </table:table-cell>
          <table:table-cell table:style-name="Tabla25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5</text:p>
          </table:table-cell>
          <table:table-cell table:style-name="Tabla25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6</text:p>
          </table:table-cell>
          <table:table-cell table:style-name="Tabla25.A2" office:value-type="string">
            <text:p text:style-name="P18">El sistema imprime las leyendas( TOTALES, ENTREGO, SU CAMBIO ) en el recibo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7</text:p>
          </table:table-cell>
          <table:table-cell table:style-name="Tabla25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ext:soft-page-break/>
        <table:table-row table:style-name="Tabla25.3">
          <table:table-cell table:style-name="Tabla25.A2" office:value-type="string">
            <text:p text:style-name="P31">S8</text:p>
          </table:table-cell>
          <table:table-cell table:style-name="Tabla25.A2" office:value-type="string">
            <text:p text:style-name="P18">El sistema imprime el numero y nombre del cliente en el recibo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9</text:p>
          </table:table-cell>
          <table:table-cell table:style-name="Tabla25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0</text:p>
          </table:table-cell>
          <table:table-cell table:style-name="Tabla25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1</text:p>
          </table:table-cell>
          <table:table-cell table:style-name="Tabla25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2</text:p>
          </table:table-cell>
          <table:table-cell table:style-name="Tabla25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3</text:p>
          </table:table-cell>
          <table:table-cell table:style-name="Tabla25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</text:p>
          </table:table-cell>
          <table:table-cell table:style-name="Tabla25.A2" office:value-type="string">
            <text:p text:style-name="P18">El sistema verificó que la cuenta a imprimir sí se le capturó conveni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</text:p>
          </table:table-cell>
          <table:table-cell table:style-name="Tabla25.A2" office:value-type="string">
            <text:p text:style-name="P18">El sistema verifica el tipo de convenio que se le hizo a la cuenta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</text:p>
          </table:table-cell>
          <table:table-cell table:style-name="Tabla25.A2" office:value-type="string">
            <text:p text:style-name="P18">El sistema verificó que el convenio es único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.1</text:p>
          </table:table-cell>
          <table:table-cell table:style-name="Tabla25.A2" office:value-type="string">
            <text:p text:style-name="P18">El sistema imprime mensaje: "USTED PROMETE PAGAR $ <text:s/>DENTRO DE <text:s/>DIAS" en el recibo de abon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12.a.1.a.2</text:p>
          </table:table-cell>
          <table:table-cell table:style-name="Tabla25.A2" office:value-type="string">
            <text:p text:style-name="P18">El flujo continúa en el paso 13 del flujo básic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4</text:p>
          </table:table-cell>
          <table:table-cell table:style-name="Tabla25.A2" office:value-type="string">
            <text:p text:style-name="P18">El sistema verifica que el sorteo instantaneo no esta ac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15</text:p>
          </table:table-cell>
          <table:table-cell table:style-name="Tabla25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ext:soft-page-break/>
        <table:table-row table:style-name="Tabla25.3">
          <table:table-cell table:style-name="Tabla25.A2" office:value-type="string">
            <text:p text:style-name="P31">S16</text:p>
          </table:table-cell>
          <table:table-cell table:style-name="Tabla25.A2" office:value-type="string">
            <text:p text:style-name="P18">El sistema graba la imagen del recibo de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3">
          <table:table-cell table:style-name="Tabla25.A2" office:value-type="string">
            <text:p text:style-name="P31">S17</text:p>
          </table:table-cell>
          <table:table-cell table:style-name="Tabla25.A2" office:value-type="string">
            <text:p text:style-name="P18">El sistema verifica que no se capturo el pago de servici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3">
          <table:table-cell table:style-name="Tabla25.A2" office:value-type="string">
            <text:p text:style-name="P31">S18</text:p>
          </table:table-cell>
          <table:table-cell table:style-name="Tabla25.A2" office:value-type="string">
            <text:p text:style-name="P18">El sistema manda llamar el caso de uso CU-0011-InvitacionPrestam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23">
          <table:table-cell table:style-name="Tabla25.A2" office:value-type="string">
            <text:p text:style-name="P31">S19</text:p>
          </table:table-cell>
          <table:table-cell table:style-name="Tabla25.A2" office:value-type="string">
            <text:p text:style-name="P18">Fin del caso de us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4">Estado el Caso de Prueba </text:p>
          </table:table-cell>
          <table:table-cell table:style-name="Tabla25.A2" office:value-type="string">
            <text:p text:style-name="P18">En preparación</text:p>
          </table:table-cell>
          <table:table-cell table:style-name="Tabla25.A2" office:value-type="string">
            <text:p text:style-name="P5"/>
          </table:table-cell>
          <table:table-cell table:style-name="Tabla25.D2" office:value-type="string">
            <text:p text:style-name="P6"/>
          </table:table-cell>
        </table:table-row>
      </table:table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4">Juego de Prueba:</text:p>
          </table:table-cell>
          <table:table-cell table:style-name="Tabla26.B1" table:number-columns-spanned="3" office:value-type="string">
            <text:p text:style-name="P32">CP-0005-25</text:p>
          </table:table-cell>
          <table:covered-table-cell/>
          <table:covered-table-cell/>
        </table:table-row>
        <table:table-row table:style-name="Tabla26.1">
          <table:table-cell table:style-name="Tabla26.A2" office:value-type="string">
            <text:p text:style-name="P4">Paso</text:p>
          </table:table-cell>
          <table:table-cell table:style-name="Tabla26.A2" office:value-type="string">
            <text:p text:style-name="P4">Descripción</text:p>
          </table:table-cell>
          <table:table-cell table:style-name="Tabla26.A2" office:value-type="string">
            <text:p text:style-name="P4">Resultado</text:p>
          </table:table-cell>
          <table:table-cell table:style-name="Tabla26.D2" office:value-type="string">
            <text:p text:style-name="P4">ID Problema</text:p>
          </table:table-cell>
        </table:table-row>
        <table:table-row table:style-name="Tabla26.3">
          <table:table-cell table:style-name="Tabla26.A2" office:value-type="string">
            <text:p text:style-name="P31">S1</text:p>
          </table:table-cell>
          <table:table-cell table:style-name="Tabla26.A2" office:value-type="string">
            <text:p text:style-name="P18">El caso de uso inicia cuando el sistema requiere imprimir el recibo de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2</text:p>
          </table:table-cell>
          <table:table-cell table:style-name="Tabla26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3</text:p>
          </table:table-cell>
          <table:table-cell table:style-name="Tabla26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5</text:p>
          </table:table-cell>
          <table:table-cell table:style-name="Tabla26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6</text:p>
          </table:table-cell>
          <table:table-cell table:style-name="Tabla26.A2" office:value-type="string">
            <text:p text:style-name="P18">El sistema imprime las leyendas( TOTALES, ENTREGO, SU CAMBIO ) en el recibo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ext:soft-page-break/>
        <table:table-row table:style-name="Tabla26.3">
          <table:table-cell table:style-name="Tabla26.A2" office:value-type="string">
            <text:p text:style-name="P31">S7</text:p>
          </table:table-cell>
          <table:table-cell table:style-name="Tabla26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8</text:p>
          </table:table-cell>
          <table:table-cell table:style-name="Tabla26.A2" office:value-type="string">
            <text:p text:style-name="P18">El sistema imprime el numero y nombre del cliente en el recibo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9</text:p>
          </table:table-cell>
          <table:table-cell table:style-name="Tabla26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0</text:p>
          </table:table-cell>
          <table:table-cell table:style-name="Tabla26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1</text:p>
          </table:table-cell>
          <table:table-cell table:style-name="Tabla26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2</text:p>
          </table:table-cell>
          <table:table-cell table:style-name="Tabla26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3</text:p>
          </table:table-cell>
          <table:table-cell table:style-name="Tabla26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</text:p>
          </table:table-cell>
          <table:table-cell table:style-name="Tabla26.A2" office:value-type="string">
            <text:p text:style-name="P18">El sistema verificó que la cuenta a imprimir sí se le capturó conveni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</text:p>
          </table:table-cell>
          <table:table-cell table:style-name="Tabla26.A2" office:value-type="string">
            <text:p text:style-name="P18">El sistema verifica el tipo de convenio que se le hizo a la cuent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a</text:p>
          </table:table-cell>
          <table:table-cell table:style-name="Tabla26.A2" office:value-type="string">
            <text:p text:style-name="P18">El sistema verificó que el convenio es único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</text:p>
          </table:table-cell>
          <table:table-cell table:style-name="Tabla26.A2" office:value-type="string">
            <text:p text:style-name="P18">El sistema verificó que el convenio es de palabra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.1</text:p>
          </table:table-cell>
          <table:table-cell table:style-name="Tabla26.A2" office:value-type="string">
            <text:p text:style-name="P18">El sistema imprime mensaje: "LE RECORDAMOS PAGAR $ <text:s/>DENTRO DE <text:s/>DIAS" en el recibo de abon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12.a.1.b.2</text:p>
          </table:table-cell>
          <table:table-cell table:style-name="Tabla26.A2" office:value-type="string">
            <text:p text:style-name="P18">El flujo continúa en el paso 13 del flujo básic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4</text:p>
          </table:table-cell>
          <table:table-cell table:style-name="Tabla26.A2" office:value-type="string">
            <text:p text:style-name="P18">El sistema verifica que el sorteo instantaneo no esta ac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5</text:p>
          </table:table-cell>
          <table:table-cell table:style-name="Tabla26.A2" office:value-type="string">
            <text:p text:style-name="P18">El sistema verifica en que área de la tienda se imprime el recibo <text:s text:c="23"/></text:p>
            <text:p text:style-name="P18">14.a.- El sistema verifica que se encuentra en el <text:soft-page-break/>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16</text:p>
          </table:table-cell>
          <table:table-cell table:style-name="Tabla26.A2" office:value-type="string">
            <text:p text:style-name="P18">El sistema graba la imagen del recibo de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7</text:p>
          </table:table-cell>
          <table:table-cell table:style-name="Tabla26.A2" office:value-type="string">
            <text:p text:style-name="P18">El sistema verifica que no se capturo el pago de servici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8</text:p>
          </table:table-cell>
          <table:table-cell table:style-name="Tabla26.A2" office:value-type="string">
            <text:p text:style-name="P18">El sistema manda llamar el caso de uso CU-0011-InvitacionPrestam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24">
          <table:table-cell table:style-name="Tabla26.A2" office:value-type="string">
            <text:p text:style-name="P31">S19</text:p>
          </table:table-cell>
          <table:table-cell table:style-name="Tabla26.A2" office:value-type="string">
            <text:p text:style-name="P18">Fin del caso de us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4">Estado el Caso de Prueba </text:p>
          </table:table-cell>
          <table:table-cell table:style-name="Tabla26.A2" office:value-type="string">
            <text:p text:style-name="P18">En preparación</text:p>
          </table:table-cell>
          <table:table-cell table:style-name="Tabla26.A2" office:value-type="string">
            <text:p text:style-name="P5"/>
          </table:table-cell>
          <table:table-cell table:style-name="Tabla26.D2" office:value-type="string">
            <text:p text:style-name="P6"/>
          </table:table-cell>
        </table:table-row>
      </table:table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4">Juego de Prueba:</text:p>
          </table:table-cell>
          <table:table-cell table:style-name="Tabla27.B1" table:number-columns-spanned="3" office:value-type="string">
            <text:p text:style-name="P32">CP-0005-26</text:p>
          </table:table-cell>
          <table:covered-table-cell/>
          <table:covered-table-cell/>
        </table:table-row>
        <table:table-row table:style-name="Tabla27.1">
          <table:table-cell table:style-name="Tabla27.A2" office:value-type="string">
            <text:p text:style-name="P4">Paso</text:p>
          </table:table-cell>
          <table:table-cell table:style-name="Tabla27.A2" office:value-type="string">
            <text:p text:style-name="P4">Descripción</text:p>
          </table:table-cell>
          <table:table-cell table:style-name="Tabla27.A2" office:value-type="string">
            <text:p text:style-name="P4">Resultado</text:p>
          </table:table-cell>
          <table:table-cell table:style-name="Tabla27.D2" office:value-type="string">
            <text:p text:style-name="P4">ID Problema</text:p>
          </table:table-cell>
        </table:table-row>
        <table:table-row table:style-name="Tabla27.3">
          <table:table-cell table:style-name="Tabla27.A2" office:value-type="string">
            <text:p text:style-name="P31">S1</text:p>
          </table:table-cell>
          <table:table-cell table:style-name="Tabla27.A2" office:value-type="string">
            <text:p text:style-name="P18">El caso de uso inicia cuando el sistema requiere imprimir el recibo de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2</text:p>
          </table:table-cell>
          <table:table-cell table:style-name="Tabla27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3</text:p>
          </table:table-cell>
          <table:table-cell table:style-name="Tabla27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5</text:p>
          </table:table-cell>
          <table:table-cell table:style-name="Tabla27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<text:soft-page-break/>4.6.- El sistema verifica si se realizo abono a Tiempo Aire. <text:s text:c="29"/>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6</text:p>
          </table:table-cell>
          <table:table-cell table:style-name="Tabla27.A2" office:value-type="string">
            <text:p text:style-name="P18">El sistema imprime las leyendas( TOTALES, ENTREGO, SU CAMBIO ) en el recibo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7</text:p>
          </table:table-cell>
          <table:table-cell table:style-name="Tabla2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8</text:p>
          </table:table-cell>
          <table:table-cell table:style-name="Tabla27.A2" office:value-type="string">
            <text:p text:style-name="P18">El sistema imprime el numero y nombre del cliente en el recibo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9</text:p>
          </table:table-cell>
          <table:table-cell table:style-name="Tabla2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0</text:p>
          </table:table-cell>
          <table:table-cell table:style-name="Tabla27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1</text:p>
          </table:table-cell>
          <table:table-cell table:style-name="Tabla27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2</text:p>
          </table:table-cell>
          <table:table-cell table:style-name="Tabla27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3</text:p>
          </table:table-cell>
          <table:table-cell table:style-name="Tabla27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12.b</text:p>
          </table:table-cell>
          <table:table-cell table:style-name="Tabla27.A2" office:value-type="string">
            <text:p text:style-name="P18">El sistema verificó que la cuenta a imprimir no se le capturó conveni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12.b.1</text:p>
          </table:table-cell>
          <table:table-cell table:style-name="Tabla27.A2" office:value-type="string">
            <text:p text:style-name="P18">El flujo continúa en el paso 13 del flujo básic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4</text:p>
          </table:table-cell>
          <table:table-cell table:style-name="Tabla27.A2" office:value-type="string">
            <text:p text:style-name="P18">El sistema verifica que el sorteo instantaneo no esta activ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5</text:p>
          </table:table-cell>
          <table:table-cell table:style-name="Tabla2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<text:soft-page-break/>14.c.- El sistema verifica que se encuentra en el área de caja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16</text:p>
          </table:table-cell>
          <table:table-cell table:style-name="Tabla27.A2" office:value-type="string">
            <text:p text:style-name="P18">El sistema graba la imagen del recibo de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7</text:p>
          </table:table-cell>
          <table:table-cell table:style-name="Tabla27.A2" office:value-type="string">
            <text:p text:style-name="P18">El sistema verifica que no se capturo el pago de servicio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8</text:p>
          </table:table-cell>
          <table:table-cell table:style-name="Tabla27.A2" office:value-type="string">
            <text:p text:style-name="P18">El sistema manda llamar el caso de uso CU-0011-InvitacionPrestam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20">
          <table:table-cell table:style-name="Tabla27.A2" office:value-type="string">
            <text:p text:style-name="P31">S19</text:p>
          </table:table-cell>
          <table:table-cell table:style-name="Tabla27.A2" office:value-type="string">
            <text:p text:style-name="P18">Fin del caso de us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4">Estado el Caso de Prueba </text:p>
          </table:table-cell>
          <table:table-cell table:style-name="Tabla27.A2" office:value-type="string">
            <text:p text:style-name="P18">En preparación</text:p>
          </table:table-cell>
          <table:table-cell table:style-name="Tabla27.A2" office:value-type="string">
            <text:p text:style-name="P5"/>
          </table:table-cell>
          <table:table-cell table:style-name="Tabla27.D2" office:value-type="string">
            <text:p text:style-name="P6"/>
          </table:table-cell>
        </table:table-row>
      </table:table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office:value-type="string">
            <text:p text:style-name="P4">Juego de Prueba:</text:p>
          </table:table-cell>
          <table:table-cell table:style-name="Tabla32.B1" table:number-columns-spanned="3" office:value-type="string">
            <text:p text:style-name="P32">CP-0005-27</text:p>
          </table:table-cell>
          <table:covered-table-cell/>
          <table:covered-table-cell/>
        </table:table-row>
        <table:table-row table:style-name="Tabla32.1">
          <table:table-cell table:style-name="Tabla32.A2" office:value-type="string">
            <text:p text:style-name="P4">Paso</text:p>
          </table:table-cell>
          <table:table-cell table:style-name="Tabla32.A2" office:value-type="string">
            <text:p text:style-name="P4">Descripción</text:p>
          </table:table-cell>
          <table:table-cell table:style-name="Tabla32.A2" office:value-type="string">
            <text:p text:style-name="P4">Resultado</text:p>
          </table:table-cell>
          <table:table-cell table:style-name="Tabla32.D2" office:value-type="string">
            <text:p text:style-name="P4">ID Problema</text:p>
          </table:table-cell>
        </table:table-row>
        <table:table-row table:style-name="Tabla32.3">
          <table:table-cell table:style-name="Tabla32.A2" office:value-type="string">
            <text:p text:style-name="P31">S1</text:p>
          </table:table-cell>
          <table:table-cell table:style-name="Tabla32.A2" office:value-type="string">
            <text:p text:style-name="P18">El caso de uso inicia cuando el sistema requiere imprimir el recibo de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2</text:p>
          </table:table-cell>
          <table:table-cell table:style-name="Tabla32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3</text:p>
          </table:table-cell>
          <table:table-cell table:style-name="Tabla32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5</text:p>
          </table:table-cell>
          <table:table-cell table:style-name="Tabla32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ext:soft-page-break/>
        <table:table-row table:style-name="Tabla32.3">
          <table:table-cell table:style-name="Tabla32.A2" office:value-type="string">
            <text:p text:style-name="P31">S6</text:p>
          </table:table-cell>
          <table:table-cell table:style-name="Tabla32.A2" office:value-type="string">
            <text:p text:style-name="P18">El sistema imprime las leyendas( TOTALES, ENTREGO, SU CAMBIO ) en el recibo del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7</text:p>
          </table:table-cell>
          <table:table-cell table:style-name="Tabla32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8</text:p>
          </table:table-cell>
          <table:table-cell table:style-name="Tabla32.A2" office:value-type="string">
            <text:p text:style-name="P18">El sistema imprime el numero y nombre del cliente en el recibo del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9</text:p>
          </table:table-cell>
          <table:table-cell table:style-name="Tabla32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0</text:p>
          </table:table-cell>
          <table:table-cell table:style-name="Tabla32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1</text:p>
          </table:table-cell>
          <table:table-cell table:style-name="Tabla32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2</text:p>
          </table:table-cell>
          <table:table-cell table:style-name="Tabla32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3</text:p>
          </table:table-cell>
          <table:table-cell table:style-name="Tabla32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4</text:p>
          </table:table-cell>
          <table:table-cell table:style-name="Tabla32.A2" office:value-type="string">
            <text:p text:style-name="P18">El sistema verifica que el sorteo instantaneo no esta activ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5</text:p>
          </table:table-cell>
          <table:table-cell table:style-name="Tabla32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</text:p>
          </table:table-cell>
          <table:table-cell table:style-name="Tabla32.A2" office:value-type="string">
            <text:p text:style-name="P18">El sistema verifica que se encuentra en el área de ropa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.1</text:p>
          </table:table-cell>
          <table:table-cell table:style-name="Tabla32.A2" office:value-type="string">
            <text:p text:style-name="P18">El sistema imprime solo un recibo para el <text:soft-page-break/>cliente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E.14.a.2</text:p>
          </table:table-cell>
          <table:table-cell table:style-name="Tabla32.A2" office:value-type="string">
            <text:p text:style-name="P18"><text:s/>El flujo continúa en el paso 15 del flujo básic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31">S16</text:p>
          </table:table-cell>
          <table:table-cell table:style-name="Tabla32.A2" office:value-type="string">
            <text:p text:style-name="P18">El sistema graba la imagen del recibo de abon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7</text:p>
          </table:table-cell>
          <table:table-cell table:style-name="Tabla32.A2" office:value-type="string">
            <text:p text:style-name="P18">El sistema verifica que no se capturo el pago de servicios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8</text:p>
          </table:table-cell>
          <table:table-cell table:style-name="Tabla32.A2" office:value-type="string">
            <text:p text:style-name="P18">El sistema manda llamar el caso de uso CU-0011-InvitacionPrestam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21">
          <table:table-cell table:style-name="Tabla32.A2" office:value-type="string">
            <text:p text:style-name="P31">S19</text:p>
          </table:table-cell>
          <table:table-cell table:style-name="Tabla32.A2" office:value-type="string">
            <text:p text:style-name="P18">Fin del caso de uso.</text:p>
          </table:table-cell>
          <table:table-cell table:style-name="Tabla32.A2" office:value-type="string">
            <text:p text:style-name="P6"/>
          </table:table-cell>
          <table:table-cell table:style-name="Tabla32.D2" office:value-type="string">
            <text:p text:style-name="P6"/>
          </table:table-cell>
        </table:table-row>
        <table:table-row table:style-name="Tabla32.3">
          <table:table-cell table:style-name="Tabla32.A2" office:value-type="string">
            <text:p text:style-name="P4">Estado el Caso de Prueba </text:p>
          </table:table-cell>
          <table:table-cell table:style-name="Tabla32.A2" office:value-type="string">
            <text:p text:style-name="P18">En preparación</text:p>
          </table:table-cell>
          <table:table-cell table:style-name="Tabla32.A2" office:value-type="string">
            <text:p text:style-name="P5"/>
          </table:table-cell>
          <table:table-cell table:style-name="Tabla32.D2" office:value-type="string">
            <text:p text:style-name="P6"/>
          </table:table-cell>
        </table:table-row>
      </table:table>
      <text:p text:style-name="Standard"/>
      <text:p text:style-name="Standard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office:value-type="string">
            <text:p text:style-name="P4">Juego de Prueba:</text:p>
          </table:table-cell>
          <table:table-cell table:style-name="Tabla38.B1" table:number-columns-spanned="3" office:value-type="string">
            <text:p text:style-name="P32">CP-0005-28</text:p>
          </table:table-cell>
          <table:covered-table-cell/>
          <table:covered-table-cell/>
        </table:table-row>
        <table:table-row table:style-name="Tabla38.1">
          <table:table-cell table:style-name="Tabla38.A2" office:value-type="string">
            <text:p text:style-name="P4">Paso</text:p>
          </table:table-cell>
          <table:table-cell table:style-name="Tabla38.A2" office:value-type="string">
            <text:p text:style-name="P4">Descripción</text:p>
          </table:table-cell>
          <table:table-cell table:style-name="Tabla38.A2" office:value-type="string">
            <text:p text:style-name="P4">Resultado</text:p>
          </table:table-cell>
          <table:table-cell table:style-name="Tabla38.D2" office:value-type="string">
            <text:p text:style-name="P4">ID Problema</text:p>
          </table:table-cell>
        </table:table-row>
        <table:table-row table:style-name="Tabla38.3">
          <table:table-cell table:style-name="Tabla38.A2" office:value-type="string">
            <text:p text:style-name="P31">S1</text:p>
          </table:table-cell>
          <table:table-cell table:style-name="Tabla38.A2" office:value-type="string">
            <text:p text:style-name="P18">El caso de uso inicia cuando el sistema requiere imprimir el recibo de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2</text:p>
          </table:table-cell>
          <table:table-cell table:style-name="Tabla38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3</text:p>
          </table:table-cell>
          <table:table-cell table:style-name="Tabla38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5</text:p>
          </table:table-cell>
          <table:table-cell table:style-name="Tabla38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ext:soft-page-break/>
        <table:table-row table:style-name="Tabla38.3">
          <table:table-cell table:style-name="Tabla38.A2" office:value-type="string">
            <text:p text:style-name="P31">S6</text:p>
          </table:table-cell>
          <table:table-cell table:style-name="Tabla38.A2" office:value-type="string">
            <text:p text:style-name="P18">El sistema imprime las leyendas( TOTALES, ENTREGO, SU CAMBIO ) en el recibo del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7</text:p>
          </table:table-cell>
          <table:table-cell table:style-name="Tabla3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8</text:p>
          </table:table-cell>
          <table:table-cell table:style-name="Tabla38.A2" office:value-type="string">
            <text:p text:style-name="P18">El sistema imprime el numero y nombre del cliente en el recibo del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9</text:p>
          </table:table-cell>
          <table:table-cell table:style-name="Tabla3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0</text:p>
          </table:table-cell>
          <table:table-cell table:style-name="Tabla38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1</text:p>
          </table:table-cell>
          <table:table-cell table:style-name="Tabla38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2</text:p>
          </table:table-cell>
          <table:table-cell table:style-name="Tabla38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3</text:p>
          </table:table-cell>
          <table:table-cell table:style-name="Tabla38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4</text:p>
          </table:table-cell>
          <table:table-cell table:style-name="Tabla38.A2" office:value-type="string">
            <text:p text:style-name="P18">El sistema verifica que el sorteo instantaneo no esta activ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5</text:p>
          </table:table-cell>
          <table:table-cell table:style-name="Tabla38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</text:p>
          </table:table-cell>
          <table:table-cell table:style-name="Tabla38.A2" office:value-type="string">
            <text:p text:style-name="P18">El sistema verifica que se encuentra en el área de mueble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.1</text:p>
          </table:table-cell>
          <table:table-cell table:style-name="Tabla38.A2" office:value-type="string">
            <text:p text:style-name="P18">El sistema imprime solo un recibo para el <text:soft-page-break/>cliente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E.14.b.2</text:p>
          </table:table-cell>
          <table:table-cell table:style-name="Tabla38.A2" office:value-type="string">
            <text:p text:style-name="P18">El flujo continúa en el paso 15 del flujo básic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31">S16</text:p>
          </table:table-cell>
          <table:table-cell table:style-name="Tabla38.A2" office:value-type="string">
            <text:p text:style-name="P18">El sistema graba la imagen del recibo de abon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7</text:p>
          </table:table-cell>
          <table:table-cell table:style-name="Tabla38.A2" office:value-type="string">
            <text:p text:style-name="P18">El sistema verifica que no se capturo el pago de servicios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8</text:p>
          </table:table-cell>
          <table:table-cell table:style-name="Tabla38.A2" office:value-type="string">
            <text:p text:style-name="P18">El sistema manda llamar el caso de uso CU-0011-InvitacionPrestam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21">
          <table:table-cell table:style-name="Tabla38.A2" office:value-type="string">
            <text:p text:style-name="P31">S19</text:p>
          </table:table-cell>
          <table:table-cell table:style-name="Tabla38.A2" office:value-type="string">
            <text:p text:style-name="P18">Fin del caso de uso.</text:p>
          </table:table-cell>
          <table:table-cell table:style-name="Tabla38.A2" office:value-type="string">
            <text:p text:style-name="P6"/>
          </table:table-cell>
          <table:table-cell table:style-name="Tabla38.D2" office:value-type="string">
            <text:p text:style-name="P6"/>
          </table:table-cell>
        </table:table-row>
        <table:table-row table:style-name="Tabla38.3">
          <table:table-cell table:style-name="Tabla38.A2" office:value-type="string">
            <text:p text:style-name="P4">Estado el Caso de Prueba </text:p>
          </table:table-cell>
          <table:table-cell table:style-name="Tabla38.A2" office:value-type="string">
            <text:p text:style-name="P18">En preparación</text:p>
          </table:table-cell>
          <table:table-cell table:style-name="Tabla38.A2" office:value-type="string">
            <text:p text:style-name="P5"/>
          </table:table-cell>
          <table:table-cell table:style-name="Tabla38.D2" office:value-type="string">
            <text:p text:style-name="P6"/>
          </table:table-cell>
        </table:table-row>
      </table:table>
      <text:p text:style-name="Standard"/>
      <text:p text:style-name="Standard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4">Juego de Prueba:</text:p>
          </table:table-cell>
          <table:table-cell table:style-name="Tabla33.B1" table:number-columns-spanned="3" office:value-type="string">
            <text:p text:style-name="P32">CP-0005-29</text:p>
          </table:table-cell>
          <table:covered-table-cell/>
          <table:covered-table-cell/>
        </table:table-row>
        <table:table-row table:style-name="Tabla33.1">
          <table:table-cell table:style-name="Tabla33.A2" office:value-type="string">
            <text:p text:style-name="P4">Paso</text:p>
          </table:table-cell>
          <table:table-cell table:style-name="Tabla33.A2" office:value-type="string">
            <text:p text:style-name="P4">Descripción</text:p>
          </table:table-cell>
          <table:table-cell table:style-name="Tabla33.A2" office:value-type="string">
            <text:p text:style-name="P4">Resultado</text:p>
          </table:table-cell>
          <table:table-cell table:style-name="Tabla33.D2" office:value-type="string">
            <text:p text:style-name="P4">ID Problema</text:p>
          </table:table-cell>
        </table:table-row>
        <table:table-row table:style-name="Tabla33.3">
          <table:table-cell table:style-name="Tabla33.A2" office:value-type="string">
            <text:p text:style-name="P31">S1</text:p>
          </table:table-cell>
          <table:table-cell table:style-name="Tabla33.A2" office:value-type="string">
            <text:p text:style-name="P18">El caso de uso inicia cuando el sistema requiere imprimir el recibo de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2</text:p>
          </table:table-cell>
          <table:table-cell table:style-name="Tabla33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3</text:p>
          </table:table-cell>
          <table:table-cell table:style-name="Tabla33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5</text:p>
          </table:table-cell>
          <table:table-cell table:style-name="Tabla33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ext:soft-page-break/>
        <table:table-row table:style-name="Tabla33.3">
          <table:table-cell table:style-name="Tabla33.A2" office:value-type="string">
            <text:p text:style-name="P31">S6</text:p>
          </table:table-cell>
          <table:table-cell table:style-name="Tabla33.A2" office:value-type="string">
            <text:p text:style-name="P18">El sistema imprime las leyendas( TOTALES, ENTREGO, SU CAMBIO ) en el recibo del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7</text:p>
          </table:table-cell>
          <table:table-cell table:style-name="Tabla33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8</text:p>
          </table:table-cell>
          <table:table-cell table:style-name="Tabla33.A2" office:value-type="string">
            <text:p text:style-name="P18">El sistema imprime el numero y nombre del cliente en el recibo del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9</text:p>
          </table:table-cell>
          <table:table-cell table:style-name="Tabla33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0</text:p>
          </table:table-cell>
          <table:table-cell table:style-name="Tabla33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1</text:p>
          </table:table-cell>
          <table:table-cell table:style-name="Tabla33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2</text:p>
          </table:table-cell>
          <table:table-cell table:style-name="Tabla33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3</text:p>
          </table:table-cell>
          <table:table-cell table:style-name="Tabla33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4</text:p>
          </table:table-cell>
          <table:table-cell table:style-name="Tabla33.A2" office:value-type="string">
            <text:p text:style-name="P18">El sistema verifica que el sorteo instantaneo no esta activ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5</text:p>
          </table:table-cell>
          <table:table-cell table:style-name="Tabla33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</text:p>
          </table:table-cell>
          <table:table-cell table:style-name="Tabla33.A2" office:value-type="string">
            <text:p text:style-name="P18">El sistema verifica que se encuentra en el área de caja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.1</text:p>
          </table:table-cell>
          <table:table-cell table:style-name="Tabla33.A2" office:value-type="string">
            <text:p text:style-name="P18">El sistema imprime dos recibos, uno para el <text:soft-page-break/>cliente y otro para la tienda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E.14.c.2</text:p>
          </table:table-cell>
          <table:table-cell table:style-name="Tabla33.A2" office:value-type="string">
            <text:p text:style-name="P18">El flujo continúa en el paso 15 del flujo básic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31">S16</text:p>
          </table:table-cell>
          <table:table-cell table:style-name="Tabla33.A2" office:value-type="string">
            <text:p text:style-name="P18">El sistema graba la imagen del recibo de abon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7</text:p>
          </table:table-cell>
          <table:table-cell table:style-name="Tabla33.A2" office:value-type="string">
            <text:p text:style-name="P18">El sistema verifica que no se capturo el pago de servicios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8</text:p>
          </table:table-cell>
          <table:table-cell table:style-name="Tabla33.A2" office:value-type="string">
            <text:p text:style-name="P18">El sistema manda llamar el caso de uso CU-0011-InvitacionPrestam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21">
          <table:table-cell table:style-name="Tabla33.A2" office:value-type="string">
            <text:p text:style-name="P31">S19</text:p>
          </table:table-cell>
          <table:table-cell table:style-name="Tabla33.A2" office:value-type="string">
            <text:p text:style-name="P18">Fin del caso de uso.</text:p>
          </table:table-cell>
          <table:table-cell table:style-name="Tabla33.A2" office:value-type="string">
            <text:p text:style-name="P6"/>
          </table:table-cell>
          <table:table-cell table:style-name="Tabla33.D2" office:value-type="string">
            <text:p text:style-name="P6"/>
          </table:table-cell>
        </table:table-row>
        <table:table-row table:style-name="Tabla33.3">
          <table:table-cell table:style-name="Tabla33.A2" office:value-type="string">
            <text:p text:style-name="P4">Estado el Caso de Prueba </text:p>
          </table:table-cell>
          <table:table-cell table:style-name="Tabla33.A2" office:value-type="string">
            <text:p text:style-name="P18">En preparación</text:p>
          </table:table-cell>
          <table:table-cell table:style-name="Tabla33.A2" office:value-type="string">
            <text:p text:style-name="P5"/>
          </table:table-cell>
          <table:table-cell table:style-name="Tabla33.D2" office:value-type="string">
            <text:p text:style-name="P6"/>
          </table:table-cell>
        </table:table-row>
      </table:table>
      <text:p text:style-name="P21"/>
      <text:p text:style-name="Standard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office:value-type="string">
            <text:p text:style-name="P4">Juego de Prueba:</text:p>
          </table:table-cell>
          <table:table-cell table:style-name="Tabla28.B1" table:number-columns-spanned="3" office:value-type="string">
            <text:p text:style-name="P32">CP-0005-30</text:p>
          </table:table-cell>
          <table:covered-table-cell/>
          <table:covered-table-cell/>
        </table:table-row>
        <table:table-row table:style-name="Tabla28.1">
          <table:table-cell table:style-name="Tabla28.A2" office:value-type="string">
            <text:p text:style-name="P4">Paso</text:p>
          </table:table-cell>
          <table:table-cell table:style-name="Tabla28.A2" office:value-type="string">
            <text:p text:style-name="P4">Descripción</text:p>
          </table:table-cell>
          <table:table-cell table:style-name="Tabla28.A2" office:value-type="string">
            <text:p text:style-name="P4">Resultado</text:p>
          </table:table-cell>
          <table:table-cell table:style-name="Tabla28.D2" office:value-type="string">
            <text:p text:style-name="P4">ID Problema</text:p>
          </table:table-cell>
        </table:table-row>
        <table:table-row table:style-name="Tabla28.3">
          <table:table-cell table:style-name="Tabla28.A2" office:value-type="string">
            <text:p text:style-name="P31">S1</text:p>
          </table:table-cell>
          <table:table-cell table:style-name="Tabla28.A2" office:value-type="string">
            <text:p text:style-name="P18">El caso de uso inicia cuando el sistema requiere imprimir el recibo de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2</text:p>
          </table:table-cell>
          <table:table-cell table:style-name="Tabla28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3</text:p>
          </table:table-cell>
          <table:table-cell table:style-name="Tabla28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5</text:p>
          </table:table-cell>
          <table:table-cell table:style-name="Tabla28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ext:soft-page-break/>
        <table:table-row table:style-name="Tabla28.3">
          <table:table-cell table:style-name="Tabla28.A2" office:value-type="string">
            <text:p text:style-name="P31">S6</text:p>
          </table:table-cell>
          <table:table-cell table:style-name="Tabla28.A2" office:value-type="string">
            <text:p text:style-name="P18">El sistema imprime las leyendas( TOTALES, ENTREGO, SU CAMBIO ) en el recibo del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7</text:p>
          </table:table-cell>
          <table:table-cell table:style-name="Tabla28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8</text:p>
          </table:table-cell>
          <table:table-cell table:style-name="Tabla28.A2" office:value-type="string">
            <text:p text:style-name="P18">El sistema imprime el numero y nombre del cliente en el recibo del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9</text:p>
          </table:table-cell>
          <table:table-cell table:style-name="Tabla28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0</text:p>
          </table:table-cell>
          <table:table-cell table:style-name="Tabla28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1</text:p>
          </table:table-cell>
          <table:table-cell table:style-name="Tabla28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2</text:p>
          </table:table-cell>
          <table:table-cell table:style-name="Tabla28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3</text:p>
          </table:table-cell>
          <table:table-cell table:style-name="Tabla28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4</text:p>
          </table:table-cell>
          <table:table-cell table:style-name="Tabla28.A2" office:value-type="string">
            <text:p text:style-name="P18">El sistema verifica que el sorteo instantaneo no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</text:p>
          </table:table-cell>
          <table:table-cell table:style-name="Tabla28.A2" office:value-type="string">
            <text:p text:style-name="P18">El sistema verifica que el sorteo sudafrica 2010 esta activ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</text:p>
          </table:table-cell>
          <table:table-cell table:style-name="Tabla28.A2" office:value-type="string">
            <text:p text:style-name="P18">El sistema verifica que el importe de la venta es valid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.a</text:p>
          </table:table-cell>
          <table:table-cell table:style-name="Tabla28.A2" office:value-type="string">
            <text:p text:style-name="P18">El sistema verifica que el importe de la venta es invalid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E.13.a.1.a.1</text:p>
          </table:table-cell>
          <table:table-cell table:style-name="Tabla28.A2" office:value-type="string">
            <text:p text:style-name="P18"><text:s/>El flujo continua en el paso 14 del flujo basic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5</text:p>
          </table:table-cell>
          <table:table-cell table:style-name="Tabla28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<text:soft-page-break/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31">S16</text:p>
          </table:table-cell>
          <table:table-cell table:style-name="Tabla28.A2" office:value-type="string">
            <text:p text:style-name="P18">El sistema graba la imagen del recibo de abon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17</text:p>
          </table:table-cell>
          <table:table-cell table:style-name="Tabla28.A2" office:value-type="string">
            <text:p text:style-name="P18">El sistema verifica que no se capturo el pago de servicios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18</text:p>
          </table:table-cell>
          <table:table-cell table:style-name="Tabla28.A2" office:value-type="string">
            <text:p text:style-name="P18">El sistema manda llamar el caso de uso CU-0011-InvitacionPrestam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22">
          <table:table-cell table:style-name="Tabla28.A2" office:value-type="string">
            <text:p text:style-name="P31">S19</text:p>
          </table:table-cell>
          <table:table-cell table:style-name="Tabla28.A2" office:value-type="string">
            <text:p text:style-name="P18">Fin del caso de uso.</text:p>
          </table:table-cell>
          <table:table-cell table:style-name="Tabla28.A2" office:value-type="string">
            <text:p text:style-name="P6"/>
          </table:table-cell>
          <table:table-cell table:style-name="Tabla28.D2" office:value-type="string">
            <text:p text:style-name="P6"/>
          </table:table-cell>
        </table:table-row>
        <table:table-row table:style-name="Tabla28.3">
          <table:table-cell table:style-name="Tabla28.A2" office:value-type="string">
            <text:p text:style-name="P4">Estado el Caso de Prueba </text:p>
          </table:table-cell>
          <table:table-cell table:style-name="Tabla28.A2" office:value-type="string">
            <text:p text:style-name="P18">En preparación</text:p>
          </table:table-cell>
          <table:table-cell table:style-name="Tabla28.A2" office:value-type="string">
            <text:p text:style-name="P5"/>
          </table:table-cell>
          <table:table-cell table:style-name="Tabla28.D2" office:value-type="string">
            <text:p text:style-name="P6"/>
          </table:table-cell>
        </table:table-row>
      </table:table>
      <text:p text:style-name="Standard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 table:style-name="Tabla29.1">
          <table:table-cell table:style-name="Tabla29.A1" office:value-type="string">
            <text:p text:style-name="P4">Juego de Prueba:</text:p>
          </table:table-cell>
          <table:table-cell table:style-name="Tabla29.B1" table:number-columns-spanned="3" office:value-type="string">
            <text:p text:style-name="P32">CP-0005-31</text:p>
          </table:table-cell>
          <table:covered-table-cell/>
          <table:covered-table-cell/>
        </table:table-row>
        <table:table-row table:style-name="Tabla29.1">
          <table:table-cell table:style-name="Tabla29.A2" office:value-type="string">
            <text:p text:style-name="P4">Paso</text:p>
          </table:table-cell>
          <table:table-cell table:style-name="Tabla29.A2" office:value-type="string">
            <text:p text:style-name="P4">Descripción</text:p>
          </table:table-cell>
          <table:table-cell table:style-name="Tabla29.A2" office:value-type="string">
            <text:p text:style-name="P4">Resultado</text:p>
          </table:table-cell>
          <table:table-cell table:style-name="Tabla29.D2" office:value-type="string">
            <text:p text:style-name="P4">ID Problema</text:p>
          </table:table-cell>
        </table:table-row>
        <table:table-row table:style-name="Tabla29.3">
          <table:table-cell table:style-name="Tabla29.A2" office:value-type="string">
            <text:p text:style-name="P31">S1</text:p>
          </table:table-cell>
          <table:table-cell table:style-name="Tabla29.A2" office:value-type="string">
            <text:p text:style-name="P18">El caso de uso inicia cuando el sistema requiere imprimir el recibo de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2</text:p>
          </table:table-cell>
          <table:table-cell table:style-name="Tabla29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3</text:p>
          </table:table-cell>
          <table:table-cell table:style-name="Tabla29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5</text:p>
          </table:table-cell>
          <table:table-cell table:style-name="Tabla29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<text:soft-page-break/>Tiempo Aire. <text:s text:c="29"/>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6</text:p>
          </table:table-cell>
          <table:table-cell table:style-name="Tabla29.A2" office:value-type="string">
            <text:p text:style-name="P18">El sistema imprime las leyendas( TOTALES, ENTREGO, SU CAMBIO ) en el recibo del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7</text:p>
          </table:table-cell>
          <table:table-cell table:style-name="Tabla29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8</text:p>
          </table:table-cell>
          <table:table-cell table:style-name="Tabla29.A2" office:value-type="string">
            <text:p text:style-name="P18">El sistema imprime el numero y nombre del cliente en el recibo del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9</text:p>
          </table:table-cell>
          <table:table-cell table:style-name="Tabla29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0</text:p>
          </table:table-cell>
          <table:table-cell table:style-name="Tabla29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1</text:p>
          </table:table-cell>
          <table:table-cell table:style-name="Tabla29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2</text:p>
          </table:table-cell>
          <table:table-cell table:style-name="Tabla29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3</text:p>
          </table:table-cell>
          <table:table-cell table:style-name="Tabla29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4</text:p>
          </table:table-cell>
          <table:table-cell table:style-name="Tabla29.A2" office:value-type="string">
            <text:p text:style-name="P18">El sistema verifica que el sorteo instantaneo no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</text:p>
          </table:table-cell>
          <table:table-cell table:style-name="Tabla29.A2" office:value-type="string">
            <text:p text:style-name="P18">El sistema verifica que el sorteo sudafrica 2010 esta activ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1</text:p>
          </table:table-cell>
          <table:table-cell table:style-name="Tabla29.A2" office:value-type="string">
            <text:p text:style-name="P18">El sistema verifica que el importe de la venta es vali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2</text:p>
          </table:table-cell>
          <table:table-cell table:style-name="Tabla29.A2" office:value-type="string">
            <text:p text:style-name="P18">El sistema verifica que el cliente no es emplea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2.a</text:p>
          </table:table-cell>
          <table:table-cell table:style-name="Tabla29.A2" office:value-type="string">
            <text:p text:style-name="P18">El sistema verifica que el cliente es emplead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E.13.a.2.a.1</text:p>
          </table:table-cell>
          <table:table-cell table:style-name="Tabla29.A2" office:value-type="string">
            <text:p text:style-name="P18">El flujo continua en el paso 14 del flujo basic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5</text:p>
          </table:table-cell>
          <table:table-cell table:style-name="Tabla29.A2" office:value-type="string">
            <text:p text:style-name="P18">El sistema verifica en que área de la tienda se imprime el recibo <text:s text:c="23"/></text:p>
            <text:p text:style-name="P18"><text:soft-page-break/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31">S16</text:p>
          </table:table-cell>
          <table:table-cell table:style-name="Tabla29.A2" office:value-type="string">
            <text:p text:style-name="P18">El sistema graba la imagen del recibo de abon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3">
          <table:table-cell table:style-name="Tabla29.A2" office:value-type="string">
            <text:p text:style-name="P31">S17</text:p>
          </table:table-cell>
          <table:table-cell table:style-name="Tabla29.A2" office:value-type="string">
            <text:p text:style-name="P18">El sistema verifica que no se capturo el pago de servicios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3">
          <table:table-cell table:style-name="Tabla29.A2" office:value-type="string">
            <text:p text:style-name="P31">S18</text:p>
          </table:table-cell>
          <table:table-cell table:style-name="Tabla29.A2" office:value-type="string">
            <text:p text:style-name="P18">El sistema manda llamar el caso de uso CU-0011-InvitacionPrestam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23">
          <table:table-cell table:style-name="Tabla29.A2" office:value-type="string">
            <text:p text:style-name="P31">S19</text:p>
          </table:table-cell>
          <table:table-cell table:style-name="Tabla29.A2" office:value-type="string">
            <text:p text:style-name="P18">Fin del caso de uso.</text:p>
          </table:table-cell>
          <table:table-cell table:style-name="Tabla29.A2" office:value-type="string">
            <text:p text:style-name="P6"/>
          </table:table-cell>
          <table:table-cell table:style-name="Tabla29.D2" office:value-type="string">
            <text:p text:style-name="P6"/>
          </table:table-cell>
        </table:table-row>
        <table:table-row table:style-name="Tabla29.3">
          <table:table-cell table:style-name="Tabla29.A2" office:value-type="string">
            <text:p text:style-name="P4">Estado el Caso de Prueba </text:p>
          </table:table-cell>
          <table:table-cell table:style-name="Tabla29.A2" office:value-type="string">
            <text:p text:style-name="P18">En preparación</text:p>
          </table:table-cell>
          <table:table-cell table:style-name="Tabla29.A2" office:value-type="string">
            <text:p text:style-name="P5"/>
          </table:table-cell>
          <table:table-cell table:style-name="Tabla29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office:value-type="string">
            <text:p text:style-name="P4">Juego de Prueba:</text:p>
          </table:table-cell>
          <table:table-cell table:style-name="Tabla30.B1" table:number-columns-spanned="3" office:value-type="string">
            <text:p text:style-name="P32">CP-0005-32</text:p>
          </table:table-cell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4">Paso</text:p>
          </table:table-cell>
          <table:table-cell table:style-name="Tabla30.A2" office:value-type="string">
            <text:p text:style-name="P4">Descripción</text:p>
          </table:table-cell>
          <table:table-cell table:style-name="Tabla30.A2" office:value-type="string">
            <text:p text:style-name="P4">Resultado</text:p>
          </table:table-cell>
          <table:table-cell table:style-name="Tabla30.D2" office:value-type="string">
            <text:p text:style-name="P4">ID Problema</text:p>
          </table:table-cell>
        </table:table-row>
        <table:table-row table:style-name="Tabla30.3">
          <table:table-cell table:style-name="Tabla30.A2" office:value-type="string">
            <text:p text:style-name="P31">S1</text:p>
          </table:table-cell>
          <table:table-cell table:style-name="Tabla30.A2" office:value-type="string">
            <text:p text:style-name="P18">El caso de uso inicia cuando el sistema requiere imprimir el recibo de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2</text:p>
          </table:table-cell>
          <table:table-cell table:style-name="Tabla30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3</text:p>
          </table:table-cell>
          <table:table-cell table:style-name="Tabla30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5</text:p>
          </table:table-cell>
          <table:table-cell table:style-name="Tabla30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6</text:p>
          </table:table-cell>
          <table:table-cell table:style-name="Tabla30.A2" office:value-type="string">
            <text:p text:style-name="P18">El sistema imprime las leyendas( TOTALES, ENTREGO, SU CAMBIO ) en el recibo del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7</text:p>
          </table:table-cell>
          <table:table-cell table:style-name="Tabla30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ext:soft-page-break/>
        <table:table-row table:style-name="Tabla30.3">
          <table:table-cell table:style-name="Tabla30.A2" office:value-type="string">
            <text:p text:style-name="P31">S8</text:p>
          </table:table-cell>
          <table:table-cell table:style-name="Tabla30.A2" office:value-type="string">
            <text:p text:style-name="P18">El sistema imprime el numero y nombre del cliente en el recibo del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9</text:p>
          </table:table-cell>
          <table:table-cell table:style-name="Tabla30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0</text:p>
          </table:table-cell>
          <table:table-cell table:style-name="Tabla30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1</text:p>
          </table:table-cell>
          <table:table-cell table:style-name="Tabla30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2</text:p>
          </table:table-cell>
          <table:table-cell table:style-name="Tabla30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3</text:p>
          </table:table-cell>
          <table:table-cell table:style-name="Tabla30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4</text:p>
          </table:table-cell>
          <table:table-cell table:style-name="Tabla30.A2" office:value-type="string">
            <text:p text:style-name="P18">El sistema verifica que el sorteo instantaneo n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</text:p>
          </table:table-cell>
          <table:table-cell table:style-name="Tabla30.A2" office:value-type="string">
            <text:p text:style-name="P18">El sistema verifica que el sorteo <text:s/>instantaneo esta activ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1</text:p>
          </table:table-cell>
          <table:table-cell table:style-name="Tabla30.A2" office:value-type="string">
            <text:p text:style-name="P18">El sistema verifica que el importe de la venta es valid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2</text:p>
          </table:table-cell>
          <table:table-cell table:style-name="Tabla30.A2" office:value-type="string">
            <text:p text:style-name="P18">El sistema verifica que el cliente no es emplead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3</text:p>
          </table:table-cell>
          <table:table-cell table:style-name="Tabla30.A2" office:value-type="string">
            <text:p text:style-name="P18"><text:s/>El sistema verifica que el cliente resulto ganador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4</text:p>
          </table:table-cell>
          <table:table-cell table:style-name="Tabla30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5</text:p>
          </table:table-cell>
          <table:table-cell table:style-name="Tabla30.A2" office:value-type="string">
            <text:p text:style-name="P18">El sistema verifica que el premio no es dinero electronic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6</text:p>
          </table:table-cell>
          <table:table-cell table:style-name="Tabla30.A2" office:value-type="string">
            <text:p text:style-name="P18"><text:s/>El sistema muestra mensaje de avis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E.13.a.7</text:p>
          </table:table-cell>
          <table:table-cell table:style-name="Tabla30.A2" office:value-type="string">
            <text:p text:style-name="P18">El cajero acepta el mensaje y el flujo continua en el paso 14 del flujo basic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5</text:p>
          </table:table-cell>
          <table:table-cell table:style-name="Tabla30.A2" office:value-type="string">
            <text:p text:style-name="P18">El sistema verifica en que área de la tienda se <text:soft-page-break/>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31">S16</text:p>
          </table:table-cell>
          <table:table-cell table:style-name="Tabla30.A2" office:value-type="string">
            <text:p text:style-name="P18">El sistema graba la imagen del recibo de abon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6">
          <table:table-cell table:style-name="Tabla30.A2" office:value-type="string">
            <text:p text:style-name="P31">S17</text:p>
          </table:table-cell>
          <table:table-cell table:style-name="Tabla30.A2" office:value-type="string">
            <text:p text:style-name="P18">El sistema verifica que no se capturo el pago de servicios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6">
          <table:table-cell table:style-name="Tabla30.A2" office:value-type="string">
            <text:p text:style-name="P31">S18</text:p>
          </table:table-cell>
          <table:table-cell table:style-name="Tabla30.A2" office:value-type="string">
            <text:p text:style-name="P18">El sistema manda llamar el caso de uso CU-0011-InvitacionPrestam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26">
          <table:table-cell table:style-name="Tabla30.A2" office:value-type="string">
            <text:p text:style-name="P31">S19</text:p>
          </table:table-cell>
          <table:table-cell table:style-name="Tabla30.A2" office:value-type="string">
            <text:p text:style-name="P18">Fin del caso de uso.</text:p>
          </table:table-cell>
          <table:table-cell table:style-name="Tabla30.A2" office:value-type="string">
            <text:p text:style-name="P6"/>
          </table:table-cell>
          <table:table-cell table:style-name="Tabla30.D2" office:value-type="string">
            <text:p text:style-name="P6"/>
          </table:table-cell>
        </table:table-row>
        <table:table-row table:style-name="Tabla30.3">
          <table:table-cell table:style-name="Tabla30.A2" office:value-type="string">
            <text:p text:style-name="P4">Estado el Caso de Prueba </text:p>
          </table:table-cell>
          <table:table-cell table:style-name="Tabla30.A2" office:value-type="string">
            <text:p text:style-name="P18">En preparación</text:p>
          </table:table-cell>
          <table:table-cell table:style-name="Tabla30.A2" office:value-type="string">
            <text:p text:style-name="P5"/>
          </table:table-cell>
          <table:table-cell table:style-name="Tabla30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office:value-type="string">
            <text:p text:style-name="P4">Juego de Prueba:</text:p>
          </table:table-cell>
          <table:table-cell table:style-name="Tabla34.B1" table:number-columns-spanned="3" office:value-type="string">
            <text:p text:style-name="P32">CP-0005-33</text:p>
          </table:table-cell>
          <table:covered-table-cell/>
          <table:covered-table-cell/>
        </table:table-row>
        <table:table-row table:style-name="Tabla34.1">
          <table:table-cell table:style-name="Tabla34.A2" office:value-type="string">
            <text:p text:style-name="P4">Paso</text:p>
          </table:table-cell>
          <table:table-cell table:style-name="Tabla34.A2" office:value-type="string">
            <text:p text:style-name="P4">Descripción</text:p>
          </table:table-cell>
          <table:table-cell table:style-name="Tabla34.A2" office:value-type="string">
            <text:p text:style-name="P4">Resultado</text:p>
          </table:table-cell>
          <table:table-cell table:style-name="Tabla34.D2" office:value-type="string">
            <text:p text:style-name="P4">ID Problema</text:p>
          </table:table-cell>
        </table:table-row>
        <table:table-row table:style-name="Tabla34.3">
          <table:table-cell table:style-name="Tabla34.A2" office:value-type="string">
            <text:p text:style-name="P31">S1</text:p>
          </table:table-cell>
          <table:table-cell table:style-name="Tabla34.A2" office:value-type="string">
            <text:p text:style-name="P18">El caso de uso inicia cuando el sistema requiere imprimir el recibo de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2</text:p>
          </table:table-cell>
          <table:table-cell table:style-name="Tabla34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3</text:p>
          </table:table-cell>
          <table:table-cell table:style-name="Tabla34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5</text:p>
          </table:table-cell>
          <table:table-cell table:style-name="Tabla34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<text:soft-page-break/>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6</text:p>
          </table:table-cell>
          <table:table-cell table:style-name="Tabla34.A2" office:value-type="string">
            <text:p text:style-name="P18">El sistema imprime las leyendas( TOTALES, ENTREGO, SU CAMBIO ) en el recibo del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7</text:p>
          </table:table-cell>
          <table:table-cell table:style-name="Tabla34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8</text:p>
          </table:table-cell>
          <table:table-cell table:style-name="Tabla34.A2" office:value-type="string">
            <text:p text:style-name="P18">El sistema imprime el numero y nombre del cliente en el recibo del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9</text:p>
          </table:table-cell>
          <table:table-cell table:style-name="Tabla34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0</text:p>
          </table:table-cell>
          <table:table-cell table:style-name="Tabla34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1</text:p>
          </table:table-cell>
          <table:table-cell table:style-name="Tabla34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2</text:p>
          </table:table-cell>
          <table:table-cell table:style-name="Tabla34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3</text:p>
          </table:table-cell>
          <table:table-cell table:style-name="Tabla34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4</text:p>
          </table:table-cell>
          <table:table-cell table:style-name="Tabla34.A2" office:value-type="string">
            <text:p text:style-name="P18">El sistema verifica que el sorteo instantaneo no esta activ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5</text:p>
          </table:table-cell>
          <table:table-cell table:style-name="Tabla34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<text:soft-page-break/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31">S16</text:p>
          </table:table-cell>
          <table:table-cell table:style-name="Tabla34.A2" office:value-type="string">
            <text:p text:style-name="P18">El sistema graba la imagen del recibo de abon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7</text:p>
          </table:table-cell>
          <table:table-cell table:style-name="Tabla34.A2" office:value-type="string">
            <text:p text:style-name="P18">El sistema verifica que no se capturo el pago de servicios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</text:p>
          </table:table-cell>
          <table:table-cell table:style-name="Tabla34.A2" office:value-type="string">
            <text:p text:style-name="P18">El sistema identifica que se capturo el pago de algun 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1</text:p>
          </table:table-cell>
          <table:table-cell table:style-name="Tabla34.A2" office:value-type="string">
            <text:p text:style-name="P18">El sistema manda llamar al CU-0006-ImprimirReciboPago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2</text:p>
          </table:table-cell>
          <table:table-cell table:style-name="Tabla34.A2" office:value-type="string">
            <text:p text:style-name="P18">El sistema graba la imagen del recibo de pago de servici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E.16.a.3</text:p>
          </table:table-cell>
          <table:table-cell table:style-name="Tabla34.A2" office:value-type="string">
            <text:p text:style-name="P18">El flujo continua en el paso 17 del flujo basic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8</text:p>
          </table:table-cell>
          <table:table-cell table:style-name="Tabla34.A2" office:value-type="string">
            <text:p text:style-name="P18">El sistema manda llamar el caso de uso CU-0011-InvitacionPrestam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18">
          <table:table-cell table:style-name="Tabla34.A2" office:value-type="string">
            <text:p text:style-name="P31">S19</text:p>
          </table:table-cell>
          <table:table-cell table:style-name="Tabla34.A2" office:value-type="string">
            <text:p text:style-name="P18">Fin del caso de uso.</text:p>
          </table:table-cell>
          <table:table-cell table:style-name="Tabla34.A2" office:value-type="string">
            <text:p text:style-name="P6"/>
          </table:table-cell>
          <table:table-cell table:style-name="Tabla34.D2" office:value-type="string">
            <text:p text:style-name="P6"/>
          </table:table-cell>
        </table:table-row>
        <table:table-row table:style-name="Tabla34.3">
          <table:table-cell table:style-name="Tabla34.A2" office:value-type="string">
            <text:p text:style-name="P4">Estado el Caso de Prueba </text:p>
          </table:table-cell>
          <table:table-cell table:style-name="Tabla34.A2" office:value-type="string">
            <text:p text:style-name="P18">En preparación</text:p>
          </table:table-cell>
          <table:table-cell table:style-name="Tabla34.A2" office:value-type="string">
            <text:p text:style-name="P5"/>
          </table:table-cell>
          <table:table-cell table:style-name="Tabla34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4">Juego de Prueba:</text:p>
          </table:table-cell>
          <table:table-cell table:style-name="Tabla31.B1" table:number-columns-spanned="3" office:value-type="string">
            <text:p text:style-name="P32">CP-0005-34</text:p>
          </table:table-cell>
          <table:covered-table-cell/>
          <table:covered-table-cell/>
        </table:table-row>
        <table:table-row table:style-name="Tabla31.1">
          <table:table-cell table:style-name="Tabla31.A2" office:value-type="string">
            <text:p text:style-name="P4">Paso</text:p>
          </table:table-cell>
          <table:table-cell table:style-name="Tabla31.A2" office:value-type="string">
            <text:p text:style-name="P4">Descripción</text:p>
          </table:table-cell>
          <table:table-cell table:style-name="Tabla31.A2" office:value-type="string">
            <text:p text:style-name="P4">Resultado</text:p>
          </table:table-cell>
          <table:table-cell table:style-name="Tabla31.D2" office:value-type="string">
            <text:p text:style-name="P4">ID Problema</text:p>
          </table:table-cell>
        </table:table-row>
        <table:table-row table:style-name="Tabla31.3">
          <table:table-cell table:style-name="Tabla31.A2" office:value-type="string">
            <text:p text:style-name="P31">S1</text:p>
          </table:table-cell>
          <table:table-cell table:style-name="Tabla31.A2" office:value-type="string">
            <text:p text:style-name="P18">El caso de uso inicia cuando el sistema requiere imprimir el recibo de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2</text:p>
          </table:table-cell>
          <table:table-cell table:style-name="Tabla31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3</text:p>
          </table:table-cell>
          <table:table-cell table:style-name="Tabla31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5</text:p>
          </table:table-cell>
          <table:table-cell table:style-name="Tabla31.A2" office:value-type="string">
            <text:p text:style-name="P18">El sistema identifica el mensaje a imprimir para <text:soft-page-break/>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6</text:p>
          </table:table-cell>
          <table:table-cell table:style-name="Tabla31.A2" office:value-type="string">
            <text:p text:style-name="P18">El sistema imprime las leyendas( TOTALES, ENTREGO, SU CAMBIO ) en el recibo del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7</text:p>
          </table:table-cell>
          <table:table-cell table:style-name="Tabla31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8</text:p>
          </table:table-cell>
          <table:table-cell table:style-name="Tabla31.A2" office:value-type="string">
            <text:p text:style-name="P18">El sistema imprime el numero y nombre del cliente en el recibo del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9</text:p>
          </table:table-cell>
          <table:table-cell table:style-name="Tabla31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0</text:p>
          </table:table-cell>
          <table:table-cell table:style-name="Tabla31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1</text:p>
          </table:table-cell>
          <table:table-cell table:style-name="Tabla31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2</text:p>
          </table:table-cell>
          <table:table-cell table:style-name="Tabla31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3</text:p>
          </table:table-cell>
          <table:table-cell table:style-name="Tabla31.A2" office:value-type="string">
            <text:p text:style-name="P18">El sistema verifica si a la cuenta a imprimir se le capturó convenio. <text:s text:c="23"/></text:p>
            <text:p text:style-name="P18">12.a.- El sistema verificó que la cuenta a imprimir sí se le capturó convenio. <text:s text:c="23"/></text:p>
            <text:p text:style-name="P18"><text:soft-page-break/>12.b.- El sistema verificó que la cuenta a imprimir no se le capturó conveni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4</text:p>
          </table:table-cell>
          <table:table-cell table:style-name="Tabla31.A2" office:value-type="string">
            <text:p text:style-name="P18">El sistema verifica que el sorteo instantaneo no esta activ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</text:p>
          </table:table-cell>
          <table:table-cell table:style-name="Tabla31.A2" office:value-type="string">
            <text:p text:style-name="P18">El sistema verifica que el sorteo <text:s/>instantaneo esta activ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1</text:p>
          </table:table-cell>
          <table:table-cell table:style-name="Tabla31.A2" office:value-type="string">
            <text:p text:style-name="P18">El sistema verifica que el importe de la venta es valid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2</text:p>
          </table:table-cell>
          <table:table-cell table:style-name="Tabla31.A2" office:value-type="string">
            <text:p text:style-name="P18">El sistema verifica que el cliente no es emplead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3.a</text:p>
          </table:table-cell>
          <table:table-cell table:style-name="Tabla31.A2" office:value-type="string">
            <text:p text:style-name="P18">El sistema verifica que el cliente no resulto ganador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E.13.a.3.a.1</text:p>
          </table:table-cell>
          <table:table-cell table:style-name="Tabla31.A2" office:value-type="string">
            <text:p text:style-name="P18">El flujo continua en el paso 14 del flujo basic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5</text:p>
          </table:table-cell>
          <table:table-cell table:style-name="Tabla31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31">S16</text:p>
          </table:table-cell>
          <table:table-cell table:style-name="Tabla31.A2" office:value-type="string">
            <text:p text:style-name="P18">El sistema graba la imagen del recibo de abon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3">
          <table:table-cell table:style-name="Tabla31.A2" office:value-type="string">
            <text:p text:style-name="P31">S17</text:p>
          </table:table-cell>
          <table:table-cell table:style-name="Tabla31.A2" office:value-type="string">
            <text:p text:style-name="P18">El sistema verifica que no se capturo el pago de servicios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3">
          <table:table-cell table:style-name="Tabla31.A2" office:value-type="string">
            <text:p text:style-name="P31">S18</text:p>
          </table:table-cell>
          <table:table-cell table:style-name="Tabla31.A2" office:value-type="string">
            <text:p text:style-name="P18">El sistema manda llamar el caso de uso CU-0011-InvitacionPrestam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23">
          <table:table-cell table:style-name="Tabla31.A2" office:value-type="string">
            <text:p text:style-name="P31">S19</text:p>
          </table:table-cell>
          <table:table-cell table:style-name="Tabla31.A2" office:value-type="string">
            <text:p text:style-name="P18">Fin del caso de uso.</text:p>
          </table:table-cell>
          <table:table-cell table:style-name="Tabla31.A2" office:value-type="string">
            <text:p text:style-name="P6"/>
          </table:table-cell>
          <table:table-cell table:style-name="Tabla31.D2" office:value-type="string">
            <text:p text:style-name="P6"/>
          </table:table-cell>
        </table:table-row>
        <table:table-row table:style-name="Tabla31.3">
          <table:table-cell table:style-name="Tabla31.A2" office:value-type="string">
            <text:p text:style-name="P4">Estado el Caso de Prueba </text:p>
          </table:table-cell>
          <table:table-cell table:style-name="Tabla31.A2" office:value-type="string">
            <text:p text:style-name="P18">En preparación</text:p>
          </table:table-cell>
          <table:table-cell table:style-name="Tabla31.A2" office:value-type="string">
            <text:p text:style-name="P5"/>
          </table:table-cell>
          <table:table-cell table:style-name="Tabla31.D2" office:value-type="string">
            <text:p text:style-name="P6"/>
          </table:table-cell>
        </table:table-row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 table:style-name="Tabla37.1">
          <table:table-cell table:style-name="Tabla37.A1" office:value-type="string">
            <text:p text:style-name="P4">Juego de Prueba:</text:p>
          </table:table-cell>
          <table:table-cell table:style-name="Tabla37.B1" table:number-columns-spanned="3" office:value-type="string">
            <text:p text:style-name="P32">CP-0005-35</text:p>
          </table:table-cell>
          <table:covered-table-cell/>
          <table:covered-table-cell/>
        </table:table-row>
        <table:table-row table:style-name="Tabla37.1">
          <table:table-cell table:style-name="Tabla37.A2" office:value-type="string">
            <text:p text:style-name="P4">Paso</text:p>
          </table:table-cell>
          <table:table-cell table:style-name="Tabla37.A2" office:value-type="string">
            <text:p text:style-name="P4">Descripción</text:p>
          </table:table-cell>
          <table:table-cell table:style-name="Tabla37.A2" office:value-type="string">
            <text:p text:style-name="P4">Resultado</text:p>
          </table:table-cell>
          <table:table-cell table:style-name="Tabla37.D2" office:value-type="string">
            <text:p text:style-name="P4">ID Problema</text:p>
          </table:table-cell>
        </table:table-row>
        <table:table-row table:style-name="Tabla37.3">
          <table:table-cell table:style-name="Tabla37.A2" office:value-type="string">
            <text:p text:style-name="P31">S1</text:p>
          </table:table-cell>
          <table:table-cell table:style-name="Tabla37.A2" office:value-type="string">
            <text:p text:style-name="P18">El caso de uso inicia cuando el sistema requiere imprimir el recibo de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2</text:p>
          </table:table-cell>
          <table:table-cell table:style-name="Tabla37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3</text:p>
          </table:table-cell>
          <table:table-cell table:style-name="Tabla37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<text:soft-page-break/>trabajando como local y que no está accesando a una cartera regional o por ciudad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5</text:p>
          </table:table-cell>
          <table:table-cell table:style-name="Tabla37.A2" office:value-type="string">
            <text:p text:style-name="P18">El sistema identifica el mensaje a imprimir para el cliente del recibo de abono según sea su puntualidad y estado de las cuentas e imprime dicho mensaje. <text:s text:c="23"/></text:p>
            <text:p text:style-name="P18">4.1.- El sistema verifica si se realizo abono a muebles. <text:s text:c="44"/></text:p>
            <text:p text:style-name="P18">4.2.- El sistema verifica si se realizo abono a ropa. <text:s text:c="39"/></text:p>
            <text:p text:style-name="P18">4.3.- El sistema verifica si se realizo abono a préstamo. <text:s text:c="50"/></text:p>
            <text:p text:style-name="P18">4.4.- El sistema verifica si se realizo abono a deuda Bancoppel. <text:s text:c="51"/></text:p>
            <text:p text:style-name="P18">4.5.- El sistema verifica si se realizo abono a Crédito y Casa. <text:s text:c="43"/></text:p>
            <text:p text:style-name="P18">4.6.- El sistema verifica si se realizo abono a Tiempo Aire. <text:s text:c="29"/>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6</text:p>
          </table:table-cell>
          <table:table-cell table:style-name="Tabla37.A2" office:value-type="string">
            <text:p text:style-name="P18">El sistema imprime las leyendas( TOTALES, ENTREGO, SU CAMBIO ) en el recibo del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7</text:p>
          </table:table-cell>
          <table:table-cell table:style-name="Tabla37.A2" office:value-type="string">
            <text:p text:style-name="P18">El sistema imprime la cantidad con la que pago el cliente, el total a pagar del abono del cliente y el cambio del cliente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8</text:p>
          </table:table-cell>
          <table:table-cell table:style-name="Tabla37.A2" office:value-type="string">
            <text:p text:style-name="P18">El sistema imprime el numero y nombre del cliente en el recibo del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9</text:p>
          </table:table-cell>
          <table:table-cell table:style-name="Tabla37.A2" office:value-type="string">
            <text:p text:style-name="P18">El sistema imprime la fecha actual, el numero de tienda, número de caja, número de recibo, el teléfono de la tienda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0</text:p>
          </table:table-cell>
          <table:table-cell table:style-name="Tabla37.A2" office:value-type="string">
            <text:p text:style-name="P18">El sistema verifica si el sorteo esta activo. <text:s text:c="23"/></text:p>
            <text:p text:style-name="P18">9.a.- El sistema verificó que el sorteo si esta activo. <text:s text:c="23"/></text:p>
            <text:p text:style-name="P18">9.b.- El sistema verificó que el sorteo no esta activ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1</text:p>
          </table:table-cell>
          <table:table-cell table:style-name="Tabla37.A2" office:value-type="string">
            <text:p text:style-name="P18">El sistema identifica si se generó un cupón de dinero electrónico <text:s text:c="23"/></text:p>
            <text:p text:style-name="P18">10.a.- El sistema identificó que si se generó un cupón de dinero electrónico <text:s text:c="23"/></text:p>
            <text:p text:style-name="P18">10.b.- El sistema identificó que no se generó un cupón de dinero electrónic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2</text:p>
          </table:table-cell>
          <table:table-cell table:style-name="Tabla37.A2" office:value-type="string">
            <text:p text:style-name="P18">El sistema verifica si la tienda tiene estacionamiento. <text:s text:c="23"/></text:p>
            <text:p text:style-name="P18">11.a.- El sistema verificó que la tienda si tiene estacionamiento. <text:s text:c="23"/></text:p>
            <text:p text:style-name="P18">11.b.- El sistema verificó que la tienda no tiene estacionamient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3</text:p>
          </table:table-cell>
          <table:table-cell table:style-name="Tabla37.A2" office:value-type="string">
            <text:p text:style-name="P18">El sistema verifica si a la cuenta a imprimir se le <text:soft-page-break/>capturó convenio. <text:s text:c="23"/></text:p>
            <text:p text:style-name="P18">12.a.- El sistema verificó que la cuenta a imprimir sí se le capturó convenio. <text:s text:c="23"/></text:p>
            <text:p text:style-name="P18">12.b.- El sistema verificó que la cuenta a imprimir no se le capturó conveni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4</text:p>
          </table:table-cell>
          <table:table-cell table:style-name="Tabla37.A2" office:value-type="string">
            <text:p text:style-name="P18">El sistema verifica que el sorteo instantaneo no esta activ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</text:p>
          </table:table-cell>
          <table:table-cell table:style-name="Tabla37.A2" office:value-type="string">
            <text:p text:style-name="P18">El sistema verifica que el sorteo <text:s/>instantaneo esta activ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1</text:p>
          </table:table-cell>
          <table:table-cell table:style-name="Tabla37.A2" office:value-type="string">
            <text:p text:style-name="P18">El sistema verifica que el importe de la venta es valid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2</text:p>
          </table:table-cell>
          <table:table-cell table:style-name="Tabla37.A2" office:value-type="string">
            <text:p text:style-name="P18">El sistema verifica que el cliente no es emplead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3</text:p>
          </table:table-cell>
          <table:table-cell table:style-name="Tabla37.A2" office:value-type="string">
            <text:p text:style-name="P18"><text:s/>El sistema verifica que el cliente resulto ganador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4</text:p>
          </table:table-cell>
          <table:table-cell table:style-name="Tabla37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</text:p>
          </table:table-cell>
          <table:table-cell table:style-name="Tabla37.A2" office:value-type="string">
            <text:p text:style-name="P19">El sistema verifica que el premio es dinero electronic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.1</text:p>
          </table:table-cell>
          <table:table-cell table:style-name="Tabla37.A2" office:value-type="string">
            <text:p text:style-name="P19">El sistema graba o actualiza el monto de dinero electronico en la tabla crdineroelectronic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5.a.2</text:p>
          </table:table-cell>
          <table:table-cell table:style-name="Tabla37.A2" office:value-type="string">
            <text:p text:style-name="P18">El flujo continua en el paso 13.a.6 del flujo alternativo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6</text:p>
          </table:table-cell>
          <table:table-cell table:style-name="Tabla37.A2" office:value-type="string">
            <text:p text:style-name="P18">El sistema muestra mensaje de avis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E.13.a.7</text:p>
          </table:table-cell>
          <table:table-cell table:style-name="Tabla37.A2" office:value-type="string">
            <text:p text:style-name="P18"><text:s/>El cajero acepta el mensaje y el flujo continua en el paso 14 del flujo basic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5</text:p>
          </table:table-cell>
          <table:table-cell table:style-name="Tabla37.A2" office:value-type="string">
            <text:p text:style-name="P18">El sistema verifica en que área de la tienda se imprime el recibo <text:s text:c="23"/></text:p>
            <text:p text:style-name="P18">14.a.- El sistema verifica que se encuentra en el área de ropa. <text:s text:c="23"/></text:p>
            <text:p text:style-name="P18">14.b.- El sistema verifica que se encuentra en el área de muebles. <text:s text:c="23"/></text:p>
            <text:p text:style-name="P18">14.c.- El sistema verifica que se encuentra en el área de cajas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6</text:p>
          </table:table-cell>
          <table:table-cell table:style-name="Tabla37.A2" office:value-type="string">
            <text:p text:style-name="P18">El sistema graba la imagen del recibo de abon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7</text:p>
          </table:table-cell>
          <table:table-cell table:style-name="Tabla37.A2" office:value-type="string">
            <text:p text:style-name="P18">El sistema verifica que no se capturo el pago de servicios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8</text:p>
          </table:table-cell>
          <table:table-cell table:style-name="Tabla37.A2" office:value-type="string">
            <text:p text:style-name="P18">El sistema manda llamar el caso de uso CU-0011-InvitacionPrestam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31">S19</text:p>
          </table:table-cell>
          <table:table-cell table:style-name="Tabla37.A2" office:value-type="string">
            <text:p text:style-name="P18">Fin del caso de uso.</text:p>
          </table:table-cell>
          <table:table-cell table:style-name="Tabla37.A2" office:value-type="string">
            <text:p text:style-name="P6"/>
          </table:table-cell>
          <table:table-cell table:style-name="Tabla37.D2" office:value-type="string">
            <text:p text:style-name="P6"/>
          </table:table-cell>
        </table:table-row>
        <table:table-row table:style-name="Tabla37.3">
          <table:table-cell table:style-name="Tabla37.A2" office:value-type="string">
            <text:p text:style-name="P4">Estado el Caso de Prueba </text:p>
          </table:table-cell>
          <table:table-cell table:style-name="Tabla37.A2" office:value-type="string">
            <text:p text:style-name="P18">En preparación</text:p>
          </table:table-cell>
          <table:table-cell table:style-name="Tabla37.A2" office:value-type="string">
            <text:p text:style-name="P5"/>
          </table:table-cell>
          <table:table-cell table:style-name="Tabla3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4">Juego de Prueba:</text:p>
          </table:table-cell>
          <table:table-cell table:style-name="Tabla36.B1" table:number-columns-spanned="3" office:value-type="string">
            <text:p text:style-name="P32">CP-0005-36</text:p>
          </table:table-cell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4">Paso</text:p>
          </table:table-cell>
          <table:table-cell table:style-name="Tabla36.A2" office:value-type="string">
            <text:p text:style-name="P4">Descripción</text:p>
          </table:table-cell>
          <table:table-cell table:style-name="Tabla36.A2" office:value-type="string">
            <text:p text:style-name="P4">Resultado</text:p>
          </table:table-cell>
          <table:table-cell table:style-name="Tabla36.D2" office:value-type="string">
            <text:p text:style-name="P4">ID <text:soft-page-break/>Problema</text:p>
          </table:table-cell>
        </table:table-row>
        <table:table-row table:style-name="Tabla36.3">
          <table:table-cell table:style-name="Tabla36.A2" office:value-type="string">
            <text:p text:style-name="P31">S1</text:p>
          </table:table-cell>
          <table:table-cell table:style-name="Tabla36.A2" office:value-type="string">
            <text:p text:style-name="P18">El caso de uso inicia cuando el sistema requiere imprimir el recibo de abon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2</text:p>
          </table:table-cell>
          <table:table-cell table:style-name="Tabla36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3</text:p>
          </table:table-cell>
          <table:table-cell table:style-name="Tabla36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A</text:p>
          </table:table-cell>
          <table:table-cell table:style-name="Tabla36.A2" office:value-type="string">
            <text:p text:style-name="P18">El sistema valida que el tipo de impresora es termica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</text:p>
          </table:table-cell>
          <table:table-cell table:style-name="Tabla36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2</text:p>
          </table:table-cell>
          <table:table-cell table:style-name="Tabla36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3</text:p>
          </table:table-cell>
          <table:table-cell table:style-name="Tabla36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ext:soft-page-break/>
        <table:table-row table:style-name="Tabla36.3">
          <table:table-cell table:style-name="Tabla36.A2" office:value-type="string">
            <text:p text:style-name="P31">SE4.a.4</text:p>
          </table:table-cell>
          <table:table-cell table:style-name="Tabla36.A2" office:value-type="string">
            <text:p text:style-name="P18">El sistema imprime los datos de cada una de las cuentas del cliente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5</text:p>
          </table:table-cell>
          <table:table-cell table:style-name="Tabla36.A2" office:value-type="string">
            <text:p text:style-name="P18">El sistema imprime los totales en la parte derecha del recib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6</text:p>
          </table:table-cell>
          <table:table-cell table:style-name="Tabla36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7</text:p>
          </table:table-cell>
          <table:table-cell table:style-name="Tabla36.A2" office:value-type="string">
            <text:p text:style-name="P18">El sistema valida que el sorteo no esta activ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8</text:p>
          </table:table-cell>
          <table:table-cell table:style-name="Tabla36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9</text:p>
          </table:table-cell>
          <table:table-cell table:style-name="Tabla36.A2" office:value-type="string">
            <text:p text:style-name="P18">El sistema valida que esta activo el sorteo y se entregaron mas de 14 boletos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0</text:p>
          </table:table-cell>
          <table:table-cell table:style-name="Tabla36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1</text:p>
          </table:table-cell>
          <table:table-cell table:style-name="Tabla36.A2" office:value-type="string">
            <text:p text:style-name="P18">El sistema imprime en el recibo la leyenda "Sus movimientos estan actualizados al: %s"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2</text:p>
          </table:table-cell>
          <table:table-cell table:style-name="Tabla36.A2" office:value-type="string">
            <text:p text:style-name="P18">El sistema valida que hubo bonificacion y se entregaron mas de 20 boleto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3</text:p>
          </table:table-cell>
          <table:table-cell table:style-name="Tabla36.A2" office:value-type="string">
            <text:p text:style-name="P18">El sistema valida que el sorteo instantaneo no esta activ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E4.a.14</text:p>
          </table:table-cell>
          <table:table-cell table:style-name="Tabla36.A2" office:value-type="string">
            <text:p text:style-name="P18"><text:s/>El flujo continua en el paso 16 del flujo basic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6</text:p>
          </table:table-cell>
          <table:table-cell table:style-name="Tabla36.A2" office:value-type="string">
            <text:p text:style-name="P18">El sistema graba la imagen del recibo de abon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7</text:p>
          </table:table-cell>
          <table:table-cell table:style-name="Tabla36.A2" office:value-type="string">
            <text:p text:style-name="P18">El sistema verifica que no se capturo el pago de servicios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8</text:p>
          </table:table-cell>
          <table:table-cell table:style-name="Tabla36.A2" office:value-type="string">
            <text:p text:style-name="P18">El sistema manda llamar el caso de uso CU-0011-InvitacionPrestam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31">S19</text:p>
          </table:table-cell>
          <table:table-cell table:style-name="Tabla36.A2" office:value-type="string">
            <text:p text:style-name="P18">Fin del caso de uso.</text:p>
          </table:table-cell>
          <table:table-cell table:style-name="Tabla36.A2" office:value-type="string">
            <text:p text:style-name="P6"/>
          </table:table-cell>
          <table:table-cell table:style-name="Tabla36.D2" office:value-type="string">
            <text:p text:style-name="P6"/>
          </table:table-cell>
        </table:table-row>
        <table:table-row table:style-name="Tabla36.3">
          <table:table-cell table:style-name="Tabla36.A2" office:value-type="string">
            <text:p text:style-name="P4">Estado el Caso de Prueba </text:p>
          </table:table-cell>
          <table:table-cell table:style-name="Tabla36.A2" office:value-type="string">
            <text:p text:style-name="P18">En preparación</text:p>
          </table:table-cell>
          <table:table-cell table:style-name="Tabla36.A2" office:value-type="string">
            <text:p text:style-name="P5"/>
          </table:table-cell>
          <table:table-cell table:style-name="Tabla36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">Juego de Prueba:</text:p>
          </table:table-cell>
          <table:table-cell table:style-name="Tabla35.B1" table:number-columns-spanned="3" office:value-type="string">
            <text:p text:style-name="P32">CP-0005-37</text:p>
          </table:table-cell>
          <table:covered-table-cell/>
          <table:covered-table-cell/>
        </table:table-row>
        <table:table-row table:style-name="Tabla35.1">
          <table:table-cell table:style-name="Tabla35.A2" office:value-type="string">
            <text:p text:style-name="P4">Paso</text:p>
          </table:table-cell>
          <table:table-cell table:style-name="Tabla35.A2" office:value-type="string">
            <text:p text:style-name="P4">Descripción</text:p>
          </table:table-cell>
          <table:table-cell table:style-name="Tabla35.A2" office:value-type="string">
            <text:p text:style-name="P4">Resultado</text:p>
          </table:table-cell>
          <table:table-cell table:style-name="Tabla35.D2" office:value-type="string">
            <text:p text:style-name="P4">ID Problema</text:p>
          </table:table-cell>
        </table:table-row>
        <table:table-row table:style-name="Tabla35.3">
          <table:table-cell table:style-name="Tabla35.A2" office:value-type="string">
            <text:p text:style-name="P31">S1</text:p>
          </table:table-cell>
          <table:table-cell table:style-name="Tabla35.A2" office:value-type="string">
            <text:p text:style-name="P18">El caso de uso inicia cuando el sistema requiere imprimir el recibo de abon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2</text:p>
          </table:table-cell>
          <table:table-cell table:style-name="Tabla35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3</text:p>
          </table:table-cell>
          <table:table-cell table:style-name="Tabla35.A2" office:value-type="string">
            <text:p text:style-name="P18">El sistema verifica si la tienda esta trabajando <text:soft-page-break/>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A</text:p>
          </table:table-cell>
          <table:table-cell table:style-name="Tabla35.A2" office:value-type="string">
            <text:p text:style-name="P18">El sistema valida que el tipo de impresora es termica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</text:p>
          </table:table-cell>
          <table:table-cell table:style-name="Tabla35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2</text:p>
          </table:table-cell>
          <table:table-cell table:style-name="Tabla35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3</text:p>
          </table:table-cell>
          <table:table-cell table:style-name="Tabla35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4</text:p>
          </table:table-cell>
          <table:table-cell table:style-name="Tabla35.A2" office:value-type="string">
            <text:p text:style-name="P18">El sistema imprime los datos de cada una de las cuentas del cliente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5</text:p>
          </table:table-cell>
          <table:table-cell table:style-name="Tabla35.A2" office:value-type="string">
            <text:p text:style-name="P18">El sistema imprime los totales en la parte derecha del recib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6</text:p>
          </table:table-cell>
          <table:table-cell table:style-name="Tabla35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ext:soft-page-break/>
        <table:table-row table:style-name="Tabla35.3">
          <table:table-cell table:style-name="Tabla35.A2" office:value-type="string">
            <text:p text:style-name="P31">SE4.a.7.a</text:p>
          </table:table-cell>
          <table:table-cell table:style-name="Tabla35.A2" office:value-type="string">
            <text:p text:style-name="P18">El sistema valida que el sorteo esta ac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</text:p>
          </table:table-cell>
          <table:table-cell table:style-name="Tabla35.A2" office:value-type="string">
            <text:p text:style-name="P18">El sistema valida que el importe del abono si amerita boletos del sorteo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1</text:p>
          </table:table-cell>
          <table:table-cell table:style-name="Tabla35.A2" office:value-type="string">
            <text:p text:style-name="P18">El sistema manda llamar al CU-0001-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2</text:p>
          </table:table-cell>
          <table:table-cell table:style-name="Tabla35.A2" office:value-type="string">
            <text:p text:style-name="P18">El sistema obtiene la cantidad de boletos a entregar del caso de uso anterior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3</text:p>
          </table:table-cell>
          <table:table-cell table:style-name="Tabla35.A2" office:value-type="string">
            <text:p text:style-name="P18">El sistema identifica que se obtuvierón 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4</text:p>
          </table:table-cell>
          <table:table-cell table:style-name="Tabla35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5</text:p>
          </table:table-cell>
          <table:table-cell table:style-name="Tabla35.A2" office:value-type="string">
            <text:p text:style-name="P18">El sistema imprime en el recibo la leyenda "SEGOB " y el numero de permis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7.a.1.a.6</text:p>
          </table:table-cell>
          <table:table-cell table:style-name="Tabla35.A2" office:value-type="string">
            <text:p text:style-name="P18">El flujo continua en el paso 4.a.8 del flujo alterna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8</text:p>
          </table:table-cell>
          <table:table-cell table:style-name="Tabla35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9</text:p>
          </table:table-cell>
          <table:table-cell table:style-name="Tabla35.A2" office:value-type="string">
            <text:p text:style-name="P18">El sistema valida que esta activo el sorteo y se entregaron mas de 14 boletos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0</text:p>
          </table:table-cell>
          <table:table-cell table:style-name="Tabla35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1</text:p>
          </table:table-cell>
          <table:table-cell table:style-name="Tabla35.A2" office:value-type="string">
            <text:p text:style-name="P18">El sistema imprime en el recibo la leyenda "Sus movimientos estan actualizados al: %s"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2</text:p>
          </table:table-cell>
          <table:table-cell table:style-name="Tabla35.A2" office:value-type="string">
            <text:p text:style-name="P18">El sistema valida que hubo bonificacion y se entregaron mas de 20 bolet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3</text:p>
          </table:table-cell>
          <table:table-cell table:style-name="Tabla35.A2" office:value-type="string">
            <text:p text:style-name="P18">El sistema valida que el sorteo instantaneo no esta activ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E4.a.14</text:p>
          </table:table-cell>
          <table:table-cell table:style-name="Tabla35.A2" office:value-type="string">
            <text:p text:style-name="P18"><text:s/>El flujo continua en el paso 16 del flujo basic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6</text:p>
          </table:table-cell>
          <table:table-cell table:style-name="Tabla35.A2" office:value-type="string">
            <text:p text:style-name="P18">El sistema graba la imagen del recibo de abon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7</text:p>
          </table:table-cell>
          <table:table-cell table:style-name="Tabla35.A2" office:value-type="string">
            <text:p text:style-name="P18">El sistema verifica que no se capturo el pago de servicios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8</text:p>
          </table:table-cell>
          <table:table-cell table:style-name="Tabla35.A2" office:value-type="string">
            <text:p text:style-name="P18">El sistema manda llamar el caso de uso CU-0011-InvitacionPrestam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31">S19</text:p>
          </table:table-cell>
          <table:table-cell table:style-name="Tabla35.A2" office:value-type="string">
            <text:p text:style-name="P18">Fin del caso de uso.</text:p>
          </table:table-cell>
          <table:table-cell table:style-name="Tabla35.A2" office:value-type="string">
            <text:p text:style-name="P6"/>
          </table:table-cell>
          <table:table-cell table:style-name="Tabla35.D2" office:value-type="string">
            <text:p text:style-name="P6"/>
          </table:table-cell>
        </table:table-row>
        <table:table-row table:style-name="Tabla35.3">
          <table:table-cell table:style-name="Tabla35.A2" office:value-type="string">
            <text:p text:style-name="P4">Estado el Caso de Prueba </text:p>
          </table:table-cell>
          <table:table-cell table:style-name="Tabla35.A2" office:value-type="string">
            <text:p text:style-name="P18">En preparación</text:p>
          </table:table-cell>
          <table:table-cell table:style-name="Tabla35.A2" office:value-type="string">
            <text:p text:style-name="P5"/>
          </table:table-cell>
          <table:table-cell table:style-name="Tabla35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4">Juego de Prueba:</text:p>
          </table:table-cell>
          <table:table-cell table:style-name="Tabla39.B1" table:number-columns-spanned="3" office:value-type="string">
            <text:p text:style-name="P32">CP-0005-38</text:p>
          </table:table-cell>
          <table:covered-table-cell/>
          <table:covered-table-cell/>
        </table:table-row>
        <table:table-row table:style-name="Tabla39.1">
          <table:table-cell table:style-name="Tabla39.A2" office:value-type="string">
            <text:p text:style-name="P4">Paso</text:p>
          </table:table-cell>
          <table:table-cell table:style-name="Tabla39.A2" office:value-type="string">
            <text:p text:style-name="P4">Descripción</text:p>
          </table:table-cell>
          <table:table-cell table:style-name="Tabla39.A2" office:value-type="string">
            <text:p text:style-name="P4">Resultado</text:p>
          </table:table-cell>
          <table:table-cell table:style-name="Tabla39.D2" office:value-type="string">
            <text:p text:style-name="P4">ID Problema</text:p>
          </table:table-cell>
        </table:table-row>
        <table:table-row table:style-name="Tabla39.3">
          <table:table-cell table:style-name="Tabla39.A2" office:value-type="string">
            <text:p text:style-name="P31">S1</text:p>
          </table:table-cell>
          <table:table-cell table:style-name="Tabla39.A2" office:value-type="string">
            <text:p text:style-name="P18">El caso de uso inicia cuando el sistema requiere imprimir el recibo de abon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2</text:p>
          </table:table-cell>
          <table:table-cell table:style-name="Tabla39.A2" office:value-type="string">
            <text:p text:style-name="P18">El sistema identifica si hay que imprimir la documentación del seguro de vida. <text:s text:c="21"/></text:p>
            <text:p text:style-name="P18">2.a.- El sistema identificó que si hay que <text:soft-page-break/>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3</text:p>
          </table:table-cell>
          <table:table-cell table:style-name="Tabla39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A</text:p>
          </table:table-cell>
          <table:table-cell table:style-name="Tabla39.A2" office:value-type="string">
            <text:p text:style-name="P18">El sistema valida que el tipo de impresora es termica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</text:p>
          </table:table-cell>
          <table:table-cell table:style-name="Tabla39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2</text:p>
          </table:table-cell>
          <table:table-cell table:style-name="Tabla39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3</text:p>
          </table:table-cell>
          <table:table-cell table:style-name="Tabla39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4</text:p>
          </table:table-cell>
          <table:table-cell table:style-name="Tabla39.A2" office:value-type="string">
            <text:p text:style-name="P18">El sistema imprime los datos de cada una de las cuentas del cliente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5</text:p>
          </table:table-cell>
          <table:table-cell table:style-name="Tabla39.A2" office:value-type="string">
            <text:p text:style-name="P18">El sistema imprime los totales en la parte derecha del recib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6</text:p>
          </table:table-cell>
          <table:table-cell table:style-name="Tabla39.A2" office:value-type="string">
            <text:p text:style-name="P18">El sistema imprime los siguientes datos en la <text:soft-page-break/>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</text:p>
          </table:table-cell>
          <table:table-cell table:style-name="Tabla39.A2" office:value-type="string">
            <text:p text:style-name="P18">El sistema valida que el sorteo esta ac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</text:p>
          </table:table-cell>
          <table:table-cell table:style-name="Tabla39.A2" office:value-type="string">
            <text:p text:style-name="P18">El sistema valida que el importe del abono si amerita boletos del sorteo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1</text:p>
          </table:table-cell>
          <table:table-cell table:style-name="Tabla39.A2" office:value-type="string">
            <text:p text:style-name="P18">El sistema manda llamar al CU-0001-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2</text:p>
          </table:table-cell>
          <table:table-cell table:style-name="Tabla39.A2" office:value-type="string">
            <text:p text:style-name="P18">El sistema obtiene la cantidad de boletos a entregar del caso de uso anterior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3</text:p>
          </table:table-cell>
          <table:table-cell table:style-name="Tabla39.A2" office:value-type="string">
            <text:p text:style-name="P18">El sistema identifica que se obtuvierón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4</text:p>
          </table:table-cell>
          <table:table-cell table:style-name="Tabla39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5</text:p>
          </table:table-cell>
          <table:table-cell table:style-name="Tabla39.A2" office:value-type="string">
            <text:p text:style-name="P18">El sistema imprime en el recibo la leyenda "SEGOB " y el numero de permis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7.a.1.a.6</text:p>
          </table:table-cell>
          <table:table-cell table:style-name="Tabla39.A2" office:value-type="string">
            <text:p text:style-name="P18">El flujo continua en el paso 4.a.8 del flujo alterna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8</text:p>
          </table:table-cell>
          <table:table-cell table:style-name="Tabla39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</text:p>
          </table:table-cell>
          <table:table-cell table:style-name="Tabla39.A2" office:value-type="string">
            <text:p text:style-name="P18">El sistema valida que no esta activo el sorteo o que se entregaron menos de 15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.1</text:p>
          </table:table-cell>
          <table:table-cell table:style-name="Tabla39.A2" office:value-type="string">
            <text:p text:style-name="P18">El sistema imprime el mensaje para el cliente en el recib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9.a.2</text:p>
          </table:table-cell>
          <table:table-cell table:style-name="Tabla39.A2" office:value-type="string">
            <text:p text:style-name="P18">El flujo continua en el paso 4.a.10 del flujo alterna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0</text:p>
          </table:table-cell>
          <table:table-cell table:style-name="Tabla39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1</text:p>
          </table:table-cell>
          <table:table-cell table:style-name="Tabla39.A2" office:value-type="string">
            <text:p text:style-name="P18">El sistema imprime en el recibo la leyenda "Sus movimientos estan actualizados al: %s"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2</text:p>
          </table:table-cell>
          <table:table-cell table:style-name="Tabla39.A2" office:value-type="string">
            <text:p text:style-name="P18">El sistema valida que hubo bonificacion y se entregaron mas de 20 bolet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3</text:p>
          </table:table-cell>
          <table:table-cell table:style-name="Tabla39.A2" office:value-type="string">
            <text:p text:style-name="P18">El sistema valida que el sorteo instantaneo no esta activ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E4.a.14</text:p>
          </table:table-cell>
          <table:table-cell table:style-name="Tabla39.A2" office:value-type="string">
            <text:p text:style-name="P18"><text:s/>El flujo continua en el paso 16 del flujo basic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6</text:p>
          </table:table-cell>
          <table:table-cell table:style-name="Tabla39.A2" office:value-type="string">
            <text:p text:style-name="P18">El sistema graba la imagen del recibo de abon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7</text:p>
          </table:table-cell>
          <table:table-cell table:style-name="Tabla39.A2" office:value-type="string">
            <text:p text:style-name="P18">El sistema verifica que no se capturo el pago de servicios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8</text:p>
          </table:table-cell>
          <table:table-cell table:style-name="Tabla39.A2" office:value-type="string">
            <text:p text:style-name="P18">El sistema manda llamar el caso de uso CU-0011-InvitacionPrestam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31">S19</text:p>
          </table:table-cell>
          <table:table-cell table:style-name="Tabla39.A2" office:value-type="string">
            <text:p text:style-name="P18">Fin del caso de uso.</text:p>
          </table:table-cell>
          <table:table-cell table:style-name="Tabla39.A2" office:value-type="string">
            <text:p text:style-name="P6"/>
          </table:table-cell>
          <table:table-cell table:style-name="Tabla39.D2" office:value-type="string">
            <text:p text:style-name="P6"/>
          </table:table-cell>
        </table:table-row>
        <table:table-row table:style-name="Tabla39.3">
          <table:table-cell table:style-name="Tabla39.A2" office:value-type="string">
            <text:p text:style-name="P4">Estado el Caso de Prueba </text:p>
          </table:table-cell>
          <table:table-cell table:style-name="Tabla39.A2" office:value-type="string">
            <text:p text:style-name="P18">En preparación</text:p>
          </table:table-cell>
          <table:table-cell table:style-name="Tabla39.A2" office:value-type="string">
            <text:p text:style-name="P5"/>
          </table:table-cell>
          <table:table-cell table:style-name="Tabla39.D2" office:value-type="string">
            <text:p text:style-name="P6"/>
          </table:table-cell>
        </table:table-row>
      </table:table>
      <text:p text:style-name="Standard"/>
      <text:p text:style-name="Standard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ext:soft-page-break/>
        <table:table-row table:style-name="Tabla40.1">
          <table:table-cell table:style-name="Tabla40.A1" office:value-type="string">
            <text:p text:style-name="P4">Juego de Prueba:</text:p>
          </table:table-cell>
          <table:table-cell table:style-name="Tabla40.B1" table:number-columns-spanned="3" office:value-type="string">
            <text:p text:style-name="P32">CP-0005-39</text:p>
          </table:table-cell>
          <table:covered-table-cell/>
          <table:covered-table-cell/>
        </table:table-row>
        <table:table-row table:style-name="Tabla40.1">
          <table:table-cell table:style-name="Tabla40.A2" office:value-type="string">
            <text:p text:style-name="P4">Paso</text:p>
          </table:table-cell>
          <table:table-cell table:style-name="Tabla40.A2" office:value-type="string">
            <text:p text:style-name="P4">Descripción</text:p>
          </table:table-cell>
          <table:table-cell table:style-name="Tabla40.A2" office:value-type="string">
            <text:p text:style-name="P4">Resultado</text:p>
          </table:table-cell>
          <table:table-cell table:style-name="Tabla40.D2" office:value-type="string">
            <text:p text:style-name="P4">ID Problema</text:p>
          </table:table-cell>
        </table:table-row>
        <table:table-row table:style-name="Tabla40.3">
          <table:table-cell table:style-name="Tabla40.A2" office:value-type="string">
            <text:p text:style-name="P31">S1</text:p>
          </table:table-cell>
          <table:table-cell table:style-name="Tabla40.A2" office:value-type="string">
            <text:p text:style-name="P18">El caso de uso inicia cuando el sistema requiere imprimir el recibo de abon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2</text:p>
          </table:table-cell>
          <table:table-cell table:style-name="Tabla40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3</text:p>
          </table:table-cell>
          <table:table-cell table:style-name="Tabla40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A</text:p>
          </table:table-cell>
          <table:table-cell table:style-name="Tabla40.A2" office:value-type="string">
            <text:p text:style-name="P18">El sistema valida que el tipo de impresora es termica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</text:p>
          </table:table-cell>
          <table:table-cell table:style-name="Tabla40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2</text:p>
          </table:table-cell>
          <table:table-cell table:style-name="Tabla40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3</text:p>
          </table:table-cell>
          <table:table-cell table:style-name="Tabla40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oft-page-break/><text:s text:c="32"/>Salda Con:</text:p>
            <text:p text:style-name="P18"><text:s text:c="32"/>Hasta el dia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4</text:p>
          </table:table-cell>
          <table:table-cell table:style-name="Tabla40.A2" office:value-type="string">
            <text:p text:style-name="P18">El sistema imprime los datos de cada una de las cuentas del cliente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5</text:p>
          </table:table-cell>
          <table:table-cell table:style-name="Tabla40.A2" office:value-type="string">
            <text:p text:style-name="P18">El sistema imprime los totales en la parte derecha del recib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6</text:p>
          </table:table-cell>
          <table:table-cell table:style-name="Tabla40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</text:p>
          </table:table-cell>
          <table:table-cell table:style-name="Tabla40.A2" office:value-type="string">
            <text:p text:style-name="P18">El sistema valida que el sorteo esta ac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</text:p>
          </table:table-cell>
          <table:table-cell table:style-name="Tabla40.A2" office:value-type="string">
            <text:p text:style-name="P18">El sistema valida que el importe del abono si amerita boletos del sorteo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1</text:p>
          </table:table-cell>
          <table:table-cell table:style-name="Tabla40.A2" office:value-type="string">
            <text:p text:style-name="P18">El sistema manda llamar al CU-0001-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2</text:p>
          </table:table-cell>
          <table:table-cell table:style-name="Tabla40.A2" office:value-type="string">
            <text:p text:style-name="P18">El sistema obtiene la cantidad de boletos a entregar del caso de uso anterior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3</text:p>
          </table:table-cell>
          <table:table-cell table:style-name="Tabla40.A2" office:value-type="string">
            <text:p text:style-name="P18">El sistema identifica que se obtuvierón 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4</text:p>
          </table:table-cell>
          <table:table-cell table:style-name="Tabla40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5</text:p>
          </table:table-cell>
          <table:table-cell table:style-name="Tabla40.A2" office:value-type="string">
            <text:p text:style-name="P18">El sistema imprime en el recibo la leyenda "SEGOB " y el numero de permis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7.a.1.a.6</text:p>
          </table:table-cell>
          <table:table-cell table:style-name="Tabla40.A2" office:value-type="string">
            <text:p text:style-name="P18">El flujo continua en el paso 4.a.8 del flujo alterna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8</text:p>
          </table:table-cell>
          <table:table-cell table:style-name="Tabla40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9</text:p>
          </table:table-cell>
          <table:table-cell table:style-name="Tabla40.A2" office:value-type="string">
            <text:p text:style-name="P18">El sistema valida que esta activo el sorteo y se entregaron mas de 14 boletos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</text:p>
          </table:table-cell>
          <table:table-cell table:style-name="Tabla40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1</text:p>
          </table:table-cell>
          <table:table-cell table:style-name="Tabla40.A2" office:value-type="string">
            <text:p text:style-name="P18">El sistema valida que la tienda tiene estacionamient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2</text:p>
          </table:table-cell>
          <table:table-cell table:style-name="Tabla40.A2" office:value-type="string">
            <text:p text:style-name="P18">El sistema imprime la leyenda "Estacionamiento exclusivo para Clientes"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0.a.3</text:p>
          </table:table-cell>
          <table:table-cell table:style-name="Tabla40.A2" office:value-type="string">
            <text:p text:style-name="P18">El flujo continúa en el paso 4.a.12 del flujo alternativo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2</text:p>
          </table:table-cell>
          <table:table-cell table:style-name="Tabla40.A2" office:value-type="string">
            <text:p text:style-name="P18">El sistema valida que hubo bonificacion y se entregaron mas de 20 bolet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3</text:p>
          </table:table-cell>
          <table:table-cell table:style-name="Tabla40.A2" office:value-type="string">
            <text:p text:style-name="P18">El sistema valida que el sorteo instantaneo no esta activ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E4.a.14</text:p>
          </table:table-cell>
          <table:table-cell table:style-name="Tabla40.A2" office:value-type="string">
            <text:p text:style-name="P18"><text:s/>El flujo continua en el paso 16 del flujo basic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6</text:p>
          </table:table-cell>
          <table:table-cell table:style-name="Tabla40.A2" office:value-type="string">
            <text:p text:style-name="P18">El sistema graba la imagen del recibo de abon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7</text:p>
          </table:table-cell>
          <table:table-cell table:style-name="Tabla40.A2" office:value-type="string">
            <text:p text:style-name="P18">El sistema verifica que no se capturo el pago de servicios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ext:soft-page-break/>
        <table:table-row table:style-name="Tabla40.3">
          <table:table-cell table:style-name="Tabla40.A2" office:value-type="string">
            <text:p text:style-name="P31">S18</text:p>
          </table:table-cell>
          <table:table-cell table:style-name="Tabla40.A2" office:value-type="string">
            <text:p text:style-name="P18">El sistema manda llamar el caso de uso CU-0011-InvitacionPrestam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31">S19</text:p>
          </table:table-cell>
          <table:table-cell table:style-name="Tabla40.A2" office:value-type="string">
            <text:p text:style-name="P18">Fin del caso de uso.</text:p>
          </table:table-cell>
          <table:table-cell table:style-name="Tabla40.A2" office:value-type="string">
            <text:p text:style-name="P6"/>
          </table:table-cell>
          <table:table-cell table:style-name="Tabla40.D2" office:value-type="string">
            <text:p text:style-name="P6"/>
          </table:table-cell>
        </table:table-row>
        <table:table-row table:style-name="Tabla40.3">
          <table:table-cell table:style-name="Tabla40.A2" office:value-type="string">
            <text:p text:style-name="P4">Estado el Caso de Prueba </text:p>
          </table:table-cell>
          <table:table-cell table:style-name="Tabla40.A2" office:value-type="string">
            <text:p text:style-name="P18">En preparación</text:p>
          </table:table-cell>
          <table:table-cell table:style-name="Tabla40.A2" office:value-type="string">
            <text:p text:style-name="P5"/>
          </table:table-cell>
          <table:table-cell table:style-name="Tabla40.D2" office:value-type="string">
            <text:p text:style-name="P6"/>
          </table:table-cell>
        </table:table-row>
      </table:table>
      <text:p text:style-name="Standard"/>
      <text:p text:style-name="Standard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office:value-type="string">
            <text:p text:style-name="P4">Juego de Prueba:</text:p>
          </table:table-cell>
          <table:table-cell table:style-name="Tabla41.B1" table:number-columns-spanned="3" office:value-type="string">
            <text:p text:style-name="P32">CP-0005-40</text:p>
          </table:table-cell>
          <table:covered-table-cell/>
          <table:covered-table-cell/>
        </table:table-row>
        <table:table-row table:style-name="Tabla41.1">
          <table:table-cell table:style-name="Tabla41.A2" office:value-type="string">
            <text:p text:style-name="P4">Paso</text:p>
          </table:table-cell>
          <table:table-cell table:style-name="Tabla41.A2" office:value-type="string">
            <text:p text:style-name="P4">Descripción</text:p>
          </table:table-cell>
          <table:table-cell table:style-name="Tabla41.A2" office:value-type="string">
            <text:p text:style-name="P4">Resultado</text:p>
          </table:table-cell>
          <table:table-cell table:style-name="Tabla41.D2" office:value-type="string">
            <text:p text:style-name="P4">ID Problema</text:p>
          </table:table-cell>
        </table:table-row>
        <table:table-row table:style-name="Tabla41.3">
          <table:table-cell table:style-name="Tabla41.A2" office:value-type="string">
            <text:p text:style-name="P31">S1</text:p>
          </table:table-cell>
          <table:table-cell table:style-name="Tabla41.A2" office:value-type="string">
            <text:p text:style-name="P18">El caso de uso inicia cuando el sistema requiere imprimir el recibo de abon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2</text:p>
          </table:table-cell>
          <table:table-cell table:style-name="Tabla41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3</text:p>
          </table:table-cell>
          <table:table-cell table:style-name="Tabla41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A</text:p>
          </table:table-cell>
          <table:table-cell table:style-name="Tabla41.A2" office:value-type="string">
            <text:p text:style-name="P18">El sistema valida que el tipo de impresora es termica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</text:p>
          </table:table-cell>
          <table:table-cell table:style-name="Tabla41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2</text:p>
          </table:table-cell>
          <table:table-cell table:style-name="Tabla41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3</text:p>
          </table:table-cell>
          <table:table-cell table:style-name="Tabla41.A2" office:value-type="string">
            <text:p text:style-name="P18">El sistema imprime los siguientes datos en el recibo:</text:p>
            <text:p text:style-name="P18"><text:s text:c="31"/>Detallado</text:p>
            <text:p text:style-name="P18"><text:soft-page-break/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4</text:p>
          </table:table-cell>
          <table:table-cell table:style-name="Tabla41.A2" office:value-type="string">
            <text:p text:style-name="P18">El sistema imprime los datos de cada una de las cuentas del cliente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5</text:p>
          </table:table-cell>
          <table:table-cell table:style-name="Tabla41.A2" office:value-type="string">
            <text:p text:style-name="P18">El sistema imprime los totales en la parte derecha del recib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6</text:p>
          </table:table-cell>
          <table:table-cell table:style-name="Tabla41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</text:p>
          </table:table-cell>
          <table:table-cell table:style-name="Tabla41.A2" office:value-type="string">
            <text:p text:style-name="P18">El sistema valida que el sorteo esta ac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</text:p>
          </table:table-cell>
          <table:table-cell table:style-name="Tabla41.A2" office:value-type="string">
            <text:p text:style-name="P18">El sistema valida que el importe del abono si amerita boletos del sorteo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1</text:p>
          </table:table-cell>
          <table:table-cell table:style-name="Tabla41.A2" office:value-type="string">
            <text:p text:style-name="P18">El sistema manda llamar al CU-0001-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2</text:p>
          </table:table-cell>
          <table:table-cell table:style-name="Tabla41.A2" office:value-type="string">
            <text:p text:style-name="P18">El sistema obtiene la cantidad de boletos a entregar del caso de uso anterior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3</text:p>
          </table:table-cell>
          <table:table-cell table:style-name="Tabla41.A2" office:value-type="string">
            <text:p text:style-name="P18">El sistema identifica que se obtuvierón 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4</text:p>
          </table:table-cell>
          <table:table-cell table:style-name="Tabla41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5</text:p>
          </table:table-cell>
          <table:table-cell table:style-name="Tabla41.A2" office:value-type="string">
            <text:p text:style-name="P18">El sistema imprime en el recibo la leyenda "SEGOB " y el numero de permis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7.a.1.a.6</text:p>
          </table:table-cell>
          <table:table-cell table:style-name="Tabla41.A2" office:value-type="string">
            <text:p text:style-name="P18">El flujo continua en el paso 4.a.8 del flujo alterna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8</text:p>
          </table:table-cell>
          <table:table-cell table:style-name="Tabla41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9</text:p>
          </table:table-cell>
          <table:table-cell table:style-name="Tabla41.A2" office:value-type="string">
            <text:p text:style-name="P18">El sistema valida que esta activo el sorteo y se entregaron mas de 14 boletos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</text:p>
          </table:table-cell>
          <table:table-cell table:style-name="Tabla41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1</text:p>
          </table:table-cell>
          <table:table-cell table:style-name="Tabla41.A2" office:value-type="string">
            <text:p text:style-name="P18">El sistema valida que la tienda tiene estacionamient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2</text:p>
          </table:table-cell>
          <table:table-cell table:style-name="Tabla41.A2" office:value-type="string">
            <text:p text:style-name="P18">El sistema imprime la leyenda "Estacionamiento exclusivo para Clientes"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0.a.3</text:p>
          </table:table-cell>
          <table:table-cell table:style-name="Tabla41.A2" office:value-type="string">
            <text:p text:style-name="P18">El flujo continúa en el paso 4.a.12 del flujo alternativo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</text:p>
          </table:table-cell>
          <table:table-cell table:style-name="Tabla41.A2" office:value-type="string">
            <text:p text:style-name="P18">El sistema valida que no hubo bonificacion o no <text:soft-page-break/>se entregaron mas de 20 bolet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.1</text:p>
          </table:table-cell>
          <table:table-cell table:style-name="Tabla41.A2" office:value-type="string">
            <text:p text:style-name="P18">El sistema imprime en el recibo la leyenda "¡Coppel, Mejora tu vida!¡Gracias por tu Abono!"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2.a.2</text:p>
          </table:table-cell>
          <table:table-cell table:style-name="Tabla41.A2" office:value-type="string">
            <text:p text:style-name="P18">El flujo continua en el paso 4.a.13 del flujo alterna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3</text:p>
          </table:table-cell>
          <table:table-cell table:style-name="Tabla41.A2" office:value-type="string">
            <text:p text:style-name="P18">El sistema valida que el sorteo instantaneo no esta activ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E4.a.14</text:p>
          </table:table-cell>
          <table:table-cell table:style-name="Tabla41.A2" office:value-type="string">
            <text:p text:style-name="P18"><text:s/>El flujo continua en el paso 16 del flujo basic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6</text:p>
          </table:table-cell>
          <table:table-cell table:style-name="Tabla41.A2" office:value-type="string">
            <text:p text:style-name="P18">El sistema graba la imagen del recibo de abon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7</text:p>
          </table:table-cell>
          <table:table-cell table:style-name="Tabla41.A2" office:value-type="string">
            <text:p text:style-name="P18">El sistema verifica que no se capturo el pago de servicios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8</text:p>
          </table:table-cell>
          <table:table-cell table:style-name="Tabla41.A2" office:value-type="string">
            <text:p text:style-name="P18">El sistema manda llamar el caso de uso CU-0011-InvitacionPrestam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31">S19</text:p>
          </table:table-cell>
          <table:table-cell table:style-name="Tabla41.A2" office:value-type="string">
            <text:p text:style-name="P18">Fin del caso de uso.</text:p>
          </table:table-cell>
          <table:table-cell table:style-name="Tabla41.A2" office:value-type="string">
            <text:p text:style-name="P6"/>
          </table:table-cell>
          <table:table-cell table:style-name="Tabla41.D2" office:value-type="string">
            <text:p text:style-name="P6"/>
          </table:table-cell>
        </table:table-row>
        <table:table-row table:style-name="Tabla41.3">
          <table:table-cell table:style-name="Tabla41.A2" office:value-type="string">
            <text:p text:style-name="P4">Estado el Caso de Prueba </text:p>
          </table:table-cell>
          <table:table-cell table:style-name="Tabla41.A2" office:value-type="string">
            <text:p text:style-name="P18">En preparación</text:p>
          </table:table-cell>
          <table:table-cell table:style-name="Tabla41.A2" office:value-type="string">
            <text:p text:style-name="P5"/>
          </table:table-cell>
          <table:table-cell table:style-name="Tabla41.D2" office:value-type="string">
            <text:p text:style-name="P6"/>
          </table:table-cell>
        </table:table-row>
      </table:table>
      <text:p text:style-name="Standard"/>
      <text:p text:style-name="Standard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office:value-type="string">
            <text:p text:style-name="P4">Juego de Prueba:</text:p>
          </table:table-cell>
          <table:table-cell table:style-name="Tabla42.B1" table:number-columns-spanned="3" office:value-type="string">
            <text:p text:style-name="P32">CP-0005-41</text:p>
          </table:table-cell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4">Paso</text:p>
          </table:table-cell>
          <table:table-cell table:style-name="Tabla42.A2" office:value-type="string">
            <text:p text:style-name="P4">Descripción</text:p>
          </table:table-cell>
          <table:table-cell table:style-name="Tabla42.A2" office:value-type="string">
            <text:p text:style-name="P4">Resultado</text:p>
          </table:table-cell>
          <table:table-cell table:style-name="Tabla42.D2" office:value-type="string">
            <text:p text:style-name="P4">ID Problema</text:p>
          </table:table-cell>
        </table:table-row>
        <table:table-row table:style-name="Tabla42.3">
          <table:table-cell table:style-name="Tabla42.A2" office:value-type="string">
            <text:p text:style-name="P31">S1</text:p>
          </table:table-cell>
          <table:table-cell table:style-name="Tabla42.A2" office:value-type="string">
            <text:p text:style-name="P18">El caso de uso inicia cuando el sistema requiere imprimir el recibo de abon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2</text:p>
          </table:table-cell>
          <table:table-cell table:style-name="Tabla42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3</text:p>
          </table:table-cell>
          <table:table-cell table:style-name="Tabla42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A</text:p>
          </table:table-cell>
          <table:table-cell table:style-name="Tabla42.A2" office:value-type="string">
            <text:p text:style-name="P18">El sistema valida que el tipo de impresora es termica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</text:p>
          </table:table-cell>
          <table:table-cell table:style-name="Tabla42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2</text:p>
          </table:table-cell>
          <table:table-cell table:style-name="Tabla42.A2" office:value-type="string">
            <text:p text:style-name="P18">El sistema imprime lo siguiente en la parte superior derecha del recibo:</text:p>
            <text:p text:style-name="P18"><text:soft-page-break/></text:p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3</text:p>
          </table:table-cell>
          <table:table-cell table:style-name="Tabla42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4</text:p>
          </table:table-cell>
          <table:table-cell table:style-name="Tabla42.A2" office:value-type="string">
            <text:p text:style-name="P18">El sistema imprime los datos de cada una de las cuentas del cliente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5</text:p>
          </table:table-cell>
          <table:table-cell table:style-name="Tabla42.A2" office:value-type="string">
            <text:p text:style-name="P18">El sistema imprime los totales en la parte derecha del recib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6</text:p>
          </table:table-cell>
          <table:table-cell table:style-name="Tabla42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</text:p>
          </table:table-cell>
          <table:table-cell table:style-name="Tabla42.A2" office:value-type="string">
            <text:p text:style-name="P18">El sistema valida que el sorteo esta ac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</text:p>
          </table:table-cell>
          <table:table-cell table:style-name="Tabla42.A2" office:value-type="string">
            <text:p text:style-name="P18">El sistema valida que el importe del abono si amerita boletos del sorteo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1</text:p>
          </table:table-cell>
          <table:table-cell table:style-name="Tabla42.A2" office:value-type="string">
            <text:p text:style-name="P18">El sistema manda llamar al CU-0001-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2</text:p>
          </table:table-cell>
          <table:table-cell table:style-name="Tabla42.A2" office:value-type="string">
            <text:p text:style-name="P18">El sistema obtiene la cantidad de boletos a entregar del caso de uso anterior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3</text:p>
          </table:table-cell>
          <table:table-cell table:style-name="Tabla42.A2" office:value-type="string">
            <text:p text:style-name="P18">El sistema identifica que se obtuvierón 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4</text:p>
          </table:table-cell>
          <table:table-cell table:style-name="Tabla42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5</text:p>
          </table:table-cell>
          <table:table-cell table:style-name="Tabla42.A2" office:value-type="string">
            <text:p text:style-name="P18">El sistema imprime en el recibo la leyenda "SEGOB " y el numero de permi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7.a.1.a.6</text:p>
          </table:table-cell>
          <table:table-cell table:style-name="Tabla42.A2" office:value-type="string">
            <text:p text:style-name="P18">El flujo continua en el paso 4.a.8 del flujo alterna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8</text:p>
          </table:table-cell>
          <table:table-cell table:style-name="Tabla42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ext:soft-page-break/>
        <table:table-row table:style-name="Tabla42.3">
          <table:table-cell table:style-name="Tabla42.A2" office:value-type="string">
            <text:p text:style-name="P31">SE4.a.9</text:p>
          </table:table-cell>
          <table:table-cell table:style-name="Tabla42.A2" office:value-type="string">
            <text:p text:style-name="P18">El sistema valida que esta activo el sorteo y se entregaron mas de 14 boletos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0</text:p>
          </table:table-cell>
          <table:table-cell table:style-name="Tabla42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1</text:p>
          </table:table-cell>
          <table:table-cell table:style-name="Tabla42.A2" office:value-type="string">
            <text:p text:style-name="P18">El sistema imprime en el recibo la leyenda "Sus movimientos estan actualizados al: %s"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2</text:p>
          </table:table-cell>
          <table:table-cell table:style-name="Tabla42.A2" office:value-type="string">
            <text:p text:style-name="P18">El sistema valida que hubo bonificacion y se entregaron mas de 20 bolet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</text:p>
          </table:table-cell>
          <table:table-cell table:style-name="Tabla42.A2" office:value-type="string">
            <text:p text:style-name="P18">El sistema valida que el sorteo instantaneo esta activ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1</text:p>
          </table:table-cell>
          <table:table-cell table:style-name="Tabla42.A2" office:value-type="string">
            <text:p text:style-name="P18">El sistema valida que el importe de la venta es valid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2</text:p>
          </table:table-cell>
          <table:table-cell table:style-name="Tabla42.A2" office:value-type="string">
            <text:p text:style-name="P18">El sistema verifica que el cliente resulto ganador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3</text:p>
          </table:table-cell>
          <table:table-cell table:style-name="Tabla42.A2" office:value-type="string">
            <text:p text:style-name="P18">El sistema imprime recibo con los siguientes datos:</text:p>
            <text:p text:style-name="P18"><text:s/>Logo de la empresa</text:p>
            <text:p text:style-name="P18">Coppel S.A. de C.V. República 2855</text:p>
            <text:p text:style-name="P18">Culiacán, Sin. RFC: COP-920428-Q20</text:p>
            <text:p text:style-name="P18"/>
            <text:p text:style-name="P18"><text:s/>Recibo de Abono No. #### ######</text:p>
            <text:p text:style-name="P18"><text:s/>Cliente: (No. Cliente)</text:p>
            <text:p text:style-name="P18"><text:s/>Nombre: (Nombre del cliente)</text:p>
            <text:p text:style-name="P18">Fecha: dd-mmm-aaaa <text:s text:c="23"/>Tel: (telefono tienda)</text:p>
            <text:p text:style-name="P18"><text:s/>T-####: (nombre tienda) <text:s text:c="24"/>Caja: (area y caja)</text:p>
            <text:p text:style-name="P18">Gerente: (nombre gerente del area del sistema)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4</text:p>
          </table:table-cell>
          <table:table-cell table:style-name="Tabla42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5</text:p>
          </table:table-cell>
          <table:table-cell table:style-name="Tabla42.A2" office:value-type="string">
            <text:p text:style-name="P18">El sistema valida que el premio no es dinero electronic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6</text:p>
          </table:table-cell>
          <table:table-cell table:style-name="Tabla42.A2" office:value-type="string">
            <text:p text:style-name="P18">El sistema muestra mensaje de avi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E4.a.13.a.7</text:p>
          </table:table-cell>
          <table:table-cell table:style-name="Tabla42.A2" office:value-type="string">
            <text:p text:style-name="P18">El cajero acepta el mensaje y el flujo continua en el paso 16 del flujo basic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6</text:p>
          </table:table-cell>
          <table:table-cell table:style-name="Tabla42.A2" office:value-type="string">
            <text:p text:style-name="P18">El sistema graba la imagen del recibo de abon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7</text:p>
          </table:table-cell>
          <table:table-cell table:style-name="Tabla42.A2" office:value-type="string">
            <text:p text:style-name="P18">El sistema verifica que no se capturo el pago de servicios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8</text:p>
          </table:table-cell>
          <table:table-cell table:style-name="Tabla42.A2" office:value-type="string">
            <text:p text:style-name="P18">El sistema manda llamar el caso de uso CU-0011-InvitacionPrestam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31">S19</text:p>
          </table:table-cell>
          <table:table-cell table:style-name="Tabla42.A2" office:value-type="string">
            <text:p text:style-name="P18">Fin del caso de uso.</text:p>
          </table:table-cell>
          <table:table-cell table:style-name="Tabla42.A2" office:value-type="string">
            <text:p text:style-name="P6"/>
          </table:table-cell>
          <table:table-cell table:style-name="Tabla42.D2" office:value-type="string">
            <text:p text:style-name="P6"/>
          </table:table-cell>
        </table:table-row>
        <table:table-row table:style-name="Tabla42.3">
          <table:table-cell table:style-name="Tabla42.A2" office:value-type="string">
            <text:p text:style-name="P4">Estado el Caso de Prueba </text:p>
          </table:table-cell>
          <table:table-cell table:style-name="Tabla42.A2" office:value-type="string">
            <text:p text:style-name="P18">En preparación</text:p>
          </table:table-cell>
          <table:table-cell table:style-name="Tabla42.A2" office:value-type="string">
            <text:p text:style-name="P5"/>
          </table:table-cell>
          <table:table-cell table:style-name="Tabla42.D2" office:value-type="string">
            <text:p text:style-name="P6"/>
          </table:table-cell>
        </table:table-row>
      </table:table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office:value-type="string">
            <text:p text:style-name="P4">Juego de Prueba:</text:p>
          </table:table-cell>
          <table:table-cell table:style-name="Tabla43.B1" table:number-columns-spanned="3" office:value-type="string">
            <text:p text:style-name="P32">CP-0005-42</text:p>
          </table:table-cell>
          <table:covered-table-cell/>
          <table:covered-table-cell/>
        </table:table-row>
        <table:table-row table:style-name="Tabla43.1">
          <table:table-cell table:style-name="Tabla43.A2" office:value-type="string">
            <text:p text:style-name="P4">Paso</text:p>
          </table:table-cell>
          <table:table-cell table:style-name="Tabla43.A2" office:value-type="string">
            <text:p text:style-name="P4">Descripción</text:p>
          </table:table-cell>
          <table:table-cell table:style-name="Tabla43.A2" office:value-type="string">
            <text:p text:style-name="P4">Resultado</text:p>
          </table:table-cell>
          <table:table-cell table:style-name="Tabla43.D2" office:value-type="string">
            <text:p text:style-name="P4">ID <text:soft-page-break/>Problema</text:p>
          </table:table-cell>
        </table:table-row>
        <table:table-row table:style-name="Tabla43.3">
          <table:table-cell table:style-name="Tabla43.A2" office:value-type="string">
            <text:p text:style-name="P31">S1</text:p>
          </table:table-cell>
          <table:table-cell table:style-name="Tabla43.A2" office:value-type="string">
            <text:p text:style-name="P18">El caso de uso inicia cuando el sistema requiere imprimir el recibo de abon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2</text:p>
          </table:table-cell>
          <table:table-cell table:style-name="Tabla43.A2" office:value-type="string">
            <text:p text:style-name="P18">El sistema identifica si hay que imprimir la documentación del seguro de vida. <text:s text:c="21"/></text:p>
            <text:p text:style-name="P18">2.a.- El sistema identificó que si hay que imprimir la documentación del seguro de vida <text:s text:c="23"/></text:p>
            <text:p text:style-name="P18">2.b.- El sistema identificó que no hay que imprimir la documentación del seguro de vida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3</text:p>
          </table:table-cell>
          <table:table-cell table:style-name="Tabla43.A2" office:value-type="string">
            <text:p text:style-name="P18">El sistema verifica si la tienda esta trabajando como tienda local o si está accesando a una cartera regional o por ciudad. <text:s text:c="23"/></text:p>
            <text:p text:style-name="P18">3.a.- El sistema verificó que la tienda si esta trabajando como local o que si está accesando a una cartera regional o por ciudad. <text:s text:c="22"/></text:p>
            <text:p text:style-name="P18">3.b.- El sistema verificó que la tienda no esta trabajando como local y que no está accesando a una cartera regional o por ciudad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A</text:p>
          </table:table-cell>
          <table:table-cell table:style-name="Tabla43.A2" office:value-type="string">
            <text:p text:style-name="P18">El sistema valida que el tipo de impresora es termica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</text:p>
          </table:table-cell>
          <table:table-cell table:style-name="Tabla43.A2" office:value-type="string">
            <text:p text:style-name="P18">El sistema imprime lo siguiente en la parte superior izquierda del recibo:</text:p>
            <text:p text:style-name="P18"><text:s/>Logo de la empresa</text:p>
            <text:p text:style-name="P18">Coppel S.A. de C.V. República 2855</text:p>
            <text:p text:style-name="P18">Culiacán, Sin. RFC: COP-920428-Q20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2</text:p>
          </table:table-cell>
          <table:table-cell table:style-name="Tabla43.A2" office:value-type="string">
            <text:p text:style-name="P18">El sistema imprime lo siguiente en la parte superior derecha del recibo:</text:p>
            <text:p text:style-name="P18"/>
            <text:p text:style-name="P18">Recibo de Abono No. #### ######</text:p>
            <text:p text:style-name="P18">Nombre: (Nombre del cliente) <text:s text:c="11"/>Cliente: (No. Cliente)</text:p>
            <text:p text:style-name="P18">Fecha: dd-mmm-aaaa <text:s text:c="24"/>Tel: (telefono tienda)</text:p>
            <text:p text:style-name="P18">T-####: (nombre tienda) <text:s text:c="23"/>Caja: (area y caja)</text:p>
            <text:p text:style-name="P18">Gerente: (nombre gerente del area del sistema)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3</text:p>
          </table:table-cell>
          <table:table-cell table:style-name="Tabla43.A2" office:value-type="string">
            <text:p text:style-name="P18">El sistema imprime los siguientes datos en el recibo:</text:p>
            <text:p text:style-name="P18"><text:s text:c="31"/>Detallado</text:p>
            <text:p text:style-name="P18"><text:s text:c="32"/>Fecha de Compra:</text:p>
            <text:p text:style-name="P18"><text:s text:c="32"/>No. Factura:</text:p>
            <text:p text:style-name="P18"><text:s text:c="32"/>Usted Debía:</text:p>
            <text:p text:style-name="P18"><text:s text:c="32"/>Abono a Cuenta:</text:p>
            <text:p text:style-name="P18"><text:s text:c="32"/>Abono a Intereses:</text:p>
            <text:p text:style-name="P18"><text:s text:c="32"/>Usted Debe Hoy:</text:p>
            <text:p text:style-name="P18"><text:s text:c="32"/>Atrasado:</text:p>
            <text:p text:style-name="P18"><text:s text:c="32"/>Salda Con:</text:p>
            <text:p text:style-name="P18"><text:s text:c="32"/>Hasta el dia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ext:soft-page-break/>
        <table:table-row table:style-name="Tabla43.3">
          <table:table-cell table:style-name="Tabla43.A2" office:value-type="string">
            <text:p text:style-name="P31">SE4.a.4</text:p>
          </table:table-cell>
          <table:table-cell table:style-name="Tabla43.A2" office:value-type="string">
            <text:p text:style-name="P18">El sistema imprime los datos de cada una de las cuentas del cliente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5</text:p>
          </table:table-cell>
          <table:table-cell table:style-name="Tabla43.A2" office:value-type="string">
            <text:p text:style-name="P18">El sistema imprime los totales en la parte derecha del recib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6</text:p>
          </table:table-cell>
          <table:table-cell table:style-name="Tabla43.A2" office:value-type="string">
            <text:p text:style-name="P18">El sistema imprime los siguientes datos en la parte inferior derecha del recibo:</text:p>
            <text:p text:style-name="P18"><text:s text:c="32"/>Total Abono: <text:s text:c="3"/>#,###.##</text:p>
            <text:p text:style-name="P18"><text:s text:c="32"/>Pago: <text:s text:c="10"/>#,###.##</text:p>
            <text:p text:style-name="P18"><text:s text:c="32"/>Cambio: <text:s text:c="8"/>#,###.##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</text:p>
          </table:table-cell>
          <table:table-cell table:style-name="Tabla43.A2" office:value-type="string">
            <text:p text:style-name="P18">El sistema valida que el sorteo esta ac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</text:p>
          </table:table-cell>
          <table:table-cell table:style-name="Tabla43.A2" office:value-type="string">
            <text:p text:style-name="P18">El sistema valida que el importe del abono si amerita boletos del sorte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1</text:p>
          </table:table-cell>
          <table:table-cell table:style-name="Tabla43.A2" office:value-type="string">
            <text:p text:style-name="P18">El sistema manda llamar al CU-0001-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2</text:p>
          </table:table-cell>
          <table:table-cell table:style-name="Tabla43.A2" office:value-type="string">
            <text:p text:style-name="P18">El sistema obtiene la cantidad de boletos a entregar del caso de uso anterior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3</text:p>
          </table:table-cell>
          <table:table-cell table:style-name="Tabla43.A2" office:value-type="string">
            <text:p text:style-name="P18">El sistema identifica que se obtuvierón 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4</text:p>
          </table:table-cell>
          <table:table-cell table:style-name="Tabla43.A2" office:value-type="string">
            <text:p text:style-name="P18">El sistema imprime en el recibo la leyenda <text:s/>"Sus números para el Gran Sorteo. Consérvelos y Mucha Suerte"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5</text:p>
          </table:table-cell>
          <table:table-cell table:style-name="Tabla43.A2" office:value-type="string">
            <text:p text:style-name="P18">El sistema imprime en el recibo la leyenda "SEGOB " y el numero de permi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7.a.1.a.6</text:p>
          </table:table-cell>
          <table:table-cell table:style-name="Tabla43.A2" office:value-type="string">
            <text:p text:style-name="P18">El flujo continua en el paso 4.a.8 del flujo alterna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8</text:p>
          </table:table-cell>
          <table:table-cell table:style-name="Tabla43.A2" office:value-type="string">
            <text:p text:style-name="P18">El sistema identifica el mensaje a imprimir para el cliente en recibo de abono segun sea su puntualidad y estado de las cuenta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9</text:p>
          </table:table-cell>
          <table:table-cell table:style-name="Tabla43.A2" office:value-type="string">
            <text:p text:style-name="P18">El sistema valida que esta activo el sorteo y se entregaron mas de 14 boletos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0</text:p>
          </table:table-cell>
          <table:table-cell table:style-name="Tabla43.A2" office:value-type="string">
            <text:p text:style-name="P18">El sistema valida que la tienda esta trabajando como local o que está accesando a una cartera regional o por ciudad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1</text:p>
          </table:table-cell>
          <table:table-cell table:style-name="Tabla43.A2" office:value-type="string">
            <text:p text:style-name="P18">El sistema imprime en el recibo la leyenda "Sus movimientos estan actualizados al: %s"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2</text:p>
          </table:table-cell>
          <table:table-cell table:style-name="Tabla43.A2" office:value-type="string">
            <text:p text:style-name="P18">El sistema valida que hubo bonificacion y se entregaron mas de 20 bolet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</text:p>
          </table:table-cell>
          <table:table-cell table:style-name="Tabla43.A2" office:value-type="string">
            <text:p text:style-name="P18">El sistema valida que el sorteo instantaneo esta activ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1</text:p>
          </table:table-cell>
          <table:table-cell table:style-name="Tabla43.A2" office:value-type="string">
            <text:p text:style-name="P18">El sistema valida que el importe de la venta es valid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2</text:p>
          </table:table-cell>
          <table:table-cell table:style-name="Tabla43.A2" office:value-type="string">
            <text:p text:style-name="P18">El sistema verifica que el cliente resulto ganador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3</text:p>
          </table:table-cell>
          <table:table-cell table:style-name="Tabla43.A2" office:value-type="string">
            <text:p text:style-name="P18">El sistema imprime recibo con los siguientes datos:</text:p>
            <text:p text:style-name="P18"><text:s/>Logo de la empresa</text:p>
            <text:p text:style-name="P18">Coppel S.A. de C.V. República 2855</text:p>
            <text:p text:style-name="P18">Culiacán, Sin. RFC: COP-920428-Q20</text:p>
            <text:p text:style-name="P18"/>
            <text:p text:style-name="P18"><text:s/>Recibo de Abono No. #### ######</text:p>
            <text:p text:style-name="P18"><text:soft-page-break/><text:s/>Cliente: (No. Cliente)</text:p>
            <text:p text:style-name="P18"><text:s/>Nombre: (Nombre del cliente)</text:p>
            <text:p text:style-name="P18">Fecha: dd-mmm-aaaa <text:s text:c="23"/>Tel: (telefono tienda)</text:p>
            <text:p text:style-name="P18"><text:s/>T-####: (nombre tienda) <text:s text:c="24"/>Caja: (area y caja)</text:p>
            <text:p text:style-name="P18">Gerente: (nombre gerente del area del sistema)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4</text:p>
          </table:table-cell>
          <table:table-cell table:style-name="Tabla43.A2" office:value-type="string">
            <text:p text:style-name="P18">El sistema imprime la leyenda "¡FELICIDADES, ERES GANADOR", ademas muestra la descripcion del premio en el recib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</text:p>
          </table:table-cell>
          <table:table-cell table:style-name="Tabla43.A2" office:value-type="string">
            <text:p text:style-name="P18">El sistema valida que el premio es dinero electronic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.1</text:p>
          </table:table-cell>
          <table:table-cell table:style-name="Tabla43.A2" office:value-type="string">
            <text:p text:style-name="P18"><text:s/>El sistema graba o actualiza el monto de dinero electronico en la tabla crdineroelectronic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5.a.2</text:p>
          </table:table-cell>
          <table:table-cell table:style-name="Tabla43.A2" office:value-type="string">
            <text:p text:style-name="P18">El flujo continua en el paso 4.a.13.a.6 del flujo alternativo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6</text:p>
          </table:table-cell>
          <table:table-cell table:style-name="Tabla43.A2" office:value-type="string">
            <text:p text:style-name="P18">El sistema muestra mensaje de avi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E4.a.13.a.7</text:p>
          </table:table-cell>
          <table:table-cell table:style-name="Tabla43.A2" office:value-type="string">
            <text:p text:style-name="P18">El cajero acepta el mensaje y el flujo continua en el paso 16 del flujo basic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6</text:p>
          </table:table-cell>
          <table:table-cell table:style-name="Tabla43.A2" office:value-type="string">
            <text:p text:style-name="P18">El sistema graba la imagen del recibo de abon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7</text:p>
          </table:table-cell>
          <table:table-cell table:style-name="Tabla43.A2" office:value-type="string">
            <text:p text:style-name="P18">El sistema verifica que no se capturo el pago de servicios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8</text:p>
          </table:table-cell>
          <table:table-cell table:style-name="Tabla43.A2" office:value-type="string">
            <text:p text:style-name="P18">El sistema manda llamar el caso de uso CU-0011-InvitacionPrestam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31">S19</text:p>
          </table:table-cell>
          <table:table-cell table:style-name="Tabla43.A2" office:value-type="string">
            <text:p text:style-name="P18">Fin del caso de uso.</text:p>
          </table:table-cell>
          <table:table-cell table:style-name="Tabla43.A2" office:value-type="string">
            <text:p text:style-name="P6"/>
          </table:table-cell>
          <table:table-cell table:style-name="Tabla43.D2" office:value-type="string">
            <text:p text:style-name="P6"/>
          </table:table-cell>
        </table:table-row>
        <table:table-row table:style-name="Tabla43.3">
          <table:table-cell table:style-name="Tabla43.A2" office:value-type="string">
            <text:p text:style-name="P4">Estado el Caso de Prueba </text:p>
          </table:table-cell>
          <table:table-cell table:style-name="Tabla43.A2" office:value-type="string">
            <text:p text:style-name="P18">En preparación</text:p>
          </table:table-cell>
          <table:table-cell table:style-name="Tabla43.A2" office:value-type="string">
            <text:p text:style-name="P5"/>
          </table:table-cell>
          <table:table-cell table:style-name="Tabla43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P6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/text:p>
                    <text:p text:style-name="MP1">CP-0005-ImprimirReciboAbono</text:p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1">Ver. <text:s text:c="5"/>20100406.1008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2">Nombre y Folio Proyecto: 2099-CuentaRevolvente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3"><draw:frame draw:style-name="Mfr1" draw:name="gráficos1" text:anchor-type="char" svg:x="0.088cm" svg:y="0.168cm" svg:width="3.747cm" svg:height="0.852cm" draw:z-index="1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Coppel S.A. de CV.</text:p>
            </table:table-cell>
            <table:table-cell table:style-name="Tabla3.B1" office:value-type="string">
              <text:p text:style-name="MP5"><text:span text:style-name="MT1">Página </text:span><text:span text:style-name="MT2"><text:page-number text:select-page="current">106</text:page-number></text:span><text:span text:style-name="MT1"> de </text:span><text:span text:style-name="MT2"><text:page-count style:num-format="1">106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4">Nivel de Confidencialidad: Medio</text:p>
            </table:table-cell>
            <table:table-cell table:style-name="Tabla3.B2" office:value-type="string">
              <text:p text:style-name="MP6"><text:file-name text:display="name-and-extension">CP-0005-ImprimirReciboAbon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7"><draw:frame draw:style-name="Mfr1" draw:name="gráficos2" text:anchor-type="char" svg:x="10.054cm" svg:y="0.062cm" svg:width="7.257cm" svg:height="1.12cm" draw:z-index="0"><draw:image xlink:href="Pictures/2000000700001D5B000004A8D2094553.wmf" xlink:type="simple" xlink:show="embed" xlink:actuate="onLoad"/></draw:frame></text:p>
        <text:p text:style-name="MP7"/>
        <text:p text:style-name="MP7"/>
      </style:header>
      <style:footer>
        <text:p text:style-name="MP8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</text:p>
                    <text:p text:style-name="MP1">CP-0005-ImprimirReciboAbono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text:s text:c="4"/>20100406.1008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<text:span text:style-name="MT3">2099-CuentaRevolvente</text:span>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3"><draw:frame draw:style-name="Mfr1" draw:name="gráficos3" text:anchor-type="char" svg:x="0.141cm" svg:y="0.168cm" svg:width="3.747cm" svg:height="0.852cm" draw:z-index="72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4">Coppel S.A. de CV.</text:p>
            </table:table-cell>
            <table:table-cell table:style-name="Tabla5.B1" office:value-type="string">
              <text:p text:style-name="MP5"><text:span text:style-name="MT1">Página </text:span><text:span text:style-name="MT2"><text:page-number text:select-page="current">106</text:page-number></text:span><text:span text:style-name="MT1"> de </text:span><text:span text:style-name="MT2"><text:page-count style:num-format="1">106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4">Nivel de Confidencialidad: Medio</text:p>
            </table:table-cell>
            <table:table-cell table:style-name="Tabla5.B2" office:value-type="string">
              <text:p text:style-name="MP6"><text:file-name text:display="name-and-extension">CP-0005-ImprimirReciboAbon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12-29T11:34:03</meta:creation-date>
    <dc:date>2010-11-16T16:46:14.78</dc:date>
    <meta:printed-by>Alex Coppel S.A. de C.V.</meta:printed-by>
    <meta:print-date>2009-03-13T17:53:10</meta:print-date>
    <dc:language>es-ES</dc:language>
    <meta:editing-cycles>413</meta:editing-cycles>
    <meta:editing-duration>PT59H14M21S</meta:editing-duration>
    <meta:document-statistic meta:table-count="47" meta:image-count="3" meta:object-count="0" meta:page-count="106" meta:paragraph-count="3845" meta:word-count="28460" meta:character-count="196244"/>
    <dc:creator>Dayana</dc:creator>
    <meta:user-defined meta:name="Info 1"/>
    <meta:user-defined meta:name="Info 2"/>
    <meta:user-defined meta:name="Info 3"/>
    <meta:user-defined meta:name="Info 4"/>
  </office:meta>
</office:document-meta>
</file>